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237cm" fo:margin-left="0.319cm" fo:margin-top="0cm" fo:margin-bottom="0cm" table:align="left" style:writing-mode="lr-tb"/>
    </style:style>
    <style:style style:name="Таблица1.A" style:family="table-column">
      <style:table-column-properties style:column-width="5.514cm"/>
    </style:style>
    <style:style style:name="Таблица1.B" style:family="table-column">
      <style:table-column-properties style:column-width="6.814cm"/>
    </style:style>
    <style:style style:name="Таблица1.C" style:family="table-column">
      <style:table-column-properties style:column-width="3.909cm"/>
    </style:style>
    <style:style style:name="Таблица1.1" style:family="table-row">
      <style:table-row-properties style:min-row-height="0.815cm"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.381cm" fo:margin-left="0.199cm" fo:margin-top="0cm" fo:margin-bottom="0cm" table:align="left" style:writing-mode="lr-tb"/>
    </style:style>
    <style:style style:name="Таблица2.A" style:family="table-column">
      <style:table-column-properties style:column-width="4.341cm"/>
    </style:style>
    <style:style style:name="Таблица2.B" style:family="table-column">
      <style:table-column-properties style:column-width="4.348cm"/>
    </style:style>
    <style:style style:name="Таблица2.C" style:family="table-column">
      <style:table-column-properties style:column-width="4.346cm"/>
    </style:style>
    <style:style style:name="Таблица2.D" style:family="table-column">
      <style:table-column-properties style:column-width="4.344cm"/>
    </style:style>
    <style:style style:name="Таблица2.1" style:family="table-row">
      <style:table-row-properties style:min-row-height="0.727cm" fo:keep-together="auto"/>
    </style:style>
    <style:style style:name="Таблица2.A1" style:family="table-cell">
      <style:table-cell-properties fo:padding-left="0.009cm" fo:padding-right="0.009cm" fo:padding-top="0cm" fo:padding-bottom="0cm" fo:border="0.5pt solid #000000"/>
    </style:style>
    <style:style style:name="Таблица2.2" style:family="table-row">
      <style:table-row-properties style:min-row-height="0.728cm" fo:keep-together="auto"/>
    </style:style>
    <style:style style:name="Таблица3" style:family="table">
      <style:table-properties style:width="16.471cm" fo:margin-left="0.199cm" fo:margin-top="0cm" fo:margin-bottom="0cm" table:align="left" style:writing-mode="lr-tb"/>
    </style:style>
    <style:style style:name="Таблица3.A" style:family="table-column">
      <style:table-column-properties style:column-width="3.29cm"/>
    </style:style>
    <style:style style:name="Таблица3.B" style:family="table-column">
      <style:table-column-properties style:column-width="3.298cm"/>
    </style:style>
    <style:style style:name="Таблица3.C" style:family="table-column">
      <style:table-column-properties style:column-width="3.156cm"/>
    </style:style>
    <style:style style:name="Таблица3.D" style:family="table-column">
      <style:table-column-properties style:column-width="3.433cm"/>
    </style:style>
    <style:style style:name="Таблица3.E" style:family="table-column">
      <style:table-column-properties style:column-width="3.295cm"/>
    </style:style>
    <style:style style:name="Таблица3.1" style:family="table-row">
      <style:table-row-properties style:min-row-height="0.974cm" fo:keep-together="auto"/>
    </style:style>
    <style:style style:name="Таблица3.A1" style:family="table-cell">
      <style:table-cell-properties fo:padding-left="0.009cm" fo:padding-right="0.009cm" fo:padding-top="0cm" fo:padding-bottom="0cm" fo:border="0.5pt solid #000000"/>
    </style:style>
    <style:style style:name="Таблица3.2" style:family="table-row">
      <style:table-row-properties style:min-row-height="1.094cm" fo:keep-together="auto"/>
    </style:style>
    <style:style style:name="Таблица3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Таблица3.3" style:family="table-row">
      <style:table-row-properties style:min-row-height="0.549cm" fo:keep-together="auto"/>
    </style:style>
    <style:style style:name="Таблица3.A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Таблица3.4" style:family="table-row">
      <style:table-row-properties style:min-row-height="0.487cm" fo:keep-together="auto"/>
    </style:style>
    <style:style style:name="Таблица3.A4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Таблица3.5" style:family="table-row">
      <style:table-row-properties style:min-row-height="0.529cm" fo:keep-together="auto"/>
    </style:style>
    <style:style style:name="Таблица3.6" style:family="table-row">
      <style:table-row-properties style:min-row-height="0.545cm" fo:keep-together="auto"/>
    </style:style>
    <style:style style:name="Таблица3.10" style:family="table-row">
      <style:table-row-properties style:min-row-height="0.485cm" fo:keep-together="auto"/>
    </style:style>
    <style:style style:name="Таблица4" style:family="table" style:master-page-name="Converted3">
      <style:table-properties style:width="16.471cm" fo:margin-left="0.199cm" fo:margin-top="0cm" fo:margin-bottom="0cm" style:page-number="auto" table:align="left" style:writing-mode="lr-tb"/>
    </style:style>
    <style:style style:name="Таблица4.A" style:family="table-column">
      <style:table-column-properties style:column-width="3.29cm"/>
    </style:style>
    <style:style style:name="Таблица4.B" style:family="table-column">
      <style:table-column-properties style:column-width="3.298cm"/>
    </style:style>
    <style:style style:name="Таблица4.C" style:family="table-column">
      <style:table-column-properties style:column-width="3.156cm"/>
    </style:style>
    <style:style style:name="Таблица4.D" style:family="table-column">
      <style:table-column-properties style:column-width="3.433cm"/>
    </style:style>
    <style:style style:name="Таблица4.E" style:family="table-column">
      <style:table-column-properties style:column-width="3.295cm"/>
    </style:style>
    <style:style style:name="Таблица4.1" style:family="table-row">
      <style:table-row-properties style:min-row-height="1.565cm" fo:keep-together="auto"/>
    </style:style>
    <style:style style:name="Таблица4.A1" style:family="table-cell">
      <style:table-cell-properties fo:padding-left="0.009cm" fo:padding-right="0.009cm" fo:padding-top="0cm" fo:padding-bottom="0cm" fo:border="0.5pt solid #000000"/>
    </style:style>
    <style:style style:name="Таблица4.2" style:family="table-row">
      <style:table-row-properties style:min-row-height="1.561cm" fo:keep-together="auto"/>
    </style:style>
    <style:style style:name="Таблица4.3" style:family="table-row">
      <style:table-row-properties style:min-row-height="0.549cm" fo:keep-together="auto"/>
    </style:style>
    <style:style style:name="Таблица4.A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Таблица4.4" style:family="table-row">
      <style:table-row-properties style:min-row-height="0.487cm" fo:keep-together="auto"/>
    </style:style>
    <style:style style:name="Таблица4.A4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Таблица4.5" style:family="table-row">
      <style:table-row-properties style:min-row-height="0.529cm" fo:keep-together="auto"/>
    </style:style>
    <style:style style:name="Таблица4.A5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Таблица5" style:family="table">
      <style:table-properties style:width="17.381cm" fo:margin-left="0.199cm" fo:margin-top="0cm" fo:margin-bottom="0cm" table:align="left" style:writing-mode="lr-tb"/>
    </style:style>
    <style:style style:name="Таблица5.A" style:family="table-column">
      <style:table-column-properties style:column-width="4.341cm"/>
    </style:style>
    <style:style style:name="Таблица5.B" style:family="table-column">
      <style:table-column-properties style:column-width="4.348cm"/>
    </style:style>
    <style:style style:name="Таблица5.C" style:family="table-column">
      <style:table-column-properties style:column-width="4.346cm"/>
    </style:style>
    <style:style style:name="Таблица5.D" style:family="table-column">
      <style:table-column-properties style:column-width="4.344cm"/>
    </style:style>
    <style:style style:name="Таблица5.1" style:family="table-row">
      <style:table-row-properties style:min-row-height="0.727cm" fo:keep-together="auto"/>
    </style:style>
    <style:style style:name="Таблица5.A1" style:family="table-cell">
      <style:table-cell-properties fo:padding-left="0.009cm" fo:padding-right="0.009cm" fo:padding-top="0cm" fo:padding-bottom="0cm" fo:border="0.5pt solid #000000"/>
    </style:style>
    <style:style style:name="Таблица5.2" style:family="table-row">
      <style:table-row-properties style:min-row-height="0.728cm" fo:keep-together="auto"/>
    </style:style>
    <style:style style:name="Таблица6" style:family="table">
      <style:table-properties style:width="16.471cm" fo:margin-left="0.199cm" fo:margin-top="0cm" fo:margin-bottom="0cm" table:align="left" style:writing-mode="lr-tb"/>
    </style:style>
    <style:style style:name="Таблица6.A" style:family="table-column">
      <style:table-column-properties style:column-width="3.29cm"/>
    </style:style>
    <style:style style:name="Таблица6.B" style:family="table-column">
      <style:table-column-properties style:column-width="3.298cm"/>
    </style:style>
    <style:style style:name="Таблица6.C" style:family="table-column">
      <style:table-column-properties style:column-width="3.156cm"/>
    </style:style>
    <style:style style:name="Таблица6.D" style:family="table-column">
      <style:table-column-properties style:column-width="3.433cm"/>
    </style:style>
    <style:style style:name="Таблица6.E" style:family="table-column">
      <style:table-column-properties style:column-width="3.295cm"/>
    </style:style>
    <style:style style:name="Таблица6.1" style:family="table-row">
      <style:table-row-properties style:min-row-height="0.974cm" fo:keep-together="auto"/>
    </style:style>
    <style:style style:name="Таблица6.A1" style:family="table-cell">
      <style:table-cell-properties fo:padding-left="0.009cm" fo:padding-right="0.009cm" fo:padding-top="0cm" fo:padding-bottom="0cm" fo:border="0.5pt solid #000000"/>
    </style:style>
    <style:style style:name="Таблица6.2" style:family="table-row">
      <style:table-row-properties style:min-row-height="1.094cm" fo:keep-together="auto"/>
    </style:style>
    <style:style style:name="Таблица6.A2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Таблица6.3" style:family="table-row">
      <style:table-row-properties style:min-row-height="0.549cm" fo:keep-together="auto"/>
    </style:style>
    <style:style style:name="Таблица6.A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Таблица6.4" style:family="table-row">
      <style:table-row-properties style:min-row-height="0.485cm" fo:keep-together="auto"/>
    </style:style>
    <style:style style:name="Таблица6.A4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Таблица6.5" style:family="table-row">
      <style:table-row-properties style:min-row-height="0.529cm" fo:keep-together="auto"/>
    </style:style>
    <style:style style:name="Таблица6.6" style:family="table-row">
      <style:table-row-properties style:min-row-height="0.545cm" fo:keep-together="auto"/>
    </style:style>
    <style:style style:name="Таблица6.7" style:family="table-row">
      <style:table-row-properties style:min-row-height="0.487cm" fo:keep-together="auto"/>
    </style:style>
    <style:style style:name="Таблица7" style:family="table" style:master-page-name="Converted4">
      <style:table-properties style:width="16.471cm" fo:margin-left="0.199cm" fo:margin-top="0cm" fo:margin-bottom="0cm" style:page-number="auto" table:align="left" style:writing-mode="lr-tb"/>
    </style:style>
    <style:style style:name="Таблица7.A" style:family="table-column">
      <style:table-column-properties style:column-width="3.29cm"/>
    </style:style>
    <style:style style:name="Таблица7.B" style:family="table-column">
      <style:table-column-properties style:column-width="3.298cm"/>
    </style:style>
    <style:style style:name="Таблица7.C" style:family="table-column">
      <style:table-column-properties style:column-width="3.156cm"/>
    </style:style>
    <style:style style:name="Таблица7.D" style:family="table-column">
      <style:table-column-properties style:column-width="3.433cm"/>
    </style:style>
    <style:style style:name="Таблица7.E" style:family="table-column">
      <style:table-column-properties style:column-width="3.295cm"/>
    </style:style>
    <style:style style:name="Таблица7.1" style:family="table-row">
      <style:table-row-properties style:min-row-height="0.549cm" fo:keep-together="auto"/>
    </style:style>
    <style:style style:name="Таблица7.A1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none"/>
    </style:style>
    <style:style style:name="Таблица7.2" style:family="table-row">
      <style:table-row-properties style:min-row-height="0.485cm" fo:keep-together="auto"/>
    </style:style>
    <style:style style:name="Таблица7.A2" style:family="table-cell">
      <style:table-cell-properties fo:padding-left="0.009cm" fo:padding-right="0.009cm" fo:padding-top="0cm" fo:padding-bottom="0cm" fo:border-left="0.5pt solid #000000" fo:border-right="0.5pt solid #000000" fo:border-top="none" fo:border-bottom="none"/>
    </style:style>
    <style:style style:name="Таблица7.3" style:family="table-row">
      <style:table-row-properties style:min-row-height="0.529cm" fo:keep-together="auto"/>
    </style:style>
    <style:style style:name="Таблица7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Таблица7.4" style:family="table-row">
      <style:table-row-properties style:min-row-height="0.545cm" fo:keep-together="auto"/>
    </style:style>
    <style:style style:name="Таблица7.8" style:family="table-row">
      <style:table-row-properties style:min-row-height="0.487cm" fo:keep-together="auto"/>
    </style:style>
    <style:style style:name="Таблица8" style:family="table">
      <style:table-properties style:width="15.651cm" fo:margin-left="1.822cm" fo:margin-top="0cm" fo:margin-bottom="0cm" table:align="left" style:writing-mode="lr-tb"/>
    </style:style>
    <style:style style:name="Таблица8.A" style:family="table-column">
      <style:table-column-properties style:column-width="1.358cm"/>
    </style:style>
    <style:style style:name="Таблица8.B" style:family="table-column">
      <style:table-column-properties style:column-width="3.127cm"/>
    </style:style>
    <style:style style:name="Таблица8.C" style:family="table-column">
      <style:table-column-properties style:column-width="3.635cm"/>
    </style:style>
    <style:style style:name="Таблица8.D" style:family="table-column">
      <style:table-column-properties style:column-width="6.417cm"/>
    </style:style>
    <style:style style:name="Таблица8.E" style:family="table-column">
      <style:table-column-properties style:column-width="1.113cm"/>
    </style:style>
    <style:style style:name="Таблица8.1" style:family="table-row">
      <style:table-row-properties style:min-row-height="0.55cm" fo:keep-together="auto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5.653cm" fo:margin-left="1.822cm" fo:margin-top="0cm" fo:margin-bottom="0cm" table:align="left" style:writing-mode="lr-tb"/>
    </style:style>
    <style:style style:name="Таблица9.A" style:family="table-column">
      <style:table-column-properties style:column-width="1.358cm"/>
    </style:style>
    <style:style style:name="Таблица9.B" style:family="table-column">
      <style:table-column-properties style:column-width="0.889cm"/>
    </style:style>
    <style:style style:name="Таблица9.C" style:family="table-column">
      <style:table-column-properties style:column-width="2.238cm"/>
    </style:style>
    <style:style style:name="Таблица9.D" style:family="table-column">
      <style:table-column-properties style:column-width="3.888cm"/>
    </style:style>
    <style:style style:name="Таблица9.E" style:family="table-column">
      <style:table-column-properties style:column-width="1.741cm"/>
    </style:style>
    <style:style style:name="Таблица9.F" style:family="table-column">
      <style:table-column-properties style:column-width="2.009cm"/>
    </style:style>
    <style:style style:name="Таблица9.G" style:family="table-column">
      <style:table-column-properties style:column-width="3.528cm"/>
    </style:style>
    <style:style style:name="Таблица9.1" style:family="table-row">
      <style:table-row-properties style:min-row-height="0.549cm" fo:keep-together="auto"/>
    </style:style>
    <style:style style:name="Таблица9.A1" style:family="table-cell">
      <style:table-cell-properties fo:padding="0cm" fo:border="none"/>
    </style:style>
    <style:style style:name="Таблица9.2" style:family="table-row">
      <style:table-row-properties style:min-row-height="0.621cm" fo:keep-together="auto"/>
    </style:style>
    <style:style style:name="Таблица9.3" style:family="table-row">
      <style:table-row-properties style:min-row-height="0.55cm" fo:keep-together="auto"/>
    </style:style>
    <style:style style:name="Таблица10" style:family="table">
      <style:table-properties style:width="15.66cm" fo:margin-left="0.012cm" fo:margin-top="0cm" fo:margin-bottom="0cm" table:align="left" style:writing-mode="lr-tb"/>
    </style:style>
    <style:style style:name="Таблица10.A" style:family="table-column">
      <style:table-column-properties style:column-width="4.103cm"/>
    </style:style>
    <style:style style:name="Таблица10.B" style:family="table-column">
      <style:table-column-properties style:column-width="3.577cm"/>
    </style:style>
    <style:style style:name="Таблица10.C" style:family="table-column">
      <style:table-column-properties style:column-width="2.12cm"/>
    </style:style>
    <style:style style:name="Таблица10.D" style:family="table-column">
      <style:table-column-properties style:column-width="2.085cm"/>
    </style:style>
    <style:style style:name="Таблица10.E" style:family="table-column">
      <style:table-column-properties style:column-width="1.82cm"/>
    </style:style>
    <style:style style:name="Таблица10.F" style:family="table-column">
      <style:table-column-properties style:column-width="1.953cm"/>
    </style:style>
    <style:style style:name="Таблица10.1" style:family="table-row">
      <style:table-row-properties style:min-row-height="0.55cm" fo:keep-together="auto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1.98cm" fo:margin-left="1.568cm" fo:margin-top="0cm" fo:margin-bottom="0cm" table:align="left" style:writing-mode="lr-tb"/>
    </style:style>
    <style:style style:name="Таблица11.A" style:family="table-column">
      <style:table-column-properties style:column-width="8.528cm"/>
    </style:style>
    <style:style style:name="Таблица11.B" style:family="table-column">
      <style:table-column-properties style:column-width="1.584cm"/>
    </style:style>
    <style:style style:name="Таблица11.C" style:family="table-column">
      <style:table-column-properties style:column-width="1.868cm"/>
    </style:style>
    <style:style style:name="Таблица11.1" style:family="table-row">
      <style:table-row-properties style:min-row-height="0.549cm" fo:keep-together="auto"/>
    </style:style>
    <style:style style:name="Таблица11.A1" style:family="table-cell">
      <style:table-cell-properties fo:padding="0cm" fo:border="none"/>
    </style:style>
    <style:style style:name="Таблица11.2" style:family="table-row">
      <style:table-row-properties style:min-row-height="0.621cm" fo:keep-together="auto"/>
    </style:style>
    <style:style style:name="Таблица11.3" style:family="table-row">
      <style:table-row-properties style:min-row-height="0.55cm" fo:keep-together="auto"/>
    </style:style>
    <style:style style:name="Таблица12" style:family="table">
      <style:table-properties style:width="15.651cm" fo:margin-left="1.822cm" fo:margin-top="0cm" fo:margin-bottom="0cm" table:align="left" style:writing-mode="lr-tb"/>
    </style:style>
    <style:style style:name="Таблица12.A" style:family="table-column">
      <style:table-column-properties style:column-width="1.358cm"/>
    </style:style>
    <style:style style:name="Таблица12.B" style:family="table-column">
      <style:table-column-properties style:column-width="3.127cm"/>
    </style:style>
    <style:style style:name="Таблица12.C" style:family="table-column">
      <style:table-column-properties style:column-width="3.635cm"/>
    </style:style>
    <style:style style:name="Таблица12.D" style:family="table-column">
      <style:table-column-properties style:column-width="6.417cm"/>
    </style:style>
    <style:style style:name="Таблица12.E" style:family="table-column">
      <style:table-column-properties style:column-width="1.113cm"/>
    </style:style>
    <style:style style:name="Таблица12.1" style:family="table-row">
      <style:table-row-properties style:min-row-height="0.55cm" fo:keep-together="auto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171cm" fo:margin-left="0.319cm" fo:margin-top="0cm" fo:margin-bottom="0cm" table:align="left" style:writing-mode="lr-tb"/>
    </style:style>
    <style:style style:name="Таблица13.A" style:family="table-column">
      <style:table-column-properties style:column-width="2.997cm"/>
    </style:style>
    <style:style style:name="Таблица13.B" style:family="table-column">
      <style:table-column-properties style:column-width="0.753cm"/>
    </style:style>
    <style:style style:name="Таблица13.C" style:family="table-column">
      <style:table-column-properties style:column-width="0.762cm"/>
    </style:style>
    <style:style style:name="Таблица13.D" style:family="table-column">
      <style:table-column-properties style:column-width="0.76cm"/>
    </style:style>
    <style:style style:name="Таблица13.F" style:family="table-column">
      <style:table-column-properties style:column-width="0.764cm"/>
    </style:style>
    <style:style style:name="Таблица13.G" style:family="table-column">
      <style:table-column-properties style:column-width="3.078cm"/>
    </style:style>
    <style:style style:name="Таблица13.H" style:family="table-column">
      <style:table-column-properties style:column-width="7.292cm"/>
    </style:style>
    <style:style style:name="Таблица13.1" style:family="table-row">
      <style:table-row-properties style:min-row-height="1.171cm" fo:keep-together="auto"/>
    </style:style>
    <style:style style:name="Таблица13.A1" style:family="table-cell">
      <style:table-cell-properties fo:padding="0cm" fo:border="none"/>
    </style:style>
    <style:style style:name="Таблица13.2" style:family="table-row">
      <style:table-row-properties style:min-row-height="0.621cm" fo:keep-together="auto"/>
    </style:style>
    <style:style style:name="Таблица13.4" style:family="table-row">
      <style:table-row-properties style:min-row-height="0.623cm" fo:keep-together="auto"/>
    </style:style>
    <style:style style:name="Таблица13.8" style:family="table-row">
      <style:table-row-properties style:min-row-height="0.55cm" fo:keep-together="auto"/>
    </style:style>
    <style:style style:name="Таблица14" style:family="table" style:master-page-name="Converted13">
      <style:table-properties style:width="9.733cm" fo:margin-left="1.822cm" fo:margin-top="0cm" fo:margin-bottom="0cm" style:page-number="auto" table:align="left" style:writing-mode="lr-tb"/>
    </style:style>
    <style:style style:name="Таблица14.A" style:family="table-column">
      <style:table-column-properties style:column-width="1.356cm"/>
    </style:style>
    <style:style style:name="Таблица14.B" style:family="table-column">
      <style:table-column-properties style:column-width="2.746cm"/>
    </style:style>
    <style:style style:name="Таблица14.C" style:family="table-column">
      <style:table-column-properties style:column-width="4.281cm"/>
    </style:style>
    <style:style style:name="Таблица14.D" style:family="table-column">
      <style:table-column-properties style:column-width="1.348cm"/>
    </style:style>
    <style:style style:name="Таблица14.1" style:family="table-row">
      <style:table-row-properties style:min-row-height="0.55cm" fo:keep-together="auto"/>
    </style:style>
    <style:style style:name="Таблица14.A1" style:family="table-cell">
      <style:table-cell-properties fo:padding="0cm" fo:border="none"/>
    </style:style>
    <style:style style:name="Таблица15" style:family="table">
      <style:table-properties style:width="15.66cm" fo:margin-left="0.012cm" fo:margin-top="0cm" fo:margin-bottom="0cm" table:align="left" style:writing-mode="lr-tb"/>
    </style:style>
    <style:style style:name="Таблица15.A" style:family="table-column">
      <style:table-column-properties style:column-width="4.103cm"/>
    </style:style>
    <style:style style:name="Таблица15.B" style:family="table-column">
      <style:table-column-properties style:column-width="3.577cm"/>
    </style:style>
    <style:style style:name="Таблица15.C" style:family="table-column">
      <style:table-column-properties style:column-width="2.12cm"/>
    </style:style>
    <style:style style:name="Таблица15.D" style:family="table-column">
      <style:table-column-properties style:column-width="2.085cm"/>
    </style:style>
    <style:style style:name="Таблица15.E" style:family="table-column">
      <style:table-column-properties style:column-width="1.82cm"/>
    </style:style>
    <style:style style:name="Таблица15.F" style:family="table-column">
      <style:table-column-properties style:column-width="1.953cm"/>
    </style:style>
    <style:style style:name="Таблица15.1" style:family="table-row">
      <style:table-row-properties style:min-row-height="0.55cm" fo:keep-together="auto"/>
    </style:style>
    <style:style style:name="Таблица15.A1" style:family="table-cell">
      <style:table-cell-properties fo:padding="0cm" fo:border="none"/>
    </style:style>
    <style:style style:name="Таблица16" style:family="table" style:master-page-name="Converted15">
      <style:table-properties style:width="11.98cm" fo:margin-left="1.568cm" fo:margin-top="0cm" fo:margin-bottom="0cm" style:page-number="auto" table:align="left" style:writing-mode="lr-tb"/>
    </style:style>
    <style:style style:name="Таблица16.A" style:family="table-column">
      <style:table-column-properties style:column-width="2.755cm"/>
    </style:style>
    <style:style style:name="Таблица16.B" style:family="table-column">
      <style:table-column-properties style:column-width="5.773cm"/>
    </style:style>
    <style:style style:name="Таблица16.C" style:family="table-column">
      <style:table-column-properties style:column-width="1.584cm"/>
    </style:style>
    <style:style style:name="Таблица16.D" style:family="table-column">
      <style:table-column-properties style:column-width="1.866cm"/>
    </style:style>
    <style:style style:name="Таблица16.1" style:family="table-row">
      <style:table-row-properties style:min-row-height="0.55cm" fo:keep-together="auto"/>
    </style:style>
    <style:style style:name="Таблица16.A1" style:family="table-cell">
      <style:table-cell-properties fo:padding="0cm" fo:border="none"/>
    </style:style>
    <style:style style:name="P1" style:family="paragraph" style:parent-style-name="List_20_Paragraph" style:list-style-name="WWNum1">
      <style:paragraph-properties fo:margin-left="2.138cm" fo:margin-right="0cm" fo:margin-top="0.288cm" fo:margin-bottom="0cm" style:contextual-spacing="false" fo:line-height="100%" fo:text-align="start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2" style:family="paragraph" style:parent-style-name="List_20_Paragraph" style:list-style-name="WWNum1">
      <style:paragraph-properties fo:margin-left="2.138cm" fo:margin-right="0cm" fo:margin-top="0.002cm" fo:margin-bottom="0cm" style:contextual-spacing="false" fo:line-height="100%" fo:text-align="justify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3" style:family="paragraph" style:parent-style-name="List_20_Paragraph" style:list-style-name="WWNum1">
      <style:paragraph-properties fo:margin-left="2.138cm" fo:margin-right="0cm" fo:margin-top="0.282cm" fo:margin-bottom="0cm" style:contextual-spacing="false" fo:line-height="100%" fo:text-align="justify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4" style:family="paragraph" style:parent-style-name="List_20_Paragraph" style:list-style-name="WWNum1">
      <style:paragraph-properties fo:margin-left="2.138cm" fo:margin-right="0cm" fo:margin-top="0cm" fo:margin-bottom="0cm" style:contextual-spacing="false" fo:line-height="100%" fo:text-align="justify" style:justify-single-word="false" fo:text-indent="-0.496cm" style:auto-text-indent="false">
        <style:tab-stops>
          <style:tab-stop style:position="2.138cm"/>
        </style:tab-stops>
      </style:paragraph-properties>
    </style:style>
    <style:style style:name="P5" style:family="paragraph" style:parent-style-name="List_20_Paragraph" style:list-style-name="WWNum1">
      <style:paragraph-properties fo:margin-left="0.395cm" fo:margin-right="0.411cm" fo:margin-top="0.286cm" fo:margin-bottom="0cm" style:contextual-spacing="false" fo:line-height="150%" fo:text-align="justify" style:justify-single-word="false" fo:text-indent="1.249cm" style:auto-text-indent="false">
        <style:tab-stops>
          <style:tab-stop style:position="2.208cm"/>
        </style:tab-stops>
      </style:paragraph-properties>
    </style:style>
    <style:style style:name="P6" style:family="paragraph" style:parent-style-name="List_20_Paragraph" style:list-style-name="WWNum1">
      <style:paragraph-properties fo:margin-left="0.395cm" fo:margin-right="0.404cm" fo:margin-top="0.282cm" fo:margin-bottom="0cm" style:contextual-spacing="false" fo:line-height="150%" fo:text-align="justify" style:justify-single-word="false" fo:text-indent="1.249cm" style:auto-text-indent="false">
        <style:tab-stops>
          <style:tab-stop style:position="2.23cm"/>
        </style:tab-stops>
      </style:paragraph-properties>
    </style:style>
    <style:style style:name="P7" style:family="paragraph" style:parent-style-name="List_20_Paragraph" style:list-style-name="WWNum2">
      <style:paragraph-properties fo:margin-left="0.395cm" fo:margin-right="0.418cm" fo:margin-top="0cm" fo:margin-bottom="0cm" style:contextual-spacing="false" fo:line-height="150%" fo:text-align="start" style:justify-single-word="false" fo:text-indent="1.498cm" style:auto-text-indent="false">
        <style:tab-stops>
          <style:tab-stop style:position="2.311cm"/>
        </style:tab-stops>
      </style:paragraph-properties>
    </style:style>
    <style:style style:name="P8" style:family="paragraph" style:parent-style-name="List_20_Paragraph" style:list-style-name="WWNum2">
      <style:paragraph-properties fo:margin-left="0.395cm" fo:margin-right="0.409cm" fo:margin-top="0cm" fo:margin-bottom="0cm" style:contextual-spacing="false" fo:line-height="150%" fo:text-align="start" style:justify-single-word="false" fo:text-indent="1.487cm" style:auto-text-indent="false">
        <style:tab-stops>
          <style:tab-stop style:position="2.29cm"/>
        </style:tab-stops>
      </style:paragraph-properties>
    </style:style>
    <style:style style:name="P9" style:family="paragraph" style:parent-style-name="List_20_Paragraph" style:list-style-name="WWNum1">
      <style:paragraph-properties fo:margin-left="0.395cm" fo:margin-right="0.411cm" fo:margin-top="0cm" fo:margin-bottom="0cm" style:contextual-spacing="false" fo:line-height="150%" fo:text-align="start" style:justify-single-word="false" fo:text-indent="1.249cm" style:auto-text-indent="false">
        <style:tab-stops>
          <style:tab-stop style:position="2.364cm"/>
        </style:tab-stops>
      </style:paragraph-properties>
    </style:style>
    <style:style style:name="P10" style:family="paragraph" style:parent-style-name="List_20_Paragraph" style:list-style-name="WWNum1">
      <style:paragraph-properties fo:margin-left="0.395cm" fo:margin-right="0.425cm" fo:margin-top="0.286cm" fo:margin-bottom="0cm" style:contextual-spacing="false" fo:line-height="150%" fo:text-align="start" style:justify-single-word="false" fo:text-indent="1.249cm" style:auto-text-indent="false">
        <style:tab-stops>
          <style:tab-stop style:position="2.177cm"/>
        </style:tab-stops>
      </style:paragraph-properties>
    </style:style>
    <style:style style:name="P11" style:family="paragraph" style:parent-style-name="Heading_20_1" style:master-page-name="Standard">
      <style:paragraph-properties fo:margin-left="0.506cm" fo:margin-right="0.506cm" fo:margin-top="0.136cm" fo:margin-bottom="0cm" style:contextual-spacing="false" fo:text-indent="0cm" style:auto-text-indent="false" style:page-number="auto"/>
    </style:style>
    <style:style style:name="P12" style:family="paragraph" style:parent-style-name="Heading_20_1">
      <style:paragraph-properties fo:margin-left="3.757cm" fo:margin-right="3.764cm" fo:text-indent="0cm" style:auto-text-indent="false"/>
    </style:style>
    <style:style style:name="P13" style:family="paragraph" style:parent-style-name="Heading_20_1">
      <style:paragraph-properties fo:margin-left="3.757cm" fo:margin-right="3.764cm" fo:margin-top="0.282cm" fo:margin-bottom="0cm" style:contextual-spacing="false" fo:text-indent="0cm" style:auto-text-indent="false"/>
    </style:style>
    <style:style style:name="P14" style:family="paragraph" style:parent-style-name="Heading_20_1">
      <style:paragraph-properties fo:margin-left="0.506cm" fo:margin-right="0.51cm" fo:text-indent="0cm" style:auto-text-indent="false"/>
    </style:style>
    <style:style style:name="P15" style:family="paragraph" style:parent-style-name="Heading_20_1" style:master-page-name="Converted1">
      <style:paragraph-properties fo:margin-left="1.642cm" fo:margin-right="0cm" fo:margin-top="0.136cm" fo:margin-bottom="0cm" style:contextual-spacing="false" fo:text-align="start" style:justify-single-word="false" fo:text-indent="0cm" style:auto-text-indent="false" style:page-number="2"/>
    </style:style>
    <style:style style:name="P16" style:family="paragraph" style:parent-style-name="Heading_20_1">
      <style:paragraph-properties fo:margin-left="1.642cm" fo:margin-right="0cm" fo:margin-top="0.002cm" fo:margin-bottom="0cm" style:contextual-spacing="false" fo:text-align="start" style:justify-single-word="false" fo:text-indent="0cm" style:auto-text-indent="false"/>
    </style:style>
    <style:style style:name="P17" style:family="paragraph" style:parent-style-name="Heading_20_1">
      <style:paragraph-properties fo:margin-left="1.642cm" fo:margin-right="0cm" fo:margin-top="0.157cm" fo:margin-bottom="0cm" style:contextual-spacing="false" fo:text-align="start" style:justify-single-word="false" fo:text-indent="0cm" style:auto-text-indent="false"/>
    </style:style>
    <style:style style:name="P18" style:family="paragraph" style:parent-style-name="Heading_20_1">
      <style:paragraph-properties fo:margin-left="1.642cm" fo:margin-right="0cm" fo:text-align="justify" style:justify-single-word="false" fo:text-indent="0cm" style:auto-text-indent="false"/>
    </style:style>
    <style:style style:name="P19" style:family="paragraph" style:parent-style-name="Heading_20_1">
      <style:paragraph-properties fo:margin-left="1.446cm" fo:margin-right="4.043cm" fo:margin-top="0.136cm" fo:margin-bottom="0cm" style:contextual-spacing="false" fo:line-height="150%" fo:text-align="start" style:justify-single-word="false" fo:text-indent="1.799cm" style:auto-text-indent="false" fo:break-before="column"/>
    </style:style>
    <style:style style:name="P20" style:family="paragraph" style:parent-style-name="Heading_20_1" style:master-page-name="Converted7">
      <style:paragraph-properties fo:margin-left="1.762cm" fo:margin-right="0.519cm" fo:margin-top="0.136cm" fo:margin-bottom="0cm" style:contextual-spacing="false" fo:text-indent="0cm" style:auto-text-indent="false" style:page-number="auto"/>
    </style:style>
    <style:style style:name="P21" style:family="paragraph" style:parent-style-name="Standard">
      <style:paragraph-properties fo:margin-left="0.506cm" fo:margin-right="0.517cm" fo:margin-top="0.286cm" fo:margin-bottom="0cm" style:contextual-spacing="false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7.077cm" fo:margin-right="7.077cm" fo:margin-top="0.155cm" fo:margin-bottom="0cm" style:contextual-spacing="false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1.03cm" fo:margin-right="0.406cm" fo:margin-top="0.002cm" fo:margin-bottom="0cm" style:contextual-spacing="false" fo:line-height="150%" fo:text-align="start" style:justify-single-word="false" fo:text-indent="0.614cm" style:auto-text-indent="false">
        <style:tab-stops>
          <style:tab-stop style:position="3.801cm"/>
          <style:tab-stop style:position="6.227cm"/>
          <style:tab-stop style:position="8.793cm"/>
          <style:tab-stop style:position="11.751cm"/>
          <style:tab-stop style:position="14.288cm"/>
          <style:tab-stop style:position="17.115cm"/>
        </style:tab-stops>
      </style:paragraph-properties>
    </style:style>
    <style:style style:name="P24" style:family="paragraph" style:parent-style-name="Standard" style:master-page-name="Converted2">
      <style:paragraph-properties fo:margin-left="0.395cm" fo:margin-right="0.402cm" fo:margin-top="0.136cm" fo:margin-bottom="0cm" style:contextual-spacing="false" fo:line-height="150%" fo:text-align="start" style:justify-single-word="false" fo:text-indent="1.646cm" style:auto-text-indent="false" style:page-number="auto">
        <style:tab-stops>
          <style:tab-stop style:position="4.556cm"/>
          <style:tab-stop style:position="5.186cm"/>
          <style:tab-stop style:position="8.447cm"/>
          <style:tab-stop style:position="9.282cm"/>
          <style:tab-stop style:position="11.19cm"/>
          <style:tab-stop style:position="11.85cm"/>
          <style:tab-stop style:position="15.355cm"/>
        </style:tab-stops>
      </style:paragraph-properties>
    </style:style>
    <style:style style:name="P25" style:family="paragraph" style:parent-style-name="Standard">
      <style:paragraph-properties fo:margin-left="0.395cm" fo:margin-right="0.395cm" fo:margin-top="0.282cm" fo:margin-bottom="0cm" style:contextual-spacing="false" fo:line-height="150%" fo:text-align="justify" style:justify-single-word="false" fo:text-indent="1.522cm" style:auto-text-indent="false"/>
    </style:style>
    <style:style style:name="P26" style:family="paragraph" style:parent-style-name="Standard">
      <style:paragraph-properties fo:margin-left="1.767cm" fo:margin-right="0cm" fo:margin-top="0cm" fo:margin-bottom="0cm" style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left="1.642cm" fo:margin-right="0cm" fo:margin-top="0.282cm" fo:margin-bottom="0cm" style:contextual-spacing="false" fo:text-align="start" style:justify-single-word="false" fo:text-indent="0cm" style:auto-text-indent="false"/>
    </style:style>
    <style:style style:name="P28" style:family="paragraph" style:parent-style-name="Standard">
      <style:paragraph-properties fo:margin-left="1.642cm" fo:margin-right="0cm" fo:margin-top="0.002cm" fo:margin-bottom="0cm" style:contextual-spacing="false" fo:text-align="start" style:justify-single-word="false" fo:text-indent="0cm" style:auto-text-indent="false"/>
    </style:style>
    <style:style style:name="P29" style:family="paragraph" style:parent-style-name="Standard">
      <style:paragraph-properties fo:margin-left="1.642cm" fo:margin-right="0cm" fo:margin-top="0cm" fo:margin-bottom="0cm" style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1.642cm" fo:margin-right="0cm" fo:margin-top="0.157cm" fo:margin-bottom="0cm" style:contextual-spacing="false" fo:text-align="start" style:justify-single-word="false" fo:text-indent="0cm" style:auto-text-indent="false"/>
    </style:style>
    <style:style style:name="P31" style:family="paragraph" style:parent-style-name="Standard">
      <style:paragraph-properties fo:margin-left="8.283cm" fo:margin-right="0cm" fo:margin-top="0.282cm" fo:margin-bottom="0cm" style:contextual-spacing="false" fo:text-align="start" style:justify-single-word="false" fo:text-indent="0cm" style:auto-text-indent="false"/>
    </style:style>
    <style:style style:name="P32" style:family="paragraph" style:parent-style-name="Standard">
      <style:paragraph-properties fo:margin-left="7.906cm" fo:margin-right="0cm" fo:margin-top="0cm" fo:margin-bottom="0cm" style:contextual-spacing="false" fo:text-align="start" style:justify-single-word="false" fo:text-indent="0cm" style:auto-text-indent="false"/>
    </style:style>
    <style:style style:name="P33" style:family="paragraph" style:parent-style-name="Standard">
      <style:paragraph-properties fo:margin-left="0.506cm" fo:margin-right="0.506cm" fo:margin-top="0.282cm" fo:margin-bottom="0cm" style:contextual-spacing="false" fo:text-align="center" style:justify-single-word="false" fo:text-indent="0cm" style:auto-text-indent="false"/>
    </style:style>
    <style:style style:name="P34" style:family="paragraph" style:parent-style-name="Standard">
      <style:paragraph-properties fo:margin-left="0.506cm" fo:margin-right="0.506cm" fo:margin-top="0.286cm" fo:margin-bottom="0cm" style:contextual-spacing="false" fo:text-align="center" style:justify-single-word="false" fo:text-indent="0cm" style:auto-text-indent="false"/>
    </style:style>
    <style:style style:name="P35" style:family="paragraph" style:parent-style-name="Standard">
      <style:paragraph-properties fo:margin-left="0.506cm" fo:margin-right="0.519cm" fo:margin-top="0.286cm" fo:margin-bottom="0cm" style:contextual-spacing="false" fo:text-align="center" style:justify-single-word="false" fo:text-indent="0cm" style:auto-text-indent="false"/>
    </style:style>
    <style:style style:name="P36" style:family="paragraph" style:parent-style-name="Standard">
      <style:paragraph-properties fo:margin-left="1.766cm" fo:margin-right="0.519cm" fo:margin-top="0.286cm" fo:margin-bottom="0cm" style:contextual-spacing="false" fo:text-align="center" style:justify-single-word="false" fo:text-indent="0cm" style:auto-text-indent="false"/>
    </style:style>
    <style:style style:name="P37" style:family="paragraph" style:parent-style-name="Standard">
      <style:paragraph-properties fo:margin-left="1.76cm" fo:margin-right="0.519cm" fo:margin-top="0cm" fo:margin-bottom="0cm" style:contextual-spacing="false" fo:text-align="center" style:justify-single-word="false" fo:text-indent="0cm" style:auto-text-indent="false"/>
    </style:style>
    <style:style style:name="P38" style:family="paragraph" style:parent-style-name="Standard">
      <style:paragraph-properties fo:margin-top="0cm" fo:margin-bottom="0cm" style:contextual-spacing="false" fo:line-height="130%" fo:text-align="start" style:justify-single-word="false"/>
      <style:text-properties style:font-name="Times New Roman" fo:font-size="14pt" style:font-size-asian="14pt"/>
    </style:style>
    <style:style style:name="P39" style:family="paragraph" style:parent-style-name="Standard">
      <style:paragraph-properties fo:margin-left="7.578cm" fo:margin-right="0cm" fo:margin-top="0.286cm" fo:margin-bottom="0cm" style:contextual-spacing="false" fo:text-align="justify" style:justify-single-word="false" fo:text-indent="0cm" style:auto-text-indent="false"/>
    </style:style>
    <style:style style:name="P40" style:family="paragraph" style:parent-style-name="Standard">
      <style:paragraph-properties fo:margin-left="0.395cm" fo:margin-right="0.393cm" fo:margin-top="0.286cm" fo:margin-bottom="0cm" style:contextual-spacing="false" fo:line-height="130%" fo:text-align="justify" style:justify-single-word="false" fo:text-indent="1.249cm" style:auto-text-indent="false"/>
    </style:style>
    <style:style style:name="P41" style:family="paragraph" style:parent-style-name="Standard">
      <style:paragraph-properties fo:margin-left="0.395cm" fo:margin-right="0.411cm" fo:margin-top="0.169cm" fo:margin-bottom="0cm" style:contextual-spacing="false" fo:line-height="130%" fo:text-align="start" style:justify-single-word="false" fo:text-indent="1.249cm" style:auto-text-indent="false">
        <style:tab-stops>
          <style:tab-stop style:position="2.923cm"/>
          <style:tab-stop style:position="5.927cm"/>
          <style:tab-stop style:position="9.253cm"/>
          <style:tab-stop style:position="11.174cm"/>
          <style:tab-stop style:position="12.679cm"/>
          <style:tab-stop style:position="14.857cm"/>
        </style:tab-stops>
      </style:paragraph-properties>
    </style:style>
    <style:style style:name="P42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43" style:family="paragraph" style:parent-style-name="Standard">
      <style:paragraph-properties fo:margin-top="0cm" fo:margin-bottom="0cm" style:contextual-spacing="false" fo:line-height="0.478cm" fo:text-align="center" style:justify-single-word="false"/>
    </style:style>
    <style:style style:name="P44" style:family="paragraph" style:parent-style-name="Standard">
      <style:paragraph-properties fo:margin-top="0cm" fo:margin-bottom="0cm" style:contextual-spacing="false"/>
    </style:style>
    <style:style style:name="P45" style:family="paragraph" style:parent-style-name="Standard">
      <style:paragraph-properties fo:margin-left="0cm" fo:margin-right="0.423cm" fo:margin-top="0.134cm" fo:margin-bottom="0cm" style:contextual-spacing="false" fo:text-align="end" style:justify-single-word="false" fo:text-indent="0cm" style:auto-text-indent="false" fo:break-before="column"/>
    </style:style>
    <style:style style:name="P46" style:family="paragraph" style:parent-style-name="Table_20_Paragraph">
      <style:paragraph-properties fo:margin-left="0.088cm" fo:margin-right="0cm" fo:line-height="0.547cm" fo:orphans="0" fo:widows="0" fo:text-indent="0cm" style:auto-text-indent="false"/>
      <style:text-properties fo:font-size="14pt" style:font-size-asian="14pt"/>
    </style:style>
    <style:style style:name="P47" style:family="paragraph" style:parent-style-name="Table_20_Paragraph">
      <style:paragraph-properties fo:margin-left="0cm" fo:margin-right="0.316cm" fo:line-height="0.547cm" fo:text-align="end" style:justify-single-word="false" fo:orphans="0" fo:widows="0" fo:text-indent="0cm" style:auto-text-indent="false">
        <style:tab-stops>
          <style:tab-stop style:position="4.614cm"/>
        </style:tab-stops>
      </style:paragraph-properties>
      <style:text-properties fo:font-size="14pt" style:font-size-asian="14pt"/>
    </style:style>
    <style:style style:name="P48" style:family="paragraph" style:parent-style-name="Table_20_Paragraph">
      <style:paragraph-properties fo:margin-left="0.28cm" fo:margin-right="0.055cm" fo:line-height="0.547cm" fo:text-align="center" style:justify-single-word="false" fo:orphans="0" fo:widows="0" fo:text-indent="0cm" style:auto-text-indent="false"/>
      <style:text-properties fo:font-size="14pt" style:font-size-asian="14pt"/>
    </style:style>
    <style:style style:name="P49" style:family="paragraph" style:parent-style-name="Table_20_Paragraph">
      <style:paragraph-properties fo:margin-left="0.088cm" fo:margin-right="0cm" fo:margin-top="0.247cm" fo:margin-bottom="0cm" style:contextual-spacing="false" fo:line-height="0.533cm" fo:orphans="0" fo:widows="0" fo:text-indent="0cm" style:auto-text-indent="false"/>
      <style:text-properties fo:font-size="14pt" style:font-size-asian="14pt"/>
    </style:style>
    <style:style style:name="P50" style:family="paragraph" style:parent-style-name="Table_20_Paragraph">
      <style:paragraph-properties fo:margin-left="0cm" fo:margin-right="0.316cm" fo:margin-top="0.247cm" fo:margin-bottom="0cm" style:contextual-spacing="false" fo:line-height="0.533cm" fo:text-align="end" style:justify-single-word="false" fo:orphans="0" fo:widows="0" fo:text-indent="0cm" style:auto-text-indent="false">
        <style:tab-stops>
          <style:tab-stop style:position="4.614cm"/>
        </style:tab-stops>
      </style:paragraph-properties>
      <style:text-properties fo:font-size="14pt" style:font-size-asian="14pt"/>
    </style:style>
    <style:style style:name="P51" style:family="paragraph" style:parent-style-name="Table_20_Paragraph">
      <style:paragraph-properties fo:margin-left="0.28cm" fo:margin-right="0.049cm" fo:margin-top="0.247cm" fo:margin-bottom="0cm" style:contextual-spacing="false" fo:line-height="0.533cm" fo:text-align="center" style:justify-single-word="false" fo:orphans="0" fo:widows="0" fo:text-indent="0cm" style:auto-text-indent="false"/>
      <style:text-properties fo:font-size="14pt" style:font-size-asian="14pt"/>
    </style:style>
    <style:style style:name="P52" style:family="paragraph" style:parent-style-name="Table_20_Paragraph">
      <style:paragraph-properties fo:margin-left="1.667cm" fo:margin-right="1.644cm" fo:text-align="center" style:justify-single-word="false" fo:orphans="0" fo:widows="0" fo:text-indent="0cm" style:auto-text-indent="false"/>
      <style:text-properties fo:font-size="12pt" style:font-size-asian="12pt"/>
    </style:style>
    <style:style style:name="P53" style:family="paragraph" style:parent-style-name="Table_20_Paragraph">
      <style:paragraph-properties fo:margin-left="1.633cm" fo:margin-right="1.61cm" fo:text-align="center" style:justify-single-word="false" fo:orphans="0" fo:widows="0" fo:text-indent="0cm" style:auto-text-indent="false"/>
      <style:text-properties fo:font-size="12pt" style:font-size-asian="12pt"/>
    </style:style>
    <style:style style:name="P54" style:family="paragraph" style:parent-style-name="Table_20_Paragraph">
      <style:paragraph-properties fo:margin-left="1.633cm" fo:margin-right="1.607cm" fo:text-align="center" style:justify-single-word="false" fo:orphans="0" fo:widows="0" fo:text-indent="0cm" style:auto-text-indent="false"/>
      <style:text-properties fo:font-size="12pt" style:font-size-asian="12pt"/>
    </style:style>
    <style:style style:name="P55" style:family="paragraph" style:parent-style-name="Table_20_Paragraph">
      <style:paragraph-properties fo:margin-left="1.63cm" fo:margin-right="1.61cm" fo:text-align="center" style:justify-single-word="false" fo:orphans="0" fo:widows="0" fo:text-indent="0cm" style:auto-text-indent="false"/>
      <style:text-properties fo:font-size="12pt" style:font-size-asian="12pt"/>
    </style:style>
    <style:style style:name="P56" style:family="paragraph" style:parent-style-name="Table_20_Paragraph">
      <style:paragraph-properties fo:margin-left="0.286cm" fo:margin-right="0.263cm" fo:margin-top="0.303cm" fo:margin-bottom="0cm" style:contextual-spacing="false" fo:text-align="center" style:justify-single-word="false" fo:orphans="0" fo:widows="0" fo:text-indent="0cm" style:auto-text-indent="false"/>
      <style:text-properties fo:font-size="12pt" style:font-size-asian="12pt"/>
    </style:style>
    <style:style style:name="P57" style:family="paragraph" style:parent-style-name="Table_20_Paragraph">
      <style:paragraph-properties fo:margin-left="1.141cm" fo:margin-right="1.118cm" fo:text-align="center" style:justify-single-word="false" fo:orphans="0" fo:widows="0" fo:text-indent="0cm" style:auto-text-indent="false"/>
      <style:text-properties fo:font-size="12pt" style:font-size-asian="12pt"/>
    </style:style>
    <style:style style:name="P58" style:family="paragraph" style:parent-style-name="Table_20_Paragraph">
      <style:paragraph-properties fo:margin-left="0.189cm" fo:margin-right="0.166cm" fo:text-align="center" style:justify-single-word="false" fo:orphans="0" fo:widows="0" fo:text-indent="0cm" style:auto-text-indent="false"/>
      <style:text-properties fo:font-size="12pt" style:font-size-asian="12pt"/>
    </style:style>
    <style:style style:name="P59" style:family="paragraph" style:parent-style-name="Table_20_Paragraph">
      <style:paragraph-properties fo:margin-left="1.141cm" fo:margin-right="1.113cm" fo:text-align="center" style:justify-single-word="false" fo:orphans="0" fo:widows="0" fo:text-indent="0cm" style:auto-text-indent="false"/>
      <style:text-properties fo:font-size="12pt" style:font-size-asian="12pt"/>
    </style:style>
    <style:style style:name="P60" style:family="paragraph" style:parent-style-name="Table_20_Paragraph">
      <style:paragraph-properties fo:margin-left="0.189cm" fo:margin-right="0.162cm" fo:text-align="center" style:justify-single-word="false" fo:orphans="0" fo:widows="0" fo:text-indent="0cm" style:auto-text-indent="false"/>
      <style:text-properties fo:font-size="12pt" style:font-size-asian="12pt"/>
    </style:style>
    <style:style style:name="P61" style:family="paragraph" style:parent-style-name="Table_20_Paragraph">
      <style:paragraph-properties fo:margin-left="0.242cm" fo:margin-right="0cm" fo:margin-top="0.27cm" fo:margin-bottom="0cm" style:contextual-spacing="false" fo:orphans="0" fo:widows="0" fo:text-indent="0cm" style:auto-text-indent="false"/>
      <style:text-properties fo:font-size="12pt" style:font-size-asian="12pt"/>
    </style:style>
    <style:style style:name="P62" style:family="paragraph" style:parent-style-name="Table_20_Paragraph">
      <style:paragraph-properties fo:margin-left="0.482cm" fo:margin-right="0.443cm" fo:orphans="0" fo:widows="0" fo:text-indent="0.004cm" style:auto-text-indent="false"/>
      <style:text-properties fo:font-size="12pt" style:font-size-asian="12pt"/>
    </style:style>
    <style:style style:name="P63" style:family="paragraph" style:parent-style-name="Table_20_Paragraph">
      <style:paragraph-properties fo:margin-left="0.783cm" fo:margin-right="0.176cm" fo:orphans="0" fo:widows="0" fo:text-indent="-0.547cm" style:auto-text-indent="false"/>
      <style:text-properties fo:font-size="12pt" style:font-size-asian="12pt"/>
    </style:style>
    <style:style style:name="P64" style:family="paragraph" style:parent-style-name="Table_20_Paragraph">
      <style:paragraph-properties fo:margin-left="0.552cm" fo:margin-right="0.512cm" fo:margin-top="0.06cm" fo:margin-bottom="0cm" style:contextual-spacing="false" fo:orphans="0" fo:widows="0" fo:text-indent="0.547cm" style:auto-text-indent="false"/>
      <style:text-properties fo:font-size="12pt" style:font-size-asian="12pt"/>
    </style:style>
    <style:style style:name="P65" style:family="paragraph" style:parent-style-name="Table_20_Paragraph">
      <style:paragraph-properties fo:margin-left="1.08cm" fo:margin-right="0cm" fo:orphans="0" fo:widows="0" fo:text-indent="0cm" style:auto-text-indent="false"/>
      <style:text-properties fo:font-size="12pt" style:font-size-asian="12pt"/>
    </style:style>
    <style:style style:name="P66" style:family="paragraph" style:parent-style-name="Table_20_Paragraph">
      <style:paragraph-properties fo:margin-left="1.09cm" fo:margin-right="0cm" fo:orphans="0" fo:widows="0" fo:text-indent="0cm" style:auto-text-indent="false"/>
      <style:text-properties fo:font-size="12pt" style:font-size-asian="12pt"/>
    </style:style>
    <style:style style:name="P67" style:family="paragraph" style:parent-style-name="Table_20_Paragraph">
      <style:paragraph-properties fo:orphans="0" fo:widows="0"/>
      <style:text-properties fo:font-size="12pt" style:font-size-asian="12pt"/>
    </style:style>
    <style:style style:name="P68" style:family="paragraph" style:parent-style-name="Table_20_Paragraph">
      <style:paragraph-properties fo:margin-left="2.723cm" fo:margin-right="0.515cm" style:line-height-at-least="0.476cm" fo:orphans="0" fo:widows="0" fo:text-indent="-2.166cm" style:auto-text-indent="false"/>
      <style:text-properties fo:font-size="12pt" style:font-size-asian="12pt"/>
    </style:style>
    <style:style style:name="P69" style:family="paragraph" style:parent-style-name="Table_20_Paragraph">
      <style:paragraph-properties fo:margin-left="0.286cm" fo:margin-right="0.263cm" fo:margin-top="0.053cm" fo:margin-bottom="0cm" style:contextual-spacing="false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70" style:family="paragraph" style:parent-style-name="Table_20_Paragraph">
      <style:paragraph-properties fo:margin-left="0.286cm" fo:margin-right="0.263cm" fo:margin-top="0.049cm" fo:margin-bottom="0cm" style:contextual-spacing="false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71" style:family="paragraph" style:parent-style-name="Table_20_Paragraph">
      <style:paragraph-properties fo:margin-left="0.189cm" fo:margin-right="0.162cm" fo:margin-top="0.053cm" fo:margin-bottom="0cm" style:contextual-spacing="false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72" style:family="paragraph" style:parent-style-name="Table_20_Paragraph">
      <style:paragraph-properties fo:margin-left="0.189cm" fo:margin-right="0.162cm" fo:margin-top="0.049cm" fo:margin-bottom="0cm" style:contextual-spacing="false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73" style:family="paragraph" style:parent-style-name="Table_20_Paragraph">
      <style:paragraph-properties fo:margin-left="0.286cm" fo:margin-right="0.259cm" fo:margin-top="0.049cm" fo:margin-bottom="0cm" style:contextual-spacing="false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74" style:family="paragraph" style:parent-style-name="Table_20_Paragraph">
      <style:paragraph-properties fo:margin-left="0.286cm" fo:margin-right="0.259cm" fo:margin-top="0.053cm" fo:margin-bottom="0cm" style:contextual-spacing="false" fo:line-height="0.46cm" fo:text-align="center" style:justify-single-word="false" fo:orphans="0" fo:widows="0" fo:text-indent="0cm" style:auto-text-indent="false"/>
      <style:text-properties fo:font-size="12pt" style:font-size-asian="12pt"/>
    </style:style>
    <style:style style:name="P75" style:family="paragraph" style:parent-style-name="Table_20_Paragraph">
      <style:paragraph-properties fo:margin-left="0cm" fo:margin-right="1.198cm" fo:line-height="0.452cm" fo:text-align="end" style:justify-single-word="false" fo:orphans="0" fo:widows="0" fo:text-indent="0cm" style:auto-text-indent="false"/>
      <style:text-properties fo:font-size="12pt" style:font-size-asian="12pt"/>
    </style:style>
    <style:style style:name="P76" style:family="paragraph" style:parent-style-name="Table_20_Paragraph">
      <style:paragraph-properties fo:margin-left="0cm" fo:margin-right="0.621cm" fo:line-height="0.452cm" fo:text-align="end" style:justify-single-word="false" fo:orphans="0" fo:widows="0" fo:text-indent="0cm" style:auto-text-indent="false"/>
      <style:text-properties fo:font-size="12pt" style:font-size-asian="12pt"/>
    </style:style>
    <style:style style:name="P77" style:family="paragraph" style:parent-style-name="Table_20_Paragraph">
      <style:paragraph-properties fo:margin-left="0cm" fo:margin-right="0.658cm" fo:line-height="0.452cm" fo:text-align="end" style:justify-single-word="false" fo:orphans="0" fo:widows="0" fo:text-indent="0cm" style:auto-text-indent="false"/>
      <style:text-properties fo:font-size="12pt" style:font-size-asian="12pt"/>
    </style:style>
    <style:style style:name="P78" style:family="paragraph" style:parent-style-name="Table_20_Paragraph">
      <style:paragraph-properties fo:margin-left="0.189cm" fo:margin-right="0.166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79" style:family="paragraph" style:parent-style-name="Table_20_Paragraph">
      <style:paragraph-properties fo:margin-left="0.166cm" fo:margin-right="0.141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0" style:family="paragraph" style:parent-style-name="Table_20_Paragraph">
      <style:paragraph-properties fo:margin-left="0.286cm" fo:margin-right="0.259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1" style:family="paragraph" style:parent-style-name="Table_20_Paragraph">
      <style:paragraph-properties fo:margin-left="0.187cm" fo:margin-right="0.166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2" style:family="paragraph" style:parent-style-name="Table_20_Paragraph">
      <style:paragraph-properties fo:margin-left="0.189cm" fo:margin-right="0.164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3" style:family="paragraph" style:parent-style-name="Table_20_Paragraph">
      <style:paragraph-properties fo:margin-left="0.168cm" fo:margin-right="0.141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4" style:family="paragraph" style:parent-style-name="Table_20_Paragraph">
      <style:paragraph-properties fo:margin-left="0.189cm" fo:margin-right="0.162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5" style:family="paragraph" style:parent-style-name="Table_20_Paragraph">
      <style:paragraph-properties fo:margin-left="1.141cm" fo:margin-right="1.117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6" style:family="paragraph" style:parent-style-name="Table_20_Paragraph">
      <style:paragraph-properties fo:margin-left="1.141cm" fo:margin-right="1.113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7" style:family="paragraph" style:parent-style-name="Table_20_Paragraph">
      <style:paragraph-properties fo:margin-left="0.168cm" fo:margin-right="0.139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8" style:family="paragraph" style:parent-style-name="Table_20_Paragraph">
      <style:paragraph-properties fo:margin-left="1.141cm" fo:margin-right="1.118cm" fo:line-height="0.452cm" fo:text-align="center" style:justify-single-word="false" fo:orphans="0" fo:widows="0" fo:text-indent="0cm" style:auto-text-indent="false"/>
      <style:text-properties fo:font-size="12pt" style:font-size-asian="12pt"/>
    </style:style>
    <style:style style:name="P89" style:family="paragraph" style:parent-style-name="Table_20_Paragraph">
      <style:paragraph-properties fo:margin-left="0.286cm" fo:margin-right="0.259cm" fo:line-height="0.452cm" fo:text-align="center" style:justify-single-word="false" fo:orphans="0" fo:widows="0" fo:text-indent="0cm" style:auto-text-indent="false"/>
      <style:text-properties fo:font-size="12pt" officeooo:paragraph-rsid="0019d2e3" style:font-size-asian="12pt"/>
    </style:style>
    <style:style style:name="P90" style:family="paragraph" style:parent-style-name="Table_20_Paragraph">
      <style:paragraph-properties fo:margin-left="1.08cm" fo:margin-right="0cm" fo:line-height="0.452cm" fo:orphans="0" fo:widows="0" fo:text-indent="0cm" style:auto-text-indent="false"/>
      <style:text-properties fo:font-size="12pt" style:font-size-asian="12pt"/>
    </style:style>
    <style:style style:name="P91" style:family="paragraph" style:parent-style-name="Table_20_Paragraph">
      <style:paragraph-properties fo:margin-left="0.286cm" fo:margin-right="0.259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92" style:family="paragraph" style:parent-style-name="Table_20_Paragraph">
      <style:paragraph-properties fo:margin-left="0.189cm" fo:margin-right="0.162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93" style:family="paragraph" style:parent-style-name="Table_20_Paragraph">
      <style:paragraph-properties fo:margin-left="0.189cm" fo:margin-right="0.164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94" style:family="paragraph" style:parent-style-name="Table_20_Paragraph">
      <style:paragraph-properties fo:margin-left="0.286cm" fo:margin-right="0.263cm" fo:line-height="0.478cm" fo:text-align="center" style:justify-single-word="false" fo:orphans="0" fo:widows="0" fo:text-indent="0cm" style:auto-text-indent="false"/>
      <style:text-properties fo:font-size="12pt" style:font-size-asian="12pt"/>
    </style:style>
    <style:style style:name="P95" style:family="paragraph" style:parent-style-name="Table_20_Paragraph">
      <style:paragraph-properties fo:margin-left="0.189cm" fo:margin-right="0.162cm" fo:line-height="0.478cm" fo:text-align="center" style:justify-single-word="false" fo:orphans="0" fo:widows="0" fo:text-indent="0cm" style:auto-text-indent="false"/>
      <style:text-properties fo:font-size="12pt" officeooo:paragraph-rsid="001a4334" style:font-size-asian="12pt"/>
    </style:style>
    <style:style style:name="P96" style:family="paragraph" style:parent-style-name="Table_20_Paragraph">
      <style:paragraph-properties fo:margin-left="0.286cm" fo:margin-right="0.263cm" fo:line-height="0.478cm" fo:text-align="center" style:justify-single-word="false" fo:orphans="0" fo:widows="0" fo:text-indent="0cm" style:auto-text-indent="false"/>
      <style:text-properties fo:font-size="12pt" officeooo:paragraph-rsid="001a4334" style:font-size-asian="12pt"/>
    </style:style>
    <style:style style:name="P97" style:family="paragraph" style:parent-style-name="Table_20_Paragraph">
      <style:paragraph-properties fo:margin-left="0.286cm" fo:margin-right="0.259cm" fo:line-height="0.478cm" fo:text-align="center" style:justify-single-word="false" fo:orphans="0" fo:widows="0" fo:text-indent="0cm" style:auto-text-indent="false"/>
      <style:text-properties fo:font-size="12pt" officeooo:paragraph-rsid="001a4334" style:font-size-asian="12pt"/>
    </style:style>
    <style:style style:name="P98" style:family="paragraph" style:parent-style-name="Table_20_Paragraph">
      <style:paragraph-properties fo:margin-left="0.72cm" fo:margin-right="0.688cm" fo:margin-top="0.046cm" fo:margin-bottom="0cm" style:contextual-spacing="false" fo:text-align="justify" style:justify-single-word="false" fo:orphans="0" fo:widows="0" fo:text-indent="0.011cm" style:auto-text-indent="false"/>
      <style:text-properties fo:font-size="12pt" style:font-size-asian="12pt"/>
    </style:style>
    <style:style style:name="P99" style:family="paragraph" style:parent-style-name="Table_20_Paragraph">
      <style:paragraph-properties fo:margin-left="0.72cm" fo:margin-right="0.688cm" fo:margin-top="0.042cm" fo:margin-bottom="0cm" style:contextual-spacing="false" fo:text-align="justify" style:justify-single-word="false" fo:orphans="0" fo:widows="0" fo:text-indent="0.011cm" style:auto-text-indent="false"/>
      <style:text-properties fo:font-size="12pt" style:font-size-asian="12pt"/>
    </style:style>
    <style:style style:name="P100" style:family="paragraph" style:parent-style-name="Table_20_Paragraph">
      <style:paragraph-properties fo:margin-left="0.649cm" fo:margin-right="0.621cm" fo:margin-top="0.046cm" fo:margin-bottom="0cm" style:contextual-spacing="false" fo:text-align="justify" style:justify-single-word="false" fo:orphans="0" fo:widows="0" fo:text-indent="0.014cm" style:auto-text-indent="false"/>
      <style:text-properties fo:font-size="12pt" style:font-size-asian="12pt"/>
    </style:style>
    <style:style style:name="P101" style:family="paragraph" style:parent-style-name="Table_20_Paragraph">
      <style:paragraph-properties fo:margin-left="0.649cm" fo:margin-right="0.596cm" fo:margin-top="0.042cm" fo:margin-bottom="0cm" style:contextual-spacing="false" fo:text-align="justify" style:justify-single-word="false" fo:orphans="0" fo:widows="0" fo:text-indent="-0.021cm" style:auto-text-indent="false"/>
      <style:text-properties fo:font-size="12pt" style:font-size-asian="12pt"/>
    </style:style>
    <style:style style:name="P102" style:family="paragraph" style:parent-style-name="Table_20_Paragraph">
      <style:paragraph-properties fo:margin-left="0.286cm" fo:margin-right="0.263cm" fo:margin-top="0.046cm" fo:margin-bottom="0cm" style:contextual-spacing="false" fo:line-height="0.467cm" fo:text-align="center" style:justify-single-word="false" fo:orphans="0" fo:widows="0" fo:text-indent="0cm" style:auto-text-indent="false"/>
      <style:text-properties fo:font-size="12pt" style:font-size-asian="12pt"/>
    </style:style>
    <style:style style:name="P103" style:family="paragraph" style:parent-style-name="Table_20_Paragraph">
      <style:paragraph-properties fo:margin-left="0.286cm" fo:margin-right="0.263cm" fo:margin-top="0.042cm" fo:margin-bottom="0cm" style:contextual-spacing="false" fo:line-height="0.467cm" fo:text-align="center" style:justify-single-word="false" fo:orphans="0" fo:widows="0" fo:text-indent="0cm" style:auto-text-indent="false"/>
      <style:text-properties fo:font-size="12pt" style:font-size-asian="12pt"/>
    </style:style>
    <style:style style:name="P104" style:family="paragraph" style:parent-style-name="Table_20_Paragraph">
      <style:paragraph-properties fo:margin-left="0.189cm" fo:margin-right="0.162cm" fo:margin-top="0.046cm" fo:margin-bottom="0cm" style:contextual-spacing="false" fo:line-height="0.467cm" fo:text-align="center" style:justify-single-word="false" fo:orphans="0" fo:widows="0" fo:text-indent="0cm" style:auto-text-indent="false"/>
      <style:text-properties fo:font-size="12pt" style:font-size-asian="12pt"/>
    </style:style>
    <style:style style:name="P105" style:family="paragraph" style:parent-style-name="Table_20_Paragraph">
      <style:paragraph-properties fo:margin-left="0cm" fo:margin-right="0.631cm" fo:margin-top="0.046cm" fo:margin-bottom="0cm" style:contextual-spacing="false" fo:line-height="0.467cm" fo:text-align="end" style:justify-single-word="false" fo:orphans="0" fo:widows="0" fo:text-indent="0cm" style:auto-text-indent="false"/>
      <style:text-properties fo:font-size="12pt" style:font-size-asian="12pt"/>
    </style:style>
    <style:style style:name="P106" style:family="paragraph" style:parent-style-name="Table_20_Paragraph">
      <style:paragraph-properties fo:margin-left="0cm" fo:margin-right="0.631cm" fo:margin-top="0.042cm" fo:margin-bottom="0cm" style:contextual-spacing="false" fo:line-height="0.467cm" fo:text-align="end" style:justify-single-word="false" fo:orphans="0" fo:widows="0" fo:text-indent="0cm" style:auto-text-indent="false"/>
      <style:text-properties fo:font-size="12pt" style:font-size-asian="12pt"/>
    </style:style>
    <style:style style:name="P107" style:family="paragraph" style:parent-style-name="Table_20_Paragraph">
      <style:paragraph-properties fo:margin-left="0cm" fo:margin-right="0.526cm" fo:margin-top="0.042cm" fo:margin-bottom="0cm" style:contextual-spacing="false" fo:line-height="0.467cm" fo:text-align="end" style:justify-single-word="false" fo:orphans="0" fo:widows="0" fo:text-indent="0cm" style:auto-text-indent="false"/>
      <style:text-properties fo:font-size="12pt" style:font-size-asian="12pt"/>
    </style:style>
    <style:style style:name="P108" style:family="paragraph" style:parent-style-name="Table_20_Paragraph">
      <style:paragraph-properties fo:margin-left="0.286cm" fo:margin-right="0.263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109" style:family="paragraph" style:parent-style-name="Table_20_Paragraph">
      <style:paragraph-properties fo:margin-left="0.189cm" fo:margin-right="0.162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110" style:family="paragraph" style:parent-style-name="Table_20_Paragraph">
      <style:paragraph-properties fo:margin-left="0.286cm" fo:margin-right="0.259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111" style:family="paragraph" style:parent-style-name="Table_20_Paragraph">
      <style:paragraph-properties fo:margin-left="0.284cm" fo:margin-right="0.263cm" fo:line-height="0.471cm" fo:text-align="center" style:justify-single-word="false" fo:orphans="0" fo:widows="0" fo:text-indent="0cm" style:auto-text-indent="false"/>
      <style:text-properties fo:font-size="12pt" style:font-size-asian="12pt"/>
    </style:style>
    <style:style style:name="P112" style:family="paragraph" style:parent-style-name="Table_20_Paragraph">
      <style:paragraph-properties fo:margin-left="0.286cm" fo:margin-right="0.259cm" fo:line-height="0.471cm" fo:text-align="center" style:justify-single-word="false" fo:orphans="0" fo:widows="0" fo:text-indent="0cm" style:auto-text-indent="false"/>
      <style:text-properties fo:font-size="12pt" officeooo:paragraph-rsid="001a4334" style:font-size-asian="12pt"/>
    </style:style>
    <style:style style:name="P113" style:family="paragraph" style:parent-style-name="Table_20_Paragraph">
      <style:paragraph-properties fo:margin-left="0.78cm" fo:margin-right="0cm" fo:line-height="0.471cm" fo:orphans="0" fo:widows="0" fo:text-indent="0cm" style:auto-text-indent="false"/>
      <style:text-properties fo:font-size="12pt" style:font-size-asian="12pt"/>
    </style:style>
    <style:style style:name="P114" style:family="paragraph" style:parent-style-name="Table_20_Paragraph">
      <style:paragraph-properties fo:margin-left="0.78cm" fo:margin-right="0cm" fo:line-height="0.471cm" fo:orphans="0" fo:widows="0" fo:text-indent="0cm" style:auto-text-indent="false"/>
      <style:text-properties fo:font-size="12pt" officeooo:paragraph-rsid="001a4334" style:font-size-asian="12pt"/>
    </style:style>
    <style:style style:name="P115" style:family="paragraph" style:parent-style-name="Table_20_Paragraph">
      <style:paragraph-properties fo:margin-left="0cm" fo:margin-right="0.704cm" fo:line-height="0.471cm" fo:text-align="end" style:justify-single-word="false" fo:orphans="0" fo:widows="0" fo:text-indent="0cm" style:auto-text-indent="false"/>
      <style:text-properties fo:font-size="12pt" style:font-size-asian="12pt"/>
    </style:style>
    <style:style style:name="P116" style:family="paragraph" style:parent-style-name="Table_20_Paragraph">
      <style:paragraph-properties fo:margin-left="0.286cm" fo:margin-right="0.259cm" fo:line-height="0.471cm" fo:text-align="center" style:justify-single-word="false" fo:orphans="0" fo:widows="0" fo:text-indent="0cm" style:auto-text-indent="false"/>
      <style:text-properties fo:font-size="12pt" officeooo:rsid="0019d2e3" officeooo:paragraph-rsid="0019d2e3" style:font-size-asian="12pt"/>
    </style:style>
    <style:style style:name="P117" style:family="paragraph" style:parent-style-name="Table_20_Paragraph">
      <style:paragraph-properties fo:margin-left="0.78cm" fo:margin-right="0cm" fo:line-height="0.471cm" fo:orphans="0" fo:widows="0" fo:text-indent="0cm" style:auto-text-indent="false"/>
      <style:text-properties fo:font-size="12pt" fo:language="en" fo:country="US" officeooo:rsid="0019d2e3" officeooo:paragraph-rsid="0019d2e3" style:font-size-asian="12pt"/>
    </style:style>
    <style:style style:name="P118" style:family="paragraph" style:parent-style-name="Table_20_Paragraph">
      <style:paragraph-properties fo:margin-left="0cm" fo:margin-right="0.259cm" fo:line-height="0.478cm" fo:text-align="center" style:justify-single-word="false" fo:orphans="0" fo:widows="0" fo:text-indent="0cm" style:auto-text-indent="false"/>
      <style:text-properties fo:font-size="12pt" fo:language="en" fo:country="US" officeooo:rsid="0019d2e3" officeooo:paragraph-rsid="0019d2e3" style:font-size-asian="12pt"/>
    </style:style>
    <style:style style:name="P119" style:family="paragraph" style:parent-style-name="Table_20_Paragraph">
      <style:paragraph-properties fo:margin-left="0cm" fo:margin-right="0.259cm" fo:line-height="0.478cm" fo:text-align="center" style:justify-single-word="false" fo:orphans="0" fo:widows="0" fo:text-indent="0cm" style:auto-text-indent="false"/>
      <style:text-properties fo:font-size="12pt" fo:language="en" fo:country="US" officeooo:rsid="0019d2e3" officeooo:paragraph-rsid="001a4334" style:font-size-asian="12pt"/>
    </style:style>
    <style:style style:name="P120" style:family="paragraph" style:parent-style-name="Table_20_Paragraph">
      <style:paragraph-properties fo:margin-left="0cm" fo:margin-right="0.259cm" fo:line-height="0.478cm" fo:text-align="center" style:justify-single-word="false" fo:orphans="0" fo:widows="0" fo:text-indent="0cm" style:auto-text-indent="false"/>
      <style:text-properties fo:font-size="12pt" fo:language="en" fo:country="US" officeooo:rsid="001a4334" officeooo:paragraph-rsid="001a4334" style:font-size-asian="12pt"/>
    </style:style>
    <style:style style:name="P121" style:family="paragraph" style:parent-style-name="Table_20_Paragraph">
      <style:paragraph-properties fo:margin-left="0.286cm" fo:margin-right="0.259cm" fo:line-height="0.471cm" fo:text-align="center" style:justify-single-word="false" fo:orphans="0" fo:widows="0" fo:text-indent="0cm" style:auto-text-indent="false"/>
      <style:text-properties fo:font-size="12pt" fo:language="en" fo:country="US" officeooo:rsid="001c12bc" officeooo:paragraph-rsid="001c12bc" style:font-size-asian="12pt"/>
    </style:style>
    <style:style style:name="P122" style:family="paragraph" style:parent-style-name="Table_20_Paragraph">
      <style:paragraph-properties fo:margin-left="0.78cm" fo:margin-right="0cm" fo:line-height="0.471cm" fo:orphans="0" fo:widows="0" fo:text-indent="0cm" style:auto-text-indent="false"/>
      <style:text-properties fo:font-size="12pt" fo:language="en" fo:country="US" officeooo:rsid="001c12bc" officeooo:paragraph-rsid="001c12bc" style:font-size-asian="12pt"/>
    </style:style>
    <style:style style:name="P123" style:family="paragraph" style:parent-style-name="Table_20_Paragraph">
      <style:paragraph-properties fo:orphans="0" fo:widows="0"/>
      <style:text-properties fo:font-size="13pt" style:font-size-asian="13pt"/>
    </style:style>
    <style:style style:name="P124" style:family="paragraph" style:parent-style-name="Table_20_Paragraph">
      <style:paragraph-properties fo:margin-top="0.005cm" fo:margin-bottom="0cm" style:contextual-spacing="false" fo:orphans="0" fo:widows="0"/>
      <style:text-properties fo:font-size="13pt" style:font-size-asian="13pt"/>
    </style:style>
    <style:style style:name="P125" style:family="paragraph" style:parent-style-name="Table_20_Paragraph">
      <style:paragraph-properties fo:margin-top="0.002cm" fo:margin-bottom="0cm" style:contextual-spacing="false" fo:orphans="0" fo:widows="0"/>
      <style:text-properties fo:font-size="13pt" style:font-size-asian="13pt"/>
    </style:style>
    <style:style style:name="P126" style:family="paragraph" style:parent-style-name="Table_20_Paragraph">
      <style:paragraph-properties fo:margin-top="0.005cm" fo:margin-bottom="0cm" style:contextual-spacing="false" fo:orphans="0" fo:widows="0"/>
      <style:text-properties fo:font-size="13.5pt" style:font-size-asian="13.5pt"/>
    </style:style>
    <style:style style:name="P127" style:family="paragraph" style:parent-style-name="Table_20_Paragraph">
      <style:paragraph-properties fo:orphans="0" fo:widows="0"/>
      <style:text-properties fo:font-size="11pt" style:font-size-asian="11pt"/>
    </style:style>
    <style:style style:name="P128" style:family="paragraph" style:parent-style-name="Table_20_Paragraph">
      <style:paragraph-properties fo:margin-left="0.088cm" fo:margin-right="0cm" fo:orphans="0" fo:widows="0" fo:text-indent="0cm" style:auto-text-indent="false"/>
      <style:text-properties style:font-name="Courier New" fo:font-size="12pt" style:font-size-asian="12pt"/>
    </style:style>
    <style:style style:name="P129" style:family="paragraph" style:parent-style-name="Table_20_Paragraph">
      <style:paragraph-properties fo:margin-left="0.088cm" fo:margin-right="0cm" fo:margin-top="0.071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30" style:family="paragraph" style:parent-style-name="Table_20_Paragraph">
      <style:paragraph-properties fo:margin-left="0.088cm" fo:margin-right="0cm" fo:margin-top="0.141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31" style:family="paragraph" style:parent-style-name="Table_20_Paragraph">
      <style:paragraph-properties fo:margin-left="1.602cm" fo:margin-right="0cm" fo:orphans="0" fo:widows="0" fo:text-indent="0cm" style:auto-text-indent="false"/>
      <style:text-properties style:font-name="Courier New" fo:font-size="12pt" style:font-size-asian="12pt"/>
    </style:style>
    <style:style style:name="P132" style:family="paragraph" style:parent-style-name="Table_20_Paragraph">
      <style:paragraph-properties fo:margin-left="0.506cm" fo:margin-right="0cm" fo:orphans="0" fo:widows="0" fo:text-indent="0cm" style:auto-text-indent="false"/>
      <style:text-properties style:font-name="Courier New" fo:font-size="12pt" style:font-size-asian="12pt"/>
    </style:style>
    <style:style style:name="P133" style:family="paragraph" style:parent-style-name="Table_20_Paragraph">
      <style:paragraph-properties fo:margin-left="0.252cm" fo:margin-right="0cm" fo:orphans="0" fo:widows="0" fo:text-indent="0cm" style:auto-text-indent="false"/>
      <style:text-properties style:font-name="Courier New" fo:font-size="12pt" style:font-size-asian="12pt"/>
    </style:style>
    <style:style style:name="P134" style:family="paragraph" style:parent-style-name="Table_20_Paragraph">
      <style:paragraph-properties fo:margin-left="0.252cm" fo:margin-right="0cm" fo:margin-top="0.071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35" style:family="paragraph" style:parent-style-name="Table_20_Paragraph">
      <style:paragraph-properties fo:margin-left="0.252cm" fo:margin-right="0cm" fo:margin-top="0.072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36" style:family="paragraph" style:parent-style-name="Table_20_Paragraph">
      <style:paragraph-properties fo:margin-left="0.037cm" fo:margin-right="0cm" fo:orphans="0" fo:widows="0" fo:text-indent="0cm" style:auto-text-indent="false"/>
      <style:text-properties style:font-name="Courier New" fo:font-size="12pt" style:font-size-asian="12pt"/>
    </style:style>
    <style:style style:name="P137" style:family="paragraph" style:parent-style-name="Table_20_Paragraph">
      <style:paragraph-properties fo:margin-left="0.037cm" fo:margin-right="0cm" fo:margin-top="0.071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38" style:family="paragraph" style:parent-style-name="Table_20_Paragraph">
      <style:paragraph-properties fo:margin-left="0.125cm" fo:margin-right="0cm" fo:margin-top="0.071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39" style:family="paragraph" style:parent-style-name="Table_20_Paragraph">
      <style:paragraph-properties fo:margin-left="0.125cm" fo:margin-right="0cm" fo:orphans="0" fo:widows="0" fo:text-indent="0cm" style:auto-text-indent="false"/>
      <style:text-properties style:font-name="Courier New" fo:font-size="12pt" style:font-size-asian="12pt"/>
    </style:style>
    <style:style style:name="P140" style:family="paragraph" style:parent-style-name="Table_20_Paragraph">
      <style:paragraph-properties fo:margin-left="0.125cm" fo:margin-right="0cm" fo:margin-top="0.072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41" style:family="paragraph" style:parent-style-name="Table_20_Paragraph">
      <style:paragraph-properties fo:margin-left="0.254cm" fo:margin-right="0cm" fo:margin-top="0.071cm" fo:margin-bottom="0cm" style:contextual-spacing="false" fo:orphans="0" fo:widows="0" fo:text-indent="0cm" style:auto-text-indent="false"/>
      <style:text-properties style:font-name="Courier New" fo:font-size="12pt" style:font-size-asian="12pt"/>
    </style:style>
    <style:style style:name="P142" style:family="paragraph" style:parent-style-name="Table_20_Paragraph">
      <style:paragraph-properties fo:margin-left="1.984cm" fo:margin-right="0cm" fo:orphans="0" fo:widows="0" fo:text-indent="0cm" style:auto-text-indent="false"/>
      <style:text-properties style:font-name="Courier New" fo:font-size="12pt" style:font-size-asian="12pt"/>
    </style:style>
    <style:style style:name="P143" style:family="paragraph" style:parent-style-name="Table_20_Paragraph">
      <style:paragraph-properties fo:margin-left="0.947cm" fo:margin-right="0cm" fo:orphans="0" fo:widows="0" fo:text-indent="0cm" style:auto-text-indent="false"/>
      <style:text-properties style:font-name="Courier New" fo:font-size="12pt" style:font-size-asian="12pt"/>
    </style:style>
    <style:style style:name="P144" style:family="paragraph" style:parent-style-name="Table_20_Paragraph">
      <style:paragraph-properties fo:margin-left="0.351cm" fo:margin-right="0cm" fo:orphans="0" fo:widows="0" fo:text-indent="0cm" style:auto-text-indent="false"/>
      <style:text-properties style:font-name="Courier New" fo:font-size="12pt" style:font-size-asian="12pt"/>
    </style:style>
    <style:style style:name="P145" style:family="paragraph" style:parent-style-name="Table_20_Paragraph">
      <style:paragraph-properties fo:margin-left="1.589cm" fo:margin-right="0cm" fo:orphans="0" fo:widows="0" fo:text-indent="0cm" style:auto-text-indent="false"/>
      <style:text-properties style:font-name="Courier New" fo:font-size="12pt" style:font-size-asian="12pt"/>
    </style:style>
    <style:style style:name="P146" style:family="paragraph" style:parent-style-name="Table_20_Paragraph">
      <style:paragraph-properties fo:margin-left="0.787cm" fo:margin-right="0cm" fo:orphans="0" fo:widows="0" fo:text-indent="0cm" style:auto-text-indent="false"/>
      <style:text-properties style:font-name="Courier New" fo:font-size="12pt" style:font-size-asian="12pt"/>
    </style:style>
    <style:style style:name="P147" style:family="paragraph" style:parent-style-name="Table_20_Paragraph">
      <style:paragraph-properties fo:margin-left="0.088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48" style:family="paragraph" style:parent-style-name="Table_20_Paragraph">
      <style:paragraph-properties fo:margin-left="0.252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49" style:family="paragraph" style:parent-style-name="Table_20_Paragraph">
      <style:paragraph-properties fo:margin-left="1.826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0" style:family="paragraph" style:parent-style-name="Table_20_Paragraph">
      <style:paragraph-properties fo:margin-left="0.125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1" style:family="paragraph" style:parent-style-name="Table_20_Paragraph">
      <style:paragraph-properties fo:margin-left="0.937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2" style:family="paragraph" style:parent-style-name="Table_20_Paragraph">
      <style:paragraph-properties fo:margin-left="0.924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3" style:family="paragraph" style:parent-style-name="Table_20_Paragraph">
      <style:paragraph-properties fo:margin-left="0.319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4" style:family="paragraph" style:parent-style-name="Table_20_Paragraph">
      <style:paragraph-properties fo:margin-left="0.573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5" style:family="paragraph" style:parent-style-name="Table_20_Paragraph">
      <style:paragraph-properties fo:margin-left="0.152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6" style:family="paragraph" style:parent-style-name="Table_20_Paragraph">
      <style:paragraph-properties fo:margin-left="0.965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7" style:family="paragraph" style:parent-style-name="Table_20_Paragraph">
      <style:paragraph-properties fo:margin-left="0.337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8" style:family="paragraph" style:parent-style-name="Table_20_Paragraph">
      <style:paragraph-properties fo:margin-left="0.794cm" fo:margin-right="0cm" fo:margin-top="0.072cm" fo:margin-bottom="0cm" style:contextual-spacing="false" fo:line-height="0.445cm" fo:orphans="0" fo:widows="0" fo:text-indent="0cm" style:auto-text-indent="false"/>
      <style:text-properties style:font-name="Courier New" fo:font-size="12pt" style:font-size-asian="12pt"/>
    </style:style>
    <style:style style:name="P159" style:family="paragraph" style:parent-style-name="Table_20_Paragraph">
      <style:paragraph-properties fo:margin-left="0cm" fo:margin-right="0.083cm" fo:margin-top="0.072cm" fo:margin-bottom="0cm" style:contextual-spacing="false" fo:line-height="0.4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0" style:family="paragraph" style:parent-style-name="Table_20_Paragraph">
      <style:paragraph-properties fo:margin-left="0cm" fo:margin-right="0.123cm" fo:margin-top="0.072cm" fo:margin-bottom="0cm" style:contextual-spacing="false" fo:line-height="0.4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1" style:family="paragraph" style:parent-style-name="Table_20_Paragraph">
      <style:paragraph-properties fo:margin-left="0cm" fo:margin-right="0.39cm" fo:margin-top="0.072cm" fo:margin-bottom="0cm" style:contextual-spacing="false" fo:line-height="0.4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2" style:family="paragraph" style:parent-style-name="Table_20_Paragraph">
      <style:paragraph-properties fo:margin-left="0.277cm" fo:margin-right="0.219cm" fo:margin-top="0.072cm" fo:margin-bottom="0cm" style:contextual-spacing="false" fo:line-height="0.445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3" style:family="paragraph" style:parent-style-name="Table_20_Paragraph">
      <style:paragraph-properties fo:margin-left="0cm" fo:margin-right="0.123cm" fo:margin-top="0.071cm" fo:margin-bottom="0cm" style:contextual-spacing="false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4" style:family="paragraph" style:parent-style-name="Table_20_Paragraph">
      <style:paragraph-properties fo:margin-left="0cm" fo:margin-right="0.123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5" style:family="paragraph" style:parent-style-name="Table_20_Paragraph">
      <style:paragraph-properties fo:margin-left="0cm" fo:margin-right="0.123cm" fo:margin-top="0.072cm" fo:margin-bottom="0cm" style:contextual-spacing="false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6" style:family="paragraph" style:parent-style-name="Table_20_Paragraph">
      <style:paragraph-properties fo:margin-left="0cm" fo:margin-right="0.388cm" fo:margin-top="0.072cm" fo:margin-bottom="0cm" style:contextual-spacing="false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7" style:family="paragraph" style:parent-style-name="Table_20_Paragraph">
      <style:paragraph-properties fo:margin-left="0.277cm" fo:margin-right="0.219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8" style:family="paragraph" style:parent-style-name="Table_20_Paragraph">
      <style:paragraph-properties fo:margin-left="0.277cm" fo:margin-right="0.219cm" fo:margin-top="0.071cm" fo:margin-bottom="0cm" style:contextual-spacing="false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69" style:family="paragraph" style:parent-style-name="Table_20_Paragraph">
      <style:paragraph-properties fo:margin-left="0.081cm" fo:margin-right="0.088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0" style:family="paragraph" style:parent-style-name="Table_20_Paragraph">
      <style:paragraph-properties fo:margin-left="0.081cm" fo:margin-right="0.088cm" fo:margin-top="0.072cm" fo:margin-bottom="0cm" style:contextual-spacing="false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1" style:family="paragraph" style:parent-style-name="Table_20_Paragraph">
      <style:paragraph-properties fo:margin-left="0.081cm" fo:margin-right="0.088cm" fo:margin-top="0.071cm" fo:margin-bottom="0cm" style:contextual-spacing="false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2" style:family="paragraph" style:parent-style-name="Table_20_Paragraph">
      <style:paragraph-properties fo:margin-left="0.09cm" fo:margin-right="0.09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3" style:family="paragraph" style:parent-style-name="Table_20_Paragraph">
      <style:paragraph-properties fo:margin-left="0.09cm" fo:margin-right="0.09cm" fo:margin-top="0.072cm" fo:margin-bottom="0cm" style:contextual-spacing="false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4" style:family="paragraph" style:parent-style-name="Table_20_Paragraph">
      <style:paragraph-properties fo:margin-left="0.09cm" fo:margin-right="0.09cm" fo:margin-top="0.071cm" fo:margin-bottom="0cm" style:contextual-spacing="false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5" style:family="paragraph" style:parent-style-name="Table_20_Paragraph">
      <style:paragraph-properties fo:margin-left="0.088cm" fo:margin-right="0cm" fo:line-height="0.473cm" fo:orphans="0" fo:widows="0" fo:text-indent="0cm" style:auto-text-indent="false"/>
      <style:text-properties style:font-name="Courier New" fo:font-size="12pt" style:font-size-asian="12pt"/>
    </style:style>
    <style:style style:name="P176" style:family="paragraph" style:parent-style-name="Table_20_Paragraph">
      <style:paragraph-properties fo:margin-left="0.252cm" fo:margin-right="0cm" fo:line-height="0.473cm" fo:orphans="0" fo:widows="0" fo:text-indent="0cm" style:auto-text-indent="false"/>
      <style:text-properties style:font-name="Courier New" fo:font-size="12pt" style:font-size-asian="12pt"/>
    </style:style>
    <style:style style:name="P177" style:family="paragraph" style:parent-style-name="Table_20_Paragraph">
      <style:paragraph-properties fo:margin-left="0.125cm" fo:margin-right="0cm" fo:line-height="0.473cm" fo:orphans="0" fo:widows="0" fo:text-indent="0cm" style:auto-text-indent="false"/>
      <style:text-properties style:font-name="Courier New" fo:font-size="12pt" style:font-size-asian="12pt"/>
    </style:style>
    <style:style style:name="P178" style:family="paragraph" style:parent-style-name="Table_20_Paragraph">
      <style:paragraph-properties fo:margin-left="0cm" fo:margin-right="0.243cm" fo:line-height="0.473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79" style:family="paragraph" style:parent-style-name="Table_20_Paragraph">
      <style:paragraph-properties fo:margin-left="0.277cm" fo:margin-right="0.219cm" fo:line-height="0.473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80" style:family="paragraph" style:parent-style-name="Table_20_Paragraph">
      <style:paragraph-properties fo:margin-left="0.088cm" fo:margin-right="0cm" fo:margin-top="0.065cm" fo:margin-bottom="0cm" style:contextual-spacing="false" fo:line-height="0.45cm" fo:orphans="0" fo:widows="0" fo:text-indent="0cm" style:auto-text-indent="false"/>
      <style:text-properties style:font-name="Courier New" fo:font-size="12pt" style:font-size-asian="12pt"/>
    </style:style>
    <style:style style:name="P181" style:family="paragraph" style:parent-style-name="Table_20_Paragraph">
      <style:paragraph-properties fo:margin-left="0.243cm" fo:margin-right="0cm" fo:margin-top="0.065cm" fo:margin-bottom="0cm" style:contextual-spacing="false" fo:line-height="0.45cm" fo:orphans="0" fo:widows="0" fo:text-indent="0cm" style:auto-text-indent="false"/>
      <style:text-properties style:font-name="Courier New" fo:font-size="12pt" style:font-size-asian="12pt"/>
    </style:style>
    <style:style style:name="P182" style:family="paragraph" style:parent-style-name="Table_20_Paragraph">
      <style:paragraph-properties fo:margin-left="0.125cm" fo:margin-right="0cm" fo:margin-top="0.065cm" fo:margin-bottom="0cm" style:contextual-spacing="false" fo:line-height="0.45cm" fo:orphans="0" fo:widows="0" fo:text-indent="0cm" style:auto-text-indent="false"/>
      <style:text-properties style:font-name="Courier New" fo:font-size="12pt" style:font-size-asian="12pt"/>
    </style:style>
    <style:style style:name="P183" style:family="paragraph" style:parent-style-name="Table_20_Paragraph">
      <style:paragraph-properties fo:margin-left="0.252cm" fo:margin-right="0cm" fo:margin-top="0.065cm" fo:margin-bottom="0cm" style:contextual-spacing="false" fo:line-height="0.45cm" fo:orphans="0" fo:widows="0" fo:text-indent="0cm" style:auto-text-indent="false"/>
      <style:text-properties style:font-name="Courier New" fo:font-size="12pt" style:font-size-asian="12pt"/>
    </style:style>
    <style:style style:name="P184" style:family="paragraph" style:parent-style-name="Table_20_Paragraph">
      <style:paragraph-properties fo:margin-left="0cm" fo:margin-right="0.259cm" fo:margin-top="0.065cm" fo:margin-bottom="0cm" style:contextual-spacing="false" fo:line-height="0.45cm" fo:text-align="end" style:justify-single-word="false" fo:orphans="0" fo:widows="0" fo:text-indent="0cm" style:auto-text-indent="false"/>
      <style:text-properties style:font-name="Courier New" fo:font-size="12pt" style:font-size-asian="12pt"/>
    </style:style>
    <style:style style:name="P185" style:family="paragraph" style:parent-style-name="Table_20_Paragraph">
      <style:paragraph-properties fo:margin-left="0.277cm" fo:margin-right="0.219cm" fo:margin-top="0.065cm" fo:margin-bottom="0cm" style:contextual-spacing="false" fo:line-height="0.45cm" fo:text-align="center" style:justify-single-word="false" fo:orphans="0" fo:widows="0" fo:text-indent="0cm" style:auto-text-indent="false"/>
      <style:text-properties style:font-name="Courier New" fo:font-size="12pt" style:font-size-asian="12pt"/>
    </style:style>
    <style:style style:name="P186" style:family="paragraph" style:parent-style-name="Text_20_body">
      <style:text-properties style:font-name="Times New Roman" fo:font-size="15pt" fo:font-weight="bold" style:font-size-asian="15pt" style:font-weight-asian="bold"/>
    </style:style>
    <style:style style:name="P187" style:family="paragraph" style:parent-style-name="Text_20_body">
      <style:text-properties style:font-name="Times New Roman" fo:font-size="15pt" style:font-size-asian="15pt"/>
    </style:style>
    <style:style style:name="P188" style:family="paragraph" style:parent-style-name="Text_20_body">
      <style:paragraph-properties fo:margin-top="0.012cm" fo:margin-bottom="0cm" style:contextual-spacing="false"/>
      <style:text-properties style:font-name="Times New Roman" fo:font-size="15pt" style:font-size-asian="15pt"/>
    </style:style>
    <style:style style:name="P189" style:family="paragraph" style:parent-style-name="Text_20_body" style:master-page-name="Converted5">
      <style:paragraph-properties style:page-number="auto"/>
      <style:text-properties style:font-name="Times New Roman" fo:font-size="15pt" style:font-size-asian="15pt"/>
    </style:style>
    <style:style style:name="P190" style:family="paragraph" style:parent-style-name="Text_20_body">
      <style:text-properties style:font-name="Times New Roman" fo:font-size="19pt" fo:font-weight="bold" style:font-size-asian="19pt" style:font-weight-asian="bold"/>
    </style:style>
    <style:style style:name="P191" style:family="paragraph" style:parent-style-name="Text_20_body">
      <style:text-properties style:font-name="Times New Roman" fo:font-size="10pt" fo:font-weight="bold" style:font-size-asian="10pt" style:font-weight-asian="bold"/>
    </style:style>
    <style:style style:name="P192" style:family="paragraph" style:parent-style-name="Text_20_body">
      <style:text-properties style:font-name="Times New Roman" fo:font-size="10pt" style:font-size-asian="10pt"/>
    </style:style>
    <style:style style:name="P193" style:family="paragraph" style:parent-style-name="Text_20_body">
      <style:paragraph-properties fo:margin-top="0.009cm" fo:margin-bottom="0cm" style:contextual-spacing="false"/>
      <style:text-properties style:font-name="Times New Roman" fo:font-size="7pt" fo:font-weight="bold" style:font-size-asian="7pt" style:font-weight-asian="bold"/>
    </style:style>
    <style:style style:name="P194" style:family="paragraph" style:parent-style-name="Text_20_body">
      <style:paragraph-properties fo:margin-top="0.004cm" fo:margin-bottom="0cm" style:contextual-spacing="false"/>
      <style:text-properties style:font-name="Times New Roman" fo:font-size="8.5pt" fo:font-weight="bold" style:font-size-asian="8.5pt" style:font-weight-asian="bold"/>
    </style:style>
    <style:style style:name="P195" style:family="paragraph" style:parent-style-name="Text_20_body">
      <style:paragraph-properties fo:margin-top="0.012cm" fo:margin-bottom="0cm" style:contextual-spacing="false"/>
      <style:text-properties style:font-name="Times New Roman" fo:font-size="16pt" fo:font-weight="bold" style:font-size-asian="16pt" style:font-weight-asian="bold"/>
    </style:style>
    <style:style style:name="P196" style:family="paragraph" style:parent-style-name="Text_20_body">
      <style:paragraph-properties fo:margin-top="0.005cm" fo:margin-bottom="0cm" style:contextual-spacing="false"/>
      <style:text-properties style:font-name="Times New Roman"/>
    </style:style>
    <style:style style:name="P197" style:family="paragraph" style:parent-style-name="Text_20_body">
      <style:paragraph-properties fo:margin-top="0.018cm" fo:margin-bottom="0cm" style:contextual-spacing="false"/>
      <style:text-properties style:font-name="Times New Roman" fo:font-size="20.5pt" style:font-size-asian="20.5pt"/>
    </style:style>
    <style:style style:name="P198" style:family="paragraph" style:parent-style-name="Text_20_body">
      <style:paragraph-properties fo:margin-top="0.014cm" fo:margin-bottom="0cm" style:contextual-spacing="false"/>
      <style:text-properties style:font-name="Times New Roman" fo:font-size="17.5pt" style:font-size-asian="17.5pt"/>
    </style:style>
    <style:style style:name="P199" style:family="paragraph" style:parent-style-name="Text_20_body">
      <style:paragraph-properties fo:margin-top="0.019cm" fo:margin-bottom="0cm" style:contextual-spacing="false"/>
      <style:text-properties style:font-name="Times New Roman" fo:font-size="17.5pt" style:font-size-asian="17.5pt"/>
    </style:style>
    <style:style style:name="P200" style:family="paragraph" style:parent-style-name="Text_20_body">
      <style:paragraph-properties fo:margin-top="0.007cm" fo:margin-bottom="0cm" style:contextual-spacing="false"/>
      <style:text-properties style:font-name="Times New Roman"/>
    </style:style>
    <style:style style:name="P201" style:family="paragraph" style:parent-style-name="Text_20_body">
      <style:paragraph-properties fo:margin-top="0.019cm" fo:margin-bottom="0cm" style:contextual-spacing="false"/>
      <style:text-properties style:font-name="Times New Roman" fo:font-size="7.5pt" fo:font-weight="bold" style:font-size-asian="7.5pt" style:font-weight-asian="bold"/>
    </style:style>
    <style:style style:name="P202" style:family="paragraph" style:parent-style-name="Text_20_body">
      <style:paragraph-properties fo:margin-top="0.012cm" fo:margin-bottom="0cm" style:contextual-spacing="false"/>
      <style:text-properties style:font-name="Times New Roman" fo:font-size="22pt" style:font-size-asian="22pt"/>
    </style:style>
    <style:style style:name="P203" style:family="paragraph" style:parent-style-name="Text_20_body">
      <style:paragraph-properties fo:margin-top="0.005cm" fo:margin-bottom="0cm" style:contextual-spacing="false"/>
      <style:text-properties style:font-name="Times New Roman" fo:font-size="14pt" fo:font-weight="bold" style:font-size-asian="14pt" style:font-weight-asian="bold"/>
    </style:style>
    <style:style style:name="P204" style:family="paragraph" style:parent-style-name="Text_20_body">
      <style:paragraph-properties fo:margin-left="0.106cm" fo:margin-right="0cm" fo:margin-top="0.018cm" fo:margin-bottom="0cm" style:contextual-spacing="false" fo:text-indent="0cm" style:auto-text-indent="false"/>
    </style:style>
    <style:style style:name="P205" style:family="paragraph" style:parent-style-name="Text_20_body">
      <style:paragraph-properties fo:line-height="5%"/>
      <style:text-properties fo:font-size="10pt" style:font-size-asian="10pt"/>
    </style:style>
    <style:style style:name="P206" style:family="paragraph" style:parent-style-name="Text_20_body">
      <style:text-properties fo:font-size="10pt" style:font-size-asian="10pt"/>
    </style:style>
    <style:style style:name="P207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208" style:family="paragraph" style:parent-style-name="Text_20_body">
      <style:paragraph-properties fo:margin-left="1.393cm" fo:margin-right="0cm" fo:text-indent="0cm" style:auto-text-indent="false"/>
    </style:style>
    <style:style style:name="P209" style:family="paragraph" style:parent-style-name="Text_20_body">
      <style:paragraph-properties fo:margin-left="1.393cm" fo:margin-right="0cm" fo:line-height="0.48cm" fo:text-indent="0cm" style:auto-text-indent="false"/>
    </style:style>
    <style:style style:name="P210" style:family="paragraph" style:parent-style-name="Text_20_body">
      <style:paragraph-properties fo:margin-left="1.642cm" fo:margin-right="0cm" fo:margin-top="0.176cm" fo:margin-bottom="0cm" style:contextual-spacing="false" fo:text-indent="0cm" style:auto-text-indent="false"/>
    </style:style>
    <style:style style:name="P211" style:family="paragraph" style:parent-style-name="Text_20_body">
      <style:paragraph-properties fo:margin-left="1.642cm" fo:margin-right="0cm" fo:text-indent="0cm" style:auto-text-indent="false"/>
    </style:style>
    <style:style style:name="P212" style:family="paragraph" style:parent-style-name="Text_20_body">
      <style:paragraph-properties fo:margin-left="1.642cm" fo:margin-right="0cm" fo:margin-top="0.002cm" fo:margin-bottom="0cm" style:contextual-spacing="false" fo:text-indent="0cm" style:auto-text-indent="false"/>
    </style:style>
    <style:style style:name="P213" style:family="paragraph" style:parent-style-name="Text_20_body">
      <style:paragraph-properties fo:margin-left="1.642cm" fo:margin-right="0cm" fo:margin-top="0.347cm" fo:margin-bottom="0cm" style:contextual-spacing="false" fo:text-indent="0cm" style:auto-text-indent="false"/>
    </style:style>
    <style:style style:name="P214" style:family="paragraph" style:parent-style-name="Text_20_body">
      <style:paragraph-properties fo:margin-left="1.642cm" fo:margin-right="0cm" fo:margin-top="0.141cm" fo:margin-bottom="0cm" style:contextual-spacing="false" fo:text-indent="0cm" style:auto-text-indent="false"/>
    </style:style>
    <style:style style:name="P215" style:family="paragraph" style:parent-style-name="Text_20_body">
      <style:paragraph-properties fo:margin-left="1.642cm" fo:margin-right="0cm" fo:margin-top="0.145cm" fo:margin-bottom="0cm" style:contextual-spacing="false" fo:text-indent="0cm" style:auto-text-indent="false"/>
    </style:style>
    <style:style style:name="P216" style:family="paragraph" style:parent-style-name="Text_20_body">
      <style:paragraph-properties fo:margin-left="1.642cm" fo:margin-right="0cm" fo:margin-top="0.351cm" fo:margin-bottom="0cm" style:contextual-spacing="false" fo:text-indent="0cm" style:auto-text-indent="false"/>
    </style:style>
    <style:style style:name="P217" style:family="paragraph" style:parent-style-name="Text_20_body">
      <style:paragraph-properties fo:margin-left="1.642cm" fo:margin-right="0cm" fo:margin-top="0.143cm" fo:margin-bottom="0cm" style:contextual-spacing="false" fo:text-indent="0cm" style:auto-text-indent="false"/>
    </style:style>
    <style:style style:name="P218" style:family="paragraph" style:parent-style-name="Text_20_body">
      <style:paragraph-properties fo:margin-left="2.404cm" fo:margin-right="0cm" fo:text-indent="0cm" style:auto-text-indent="false"/>
    </style:style>
    <style:style style:name="P219" style:family="paragraph" style:parent-style-name="Text_20_body">
      <style:paragraph-properties fo:margin-left="2.404cm" fo:margin-right="0cm" fo:margin-top="0.002cm" fo:margin-bottom="0cm" style:contextual-spacing="false" fo:text-indent="0cm" style:auto-text-indent="false"/>
    </style:style>
    <style:style style:name="P220" style:family="paragraph" style:parent-style-name="Text_20_body">
      <style:paragraph-properties fo:margin-left="1.642cm" fo:margin-right="2.427cm" fo:text-indent="0cm" style:auto-text-indent="false">
        <style:tab-stops>
          <style:tab-stop style:position="13.58cm"/>
        </style:tab-stops>
      </style:paragraph-properties>
    </style:style>
    <style:style style:name="P221" style:family="paragraph" style:parent-style-name="Text_20_body">
      <style:paragraph-properties fo:margin-left="2.404cm" fo:margin-right="11.871cm" fo:text-indent="0cm" style:auto-text-indent="false"/>
    </style:style>
    <style:style style:name="P222" style:family="paragraph" style:parent-style-name="Text_20_body">
      <style:paragraph-properties fo:margin-left="2.404cm" fo:margin-right="11.871cm" fo:margin-top="0.002cm" fo:margin-bottom="0cm" style:contextual-spacing="false" fo:text-indent="0cm" style:auto-text-indent="false"/>
    </style:style>
    <style:style style:name="P223" style:family="paragraph" style:parent-style-name="Text_20_body">
      <style:paragraph-properties fo:margin-left="2.404cm" fo:margin-right="11.871cm" fo:text-indent="-0.762cm" style:auto-text-indent="false"/>
    </style:style>
    <style:style style:name="P224" style:family="paragraph" style:parent-style-name="Text_20_body">
      <style:paragraph-properties fo:margin-top="0.007cm" fo:margin-bottom="0cm" style:contextual-spacing="false"/>
      <style:text-properties fo:font-size="19pt" style:font-size-asian="19pt"/>
    </style:style>
    <style:style style:name="P225" style:family="paragraph" style:parent-style-name="Text_20_body">
      <style:paragraph-properties fo:margin-top="0.007cm" fo:margin-bottom="0cm" style:contextual-spacing="false" fo:break-before="column"/>
      <style:text-properties fo:font-size="19pt" style:font-size-asian="19pt"/>
    </style:style>
    <style:style style:name="P226" style:family="paragraph" style:parent-style-name="Text_20_body">
      <style:paragraph-properties fo:margin-top="0.005cm" fo:margin-bottom="0cm" style:contextual-spacing="false"/>
      <style:text-properties fo:font-size="19pt" style:font-size-asian="19pt"/>
    </style:style>
    <style:style style:name="P227" style:family="paragraph" style:parent-style-name="Text_20_body">
      <style:paragraph-properties fo:margin-top="0.005cm" fo:margin-bottom="0cm" style:contextual-spacing="false" fo:break-before="column"/>
      <style:text-properties fo:font-size="19pt" style:font-size-asian="19pt"/>
    </style:style>
    <style:style style:name="P228" style:family="paragraph" style:parent-style-name="Text_20_body">
      <style:paragraph-properties fo:margin-top="0.004cm" fo:margin-bottom="0cm" style:contextual-spacing="false" fo:break-before="column"/>
      <style:text-properties fo:font-size="19pt" style:font-size-asian="19pt"/>
    </style:style>
    <style:style style:name="P229" style:family="paragraph" style:parent-style-name="Text_20_body">
      <style:paragraph-properties fo:margin-left="0cm" fo:margin-right="10.047cm" fo:text-align="end" style:justify-single-word="false" fo:text-indent="0cm" style:auto-text-indent="false">
        <style:tab-stops>
          <style:tab-stop style:position="2.538cm"/>
        </style:tab-stops>
      </style:paragraph-properties>
    </style:style>
    <style:style style:name="P230" style:family="paragraph" style:parent-style-name="Text_20_body">
      <style:paragraph-properties fo:margin-left="0cm" fo:margin-right="10.047cm" fo:text-align="end" style:justify-single-word="false" fo:text-indent="0cm" style:auto-text-indent="false"/>
    </style:style>
    <style:style style:name="P231" style:family="paragraph" style:parent-style-name="Text_20_body">
      <style:paragraph-properties fo:margin-left="0cm" fo:margin-right="0.392cm" fo:margin-top="0.141cm" fo:margin-bottom="0cm" style:contextual-spacing="false" fo:text-align="end" style:justify-single-word="false" fo:text-indent="0cm" style:auto-text-indent="false"/>
    </style:style>
    <style:style style:name="P232" style:family="paragraph" style:parent-style-name="Text_20_body">
      <style:paragraph-properties fo:margin-left="0cm" fo:margin-right="0.392cm" fo:margin-top="0.143cm" fo:margin-bottom="0cm" style:contextual-spacing="false" fo:text-align="end" style:justify-single-word="false" fo:text-indent="0cm" style:auto-text-indent="false"/>
    </style:style>
    <style:style style:name="P233" style:family="paragraph" style:parent-style-name="Text_20_body">
      <style:paragraph-properties fo:margin-left="0cm" fo:margin-right="0.392cm" fo:margin-top="0.145cm" fo:margin-bottom="0cm" style:contextual-spacing="false" fo:text-align="end" style:justify-single-word="false" fo:text-indent="0cm" style:auto-text-indent="false"/>
    </style:style>
    <style:style style:name="P234" style:family="paragraph" style:parent-style-name="Text_20_body">
      <style:paragraph-properties fo:margin-left="0cm" fo:margin-right="0.441cm" fo:text-align="end" style:justify-single-word="false" fo:text-indent="0cm" style:auto-text-indent="false"/>
    </style:style>
    <style:style style:name="P235" style:family="paragraph" style:parent-style-name="Text_20_body">
      <style:paragraph-properties fo:text-align="end" style:justify-single-word="false"/>
    </style:style>
    <style:style style:name="P236" style:family="paragraph" style:parent-style-name="Text_20_body">
      <style:paragraph-properties fo:margin-left="0cm" fo:margin-right="0.106cm" fo:text-align="end" style:justify-single-word="false" fo:text-indent="0cm" style:auto-text-indent="false"/>
    </style:style>
    <style:style style:name="P237" style:family="paragraph" style:parent-style-name="Text_20_body">
      <style:paragraph-properties fo:margin-left="0cm" fo:margin-right="0.423cm" fo:margin-top="0.145cm" fo:margin-bottom="0cm" style:contextual-spacing="false" fo:text-align="end" style:justify-single-word="false" fo:text-indent="0cm" style:auto-text-indent="false"/>
    </style:style>
    <style:style style:name="P238" style:family="paragraph" style:parent-style-name="Text_20_body">
      <style:paragraph-properties fo:margin-left="1.642cm" fo:margin-right="0cm" fo:text-indent="0cm" style:auto-text-indent="false">
        <style:tab-stops>
          <style:tab-stop style:position="4.182cm"/>
        </style:tab-stops>
      </style:paragraph-properties>
    </style:style>
    <style:style style:name="P239" style:family="paragraph" style:parent-style-name="Text_20_body">
      <style:paragraph-properties fo:margin-left="1.642cm" fo:margin-right="4.459cm" fo:text-indent="0cm" style:auto-text-indent="false">
        <style:tab-stops>
          <style:tab-stop style:position="4.182cm"/>
        </style:tab-stops>
      </style:paragraph-properties>
    </style:style>
    <style:style style:name="P240" style:family="paragraph" style:parent-style-name="Text_20_body">
      <style:paragraph-properties fo:margin-top="0.002cm" fo:margin-bottom="0cm" style:contextual-spacing="false"/>
    </style:style>
    <style:style style:name="P241" style:family="paragraph" style:parent-style-name="Text_20_body">
      <style:paragraph-properties fo:margin-left="4.184cm" fo:margin-right="0cm" fo:text-indent="0cm" style:auto-text-indent="false">
        <style:tab-stops>
          <style:tab-stop style:position="5.706cm"/>
        </style:tab-stops>
      </style:paragraph-properties>
    </style:style>
    <style:style style:name="P242" style:family="paragraph" style:parent-style-name="Text_20_body">
      <style:paragraph-properties fo:margin-left="4.184cm" fo:margin-right="11.317cm" fo:margin-top="0.002cm" fo:margin-bottom="0cm" style:contextual-spacing="false" fo:text-indent="0cm" style:auto-text-indent="false">
        <style:tab-stops>
          <style:tab-stop style:position="5.706cm"/>
        </style:tab-stops>
      </style:paragraph-properties>
    </style:style>
    <style:style style:name="P243" style:family="paragraph" style:parent-style-name="Text_20_body">
      <style:paragraph-properties fo:margin-left="2.914cm" fo:margin-right="0cm" fo:margin-top="0.141cm" fo:margin-bottom="0cm" style:contextual-spacing="false" fo:text-indent="0cm" style:auto-text-indent="false">
        <style:tab-stops>
          <style:tab-stop style:position="5.706cm"/>
        </style:tab-stops>
      </style:paragraph-properties>
    </style:style>
    <style:style style:name="P244" style:family="paragraph" style:parent-style-name="Text_20_body">
      <style:paragraph-properties fo:margin-left="2.914cm" fo:margin-right="0cm" fo:margin-top="0.145cm" fo:margin-bottom="0cm" style:contextual-spacing="false" fo:text-indent="0cm" style:auto-text-indent="false">
        <style:tab-stops>
          <style:tab-stop style:position="5.706cm"/>
        </style:tab-stops>
      </style:paragraph-properties>
    </style:style>
    <style:style style:name="P245" style:family="paragraph" style:parent-style-name="Text_20_body">
      <style:paragraph-properties fo:margin-left="4.184cm" fo:margin-right="0cm" fo:text-indent="0cm" style:auto-text-indent="false"/>
    </style:style>
    <style:style style:name="P246" style:family="paragraph" style:parent-style-name="Text_20_body" style:master-page-name="Converted6">
      <style:paragraph-properties fo:margin-left="4.184cm" fo:margin-right="0cm" fo:margin-top="0.134cm" fo:margin-bottom="0cm" style:contextual-spacing="false" fo:text-indent="0cm" style:auto-text-indent="false" style:page-number="auto"/>
    </style:style>
    <style:style style:name="P247" style:family="paragraph" style:parent-style-name="Text_20_body">
      <style:paragraph-properties fo:margin-left="4.184cm" fo:margin-right="0cm" fo:margin-top="0.002cm" fo:margin-bottom="0cm" style:contextual-spacing="false" fo:text-indent="0cm" style:auto-text-indent="false"/>
    </style:style>
    <style:style style:name="P248" style:family="paragraph" style:parent-style-name="Text_20_body">
      <style:paragraph-properties fo:margin-left="4.184cm" fo:margin-right="9.581cm" fo:text-indent="0cm" style:auto-text-indent="false"/>
    </style:style>
    <style:style style:name="P249" style:family="paragraph" style:parent-style-name="Text_20_body">
      <style:paragraph-properties fo:margin-top="0.007cm" fo:margin-bottom="0cm" style:contextual-spacing="false"/>
    </style:style>
    <style:style style:name="P250" style:family="paragraph" style:parent-style-name="Text_20_body">
      <style:paragraph-properties fo:margin-left="1.642cm" fo:margin-right="0cm" fo:margin-top="0.905cm" fo:margin-bottom="0cm" style:contextual-spacing="false" fo:text-indent="0cm" style:auto-text-indent="false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251" style:family="paragraph" style:parent-style-name="Text_20_body" style:master-page-name="Converted9">
      <style:paragraph-properties fo:margin-left="1.642cm" fo:margin-right="0cm" fo:margin-top="0.134cm" fo:margin-bottom="0cm" style:contextual-spacing="false" fo:text-indent="0cm" style:auto-text-indent="false" style:page-number="auto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252" style:family="paragraph" style:parent-style-name="Text_20_body">
      <style:paragraph-properties fo:margin-left="1.642cm" fo:margin-right="0cm" fo:margin-top="0.141cm" fo:margin-bottom="0cm" style:contextual-spacing="false" fo:text-indent="0cm" style:auto-text-indent="false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253" style:family="paragraph" style:parent-style-name="Text_20_body">
      <style:paragraph-properties fo:margin-left="1.642cm" fo:margin-right="0cm" fo:margin-top="0.146cm" fo:margin-bottom="0cm" style:contextual-spacing="false" fo:text-indent="0cm" style:auto-text-indent="false">
        <style:tab-stops>
          <style:tab-stop style:position="5.198cm"/>
          <style:tab-stop style:position="7.228cm"/>
          <style:tab-stop style:position="9.768cm"/>
          <style:tab-stop style:position="13.323cm"/>
          <style:tab-stop style:position="17.387cm" style:type="right"/>
        </style:tab-stops>
      </style:paragraph-properties>
    </style:style>
    <style:style style:name="P254" style:family="paragraph" style:parent-style-name="Text_20_body">
      <style:paragraph-properties fo:margin-left="0.395cm" fo:margin-right="0cm" fo:margin-top="0.145cm" fo:margin-bottom="0cm" style:contextual-spacing="false" fo:text-indent="0cm" style:auto-text-indent="false"/>
    </style:style>
    <style:style style:name="P255" style:family="paragraph" style:parent-style-name="Text_20_body">
      <style:paragraph-properties fo:margin-left="0.395cm" fo:margin-right="0cm" fo:text-indent="0cm" style:auto-text-indent="false"/>
    </style:style>
    <style:style style:name="P256" style:family="paragraph" style:parent-style-name="Text_20_body">
      <style:paragraph-properties fo:margin-left="0.395cm" fo:margin-right="0cm" fo:margin-top="0.139cm" fo:margin-bottom="0cm" style:contextual-spacing="false" fo:text-indent="0cm" style:auto-text-indent="false"/>
    </style:style>
    <style:style style:name="P257" style:family="paragraph" style:parent-style-name="Text_20_body">
      <style:paragraph-properties fo:margin-left="0.395cm" fo:margin-right="0cm" fo:margin-top="0.282cm" fo:margin-bottom="0cm" style:contextual-spacing="false" fo:text-indent="0cm" style:auto-text-indent="false"/>
    </style:style>
    <style:style style:name="P258" style:family="paragraph" style:parent-style-name="Text_20_body">
      <style:paragraph-properties fo:margin-left="0.395cm" fo:margin-right="0cm" fo:margin-top="0.141cm" fo:margin-bottom="0cm" style:contextual-spacing="false" fo:text-indent="0cm" style:auto-text-indent="false"/>
    </style:style>
    <style:style style:name="P259" style:family="paragraph" style:parent-style-name="Text_20_body">
      <style:paragraph-properties fo:margin-left="0.395cm" fo:margin-right="0cm" fo:margin-top="0.143cm" fo:margin-bottom="0cm" style:contextual-spacing="false" fo:text-indent="0cm" style:auto-text-indent="false"/>
    </style:style>
    <style:style style:name="P260" style:family="paragraph" style:parent-style-name="Text_20_body">
      <style:paragraph-properties fo:margin-left="0.395cm" fo:margin-right="0cm" fo:margin-top="0.146cm" fo:margin-bottom="0cm" style:contextual-spacing="false" fo:text-indent="0cm" style:auto-text-indent="false"/>
    </style:style>
    <style:style style:name="P261" style:family="paragraph" style:parent-style-name="Text_20_body">
      <style:paragraph-properties fo:margin-left="0.395cm" fo:margin-right="0cm" fo:margin-top="0.138cm" fo:margin-bottom="0cm" style:contextual-spacing="false" fo:text-indent="0cm" style:auto-text-indent="false"/>
    </style:style>
    <style:style style:name="P262" style:family="paragraph" style:parent-style-name="Text_20_body">
      <style:paragraph-properties fo:margin-left="0.395cm" fo:margin-right="0cm" fo:margin-top="0.279cm" fo:margin-bottom="0cm" style:contextual-spacing="false" fo:text-indent="0cm" style:auto-text-indent="false"/>
    </style:style>
    <style:style style:name="P263" style:family="paragraph" style:parent-style-name="Text_20_body">
      <style:paragraph-properties fo:margin-left="0.395cm" fo:margin-right="0cm" fo:margin-top="0.146cm" fo:margin-bottom="0cm" style:contextual-spacing="false" fo:text-indent="0cm" style:auto-text-indent="false">
        <style:tab-stops>
          <style:tab-stop style:position="3.187cm" style:type="right"/>
        </style:tab-stops>
      </style:paragraph-properties>
    </style:style>
    <style:style style:name="P264" style:family="paragraph" style:parent-style-name="Text_20_body">
      <style:paragraph-properties fo:margin-left="0.395cm" fo:margin-right="0cm" fo:margin-top="0.145cm" fo:margin-bottom="0cm" style:contextual-spacing="false" fo:text-indent="0cm" style:auto-text-indent="false">
        <style:tab-stops>
          <style:tab-stop style:position="3.187cm" style:type="right"/>
        </style:tab-stops>
      </style:paragraph-properties>
    </style:style>
    <style:style style:name="P265" style:family="paragraph" style:parent-style-name="Text_20_body">
      <style:text-properties fo:font-size="13pt" style:font-size-asian="13pt"/>
    </style:style>
    <style:style style:name="P266" style:family="paragraph" style:parent-style-name="Text_20_body">
      <style:paragraph-properties fo:break-before="column"/>
      <style:text-properties fo:font-size="13pt" style:font-size-asian="13pt"/>
    </style:style>
    <style:style style:name="P267" style:family="paragraph" style:parent-style-name="Text_20_body">
      <style:paragraph-properties fo:margin-top="0.012cm" fo:margin-bottom="0cm" style:contextual-spacing="false"/>
      <style:text-properties fo:font-size="11pt" style:font-size-asian="11pt"/>
    </style:style>
    <style:style style:name="P268" style:family="paragraph" style:parent-style-name="Text_20_body">
      <style:paragraph-properties fo:margin-left="0.395cm" fo:margin-right="-0.002cm" fo:margin-top="0.002cm" fo:margin-bottom="0cm" style:contextual-spacing="false" fo:line-height="260%" fo:text-indent="0cm" style:auto-text-indent="false"/>
    </style:style>
    <style:style style:name="P269" style:family="paragraph" style:parent-style-name="Text_20_body">
      <style:paragraph-properties fo:margin-left="0.395cm" fo:margin-right="-0.002cm" fo:line-height="260%" fo:text-indent="0cm" style:auto-text-indent="false"/>
    </style:style>
    <style:style style:name="P270" style:family="paragraph" style:parent-style-name="Text_20_body">
      <style:paragraph-properties fo:margin-left="0.339cm" fo:margin-right="0.393cm" fo:line-height="260%" fo:text-indent="3.776cm" style:auto-text-indent="false">
        <style:tab-stops>
          <style:tab-stop style:position="10.07cm"/>
        </style:tab-stops>
      </style:paragraph-properties>
    </style:style>
    <style:style style:name="P271" style:family="paragraph" style:parent-style-name="Text_20_body">
      <style:paragraph-properties fo:margin-left="0.339cm" fo:margin-right="0.393cm" fo:margin-top="0.002cm" fo:margin-bottom="0cm" style:contextual-spacing="false" fo:line-height="260%" fo:text-indent="3.776cm" style:auto-text-indent="false">
        <style:tab-stops>
          <style:tab-stop style:position="10.07cm"/>
        </style:tab-stops>
      </style:paragraph-properties>
    </style:style>
    <style:style style:name="P272" style:family="paragraph" style:parent-style-name="Text_20_body">
      <style:paragraph-properties fo:margin-left="0.395cm" fo:margin-right="0cm" fo:line-height="260%" fo:text-indent="0cm" style:auto-text-indent="false"/>
    </style:style>
    <style:style style:name="P273" style:family="paragraph" style:parent-style-name="Text_20_body">
      <style:paragraph-properties fo:margin-left="0.393cm" fo:margin-right="2.295cm" fo:line-height="260%" fo:text-indent="0cm" style:auto-text-indent="false"/>
    </style:style>
    <style:style style:name="P274" style:family="paragraph" style:parent-style-name="Text_20_body">
      <style:paragraph-properties fo:margin-left="0.393cm" fo:margin-right="0.393cm" fo:margin-top="0.175cm" fo:margin-bottom="0cm" style:contextual-spacing="false" fo:line-height="260%" fo:text-indent="0cm" style:auto-text-indent="false" fo:break-before="column">
        <style:tab-stops>
          <style:tab-stop style:position="1.884cm"/>
        </style:tab-stops>
      </style:paragraph-properties>
    </style:style>
    <style:style style:name="P275" style:family="paragraph" style:parent-style-name="Text_20_body">
      <style:paragraph-properties fo:margin-left="0.393cm" fo:margin-right="0.393cm" fo:margin-top="0.176cm" fo:margin-bottom="0cm" style:contextual-spacing="false" fo:line-height="260%" fo:text-indent="0cm" style:auto-text-indent="false" fo:break-before="column">
        <style:tab-stops>
          <style:tab-stop style:position="1.884cm"/>
        </style:tab-stops>
      </style:paragraph-properties>
    </style:style>
    <style:style style:name="P276" style:family="paragraph" style:parent-style-name="Text_20_body">
      <style:paragraph-properties fo:margin-left="1.642cm" fo:margin-right="2.367cm" fo:margin-top="0.766cm" fo:margin-bottom="0cm" style:contextual-spacing="false" fo:line-height="260%" fo:text-indent="4.064cm" style:auto-text-indent="false">
        <style:tab-stops>
          <style:tab-stop style:position="10.398cm"/>
          <style:tab-stop style:position="13.915cm" style:type="right"/>
          <style:tab-stop style:position="14.402cm"/>
        </style:tab-stops>
      </style:paragraph-properties>
    </style:style>
    <style:style style:name="P277" style:family="paragraph" style:parent-style-name="Text_20_body" style:master-page-name="Converted12">
      <style:paragraph-properties fo:margin-left="6.645cm" fo:margin-right="2.295cm" fo:margin-top="0.134cm" fo:margin-bottom="0cm" style:contextual-spacing="false" fo:line-height="260%" fo:text-indent="0cm" style:auto-text-indent="false" style:page-number="auto"/>
    </style:style>
    <style:style style:name="P278" style:family="paragraph" style:parent-style-name="Text_20_body">
      <style:paragraph-properties fo:margin-left="0.395cm" fo:margin-right="0cm" fo:line-height="0.474cm" fo:text-indent="0cm" style:auto-text-indent="false"/>
    </style:style>
    <style:style style:name="P279" style:family="paragraph" style:parent-style-name="Text_20_body">
      <style:paragraph-properties fo:margin-left="0.339cm" fo:margin-right="0cm" fo:margin-top="0.347cm" fo:margin-bottom="0cm" style:contextual-spacing="false" fo:text-indent="0cm" style:auto-text-indent="false">
        <style:tab-stops>
          <style:tab-stop style:position="2.312cm"/>
          <style:tab-stop style:position="5.554cm"/>
          <style:tab-stop style:position="7.528cm"/>
        </style:tab-stops>
      </style:paragraph-properties>
    </style:style>
    <style:style style:name="P280" style:family="paragraph" style:parent-style-name="Text_20_body">
      <style:paragraph-properties fo:margin-left="0.339cm" fo:margin-right="0cm" fo:line-height="0.476cm" fo:text-indent="0cm" style:auto-text-indent="false">
        <style:tab-stops>
          <style:tab-stop style:position="6.498cm"/>
        </style:tab-stops>
      </style:paragraph-properties>
    </style:style>
    <style:style style:name="P281" style:family="paragraph" style:parent-style-name="Text_20_body">
      <style:paragraph-properties fo:margin-left="1.642cm" fo:margin-right="0cm" fo:line-height="0.476cm" fo:text-indent="0cm" style:auto-text-indent="false">
        <style:tab-stops>
          <style:tab-stop style:position="12.899cm"/>
        </style:tab-stops>
      </style:paragraph-properties>
    </style:style>
    <style:style style:name="P282" style:family="paragraph" style:parent-style-name="Text_20_body">
      <style:paragraph-properties fo:margin-left="0.339cm" fo:margin-right="0cm" fo:margin-top="0.011cm" fo:margin-bottom="0cm" style:contextual-spacing="false" style:line-height-at-least="1.235cm" fo:text-indent="0cm" style:auto-text-indent="false"/>
    </style:style>
    <style:style style:name="P283" style:family="paragraph" style:parent-style-name="Text_20_body">
      <style:paragraph-properties fo:margin-left="0.395cm" fo:margin-right="0.056cm" fo:margin-top="0.319cm" fo:margin-bottom="0cm" style:contextual-spacing="false" style:line-height-at-least="1.235cm" fo:text-indent="0cm" style:auto-text-indent="false"/>
    </style:style>
    <style:style style:name="P284" style:family="paragraph" style:parent-style-name="Text_20_body">
      <style:paragraph-properties fo:margin-left="0.339cm" fo:margin-right="0cm" fo:margin-top="0.155cm" fo:margin-bottom="0cm" style:contextual-spacing="false" fo:text-indent="0cm" style:auto-text-indent="false"/>
    </style:style>
    <style:style style:name="P285" style:family="paragraph" style:parent-style-name="Text_20_body">
      <style:paragraph-properties fo:margin-left="0.339cm" fo:margin-right="0cm" fo:margin-top="0.143cm" fo:margin-bottom="0cm" style:contextual-spacing="false" fo:text-indent="0cm" style:auto-text-indent="false">
        <style:tab-stops>
          <style:tab-stop style:position="2.117cm"/>
        </style:tab-stops>
      </style:paragraph-properties>
    </style:style>
    <style:style style:name="P286" style:family="paragraph" style:parent-style-name="Text_20_body">
      <style:paragraph-properties fo:margin-left="0.339cm" fo:margin-right="0cm" fo:margin-top="0.141cm" fo:margin-bottom="0cm" style:contextual-spacing="false" fo:text-indent="0cm" style:auto-text-indent="false">
        <style:tab-stops>
          <style:tab-stop style:position="2.117cm"/>
        </style:tab-stops>
      </style:paragraph-properties>
    </style:style>
    <style:style style:name="P287" style:family="paragraph" style:parent-style-name="Text_20_body">
      <style:paragraph-properties fo:margin-top="0.009cm" fo:margin-bottom="0cm" style:contextual-spacing="false"/>
      <style:text-properties fo:font-size="14.5pt" style:font-size-asian="14.5pt"/>
    </style:style>
    <style:style style:name="P288" style:family="paragraph" style:parent-style-name="Text_20_body">
      <style:paragraph-properties fo:margin-top="0.011cm" fo:margin-bottom="0cm" style:contextual-spacing="false"/>
      <style:text-properties fo:font-size="14.5pt" style:font-size-asian="14.5pt"/>
    </style:style>
    <style:style style:name="P289" style:family="paragraph" style:parent-style-name="Text_20_body">
      <style:paragraph-properties fo:margin-top="0.007cm" fo:margin-bottom="0cm" style:contextual-spacing="false"/>
      <style:text-properties fo:font-size="14.5pt" style:font-size-asian="14.5pt"/>
    </style:style>
    <style:style style:name="P290" style:family="paragraph" style:parent-style-name="Text_20_body">
      <style:paragraph-properties fo:margin-top="0.004cm" fo:margin-bottom="0cm" style:contextual-spacing="false"/>
      <style:text-properties fo:font-size="14.5pt" style:font-size-asian="14.5pt"/>
    </style:style>
    <style:style style:name="P291" style:family="paragraph" style:parent-style-name="Text_20_body">
      <style:paragraph-properties fo:margin-left="1.898cm" fo:margin-right="0cm" fo:margin-top="0.176cm" fo:margin-bottom="0cm" style:contextual-spacing="false" fo:text-indent="0cm" style:auto-text-indent="false">
        <style:tab-stops>
          <style:tab-stop style:position="7.897cm"/>
          <style:tab-stop style:position="10.589cm"/>
          <style:tab-stop style:position="12.263cm"/>
          <style:tab-stop style:position="17.129cm"/>
        </style:tab-stops>
      </style:paragraph-properties>
    </style:style>
    <style:style style:name="P292" style:family="paragraph" style:parent-style-name="Text_20_body">
      <style:paragraph-properties fo:margin-left="0.393cm" fo:margin-right="0cm" fo:margin-top="0.141cm" fo:margin-bottom="0cm" style:contextual-spacing="false" fo:text-indent="0cm" style:auto-text-indent="false" fo:break-before="column">
        <style:tab-stops>
          <style:tab-stop style:position="6.062cm"/>
        </style:tab-stops>
      </style:paragraph-properties>
    </style:style>
    <style:style style:name="P293" style:family="paragraph" style:parent-style-name="Text_20_body">
      <style:paragraph-properties fo:margin-left="0.393cm" fo:margin-right="0cm" fo:text-indent="0cm" style:auto-text-indent="false"/>
    </style:style>
    <style:style style:name="P294" style:family="paragraph" style:parent-style-name="Text_20_body">
      <style:paragraph-properties fo:margin-left="0.393cm" fo:margin-right="0cm" fo:margin-top="0.002cm" fo:margin-bottom="0cm" style:contextual-spacing="false" fo:text-indent="0cm" style:auto-text-indent="false"/>
    </style:style>
    <style:style style:name="P295" style:family="paragraph" style:parent-style-name="Text_20_body">
      <style:paragraph-properties fo:margin-left="0.393cm" fo:margin-right="0cm" fo:text-indent="0cm" style:auto-text-indent="false" fo:break-before="column"/>
    </style:style>
    <style:style style:name="P296" style:family="paragraph" style:parent-style-name="Text_20_body" style:master-page-name="Converted8">
      <style:paragraph-properties fo:margin-top="0.019cm" fo:margin-bottom="0cm" style:contextual-spacing="false" style:page-number="auto"/>
      <style:text-properties fo:font-size="18.5pt" style:font-size-asian="18.5pt"/>
    </style:style>
    <style:style style:name="P297" style:family="paragraph" style:parent-style-name="Text_20_body" style:master-page-name="Converted10">
      <style:paragraph-properties fo:margin-top="0.019cm" fo:margin-bottom="0cm" style:contextual-spacing="false" style:page-number="auto"/>
      <style:text-properties fo:font-size="18.5pt" style:font-size-asian="18.5pt"/>
    </style:style>
    <style:style style:name="P298" style:family="paragraph" style:parent-style-name="Text_20_body">
      <style:paragraph-properties fo:margin-left="1.9cm" fo:margin-right="0cm" fo:margin-top="0.134cm" fo:margin-bottom="0cm" style:contextual-spacing="false" fo:text-indent="0cm" style:auto-text-indent="false" fo:break-before="column"/>
    </style:style>
    <style:style style:name="P299" style:family="paragraph" style:parent-style-name="Text_20_body">
      <style:paragraph-properties fo:margin-left="0.905cm" fo:margin-right="0cm" fo:text-indent="0cm" style:auto-text-indent="false"/>
    </style:style>
    <style:style style:name="P300" style:family="paragraph" style:parent-style-name="Text_20_body">
      <style:paragraph-properties fo:margin-left="1.898cm" fo:margin-right="0cm" fo:margin-top="0.176cm" fo:margin-bottom="0cm" style:contextual-spacing="false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301" style:family="paragraph" style:parent-style-name="Text_20_body">
      <style:paragraph-properties fo:margin-left="1.898cm" fo:margin-right="0cm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302" style:family="paragraph" style:parent-style-name="Text_20_body">
      <style:paragraph-properties fo:margin-left="1.898cm" fo:margin-right="0cm" fo:margin-top="0.143cm" fo:margin-bottom="0cm" style:contextual-spacing="false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303" style:family="paragraph" style:parent-style-name="Text_20_body">
      <style:paragraph-properties fo:margin-left="1.898cm" fo:margin-right="0cm" fo:margin-top="0.002cm" fo:margin-bottom="0cm" style:contextual-spacing="false" fo:text-indent="0cm" style:auto-text-indent="false">
        <style:tab-stops>
          <style:tab-stop style:position="7.897cm"/>
          <style:tab-stop style:position="10.437cm"/>
        </style:tab-stops>
      </style:paragraph-properties>
    </style:style>
    <style:style style:name="P304" style:family="paragraph" style:parent-style-name="Text_20_body">
      <style:paragraph-properties fo:margin-left="6.645cm" fo:margin-right="0cm" fo:text-indent="0cm" style:auto-text-indent="false"/>
    </style:style>
    <style:style style:name="P305" style:family="paragraph" style:parent-style-name="Text_20_body">
      <style:paragraph-properties fo:margin-left="6.645cm" fo:margin-right="0cm" fo:margin-top="0.145cm" fo:margin-bottom="0cm" style:contextual-spacing="false" fo:text-indent="0cm" style:auto-text-indent="false"/>
    </style:style>
    <style:style style:name="P306" style:family="paragraph" style:parent-style-name="Text_20_body">
      <style:paragraph-properties fo:margin-left="6.645cm" fo:margin-right="0cm" fo:margin-top="0.009cm" fo:margin-bottom="0cm" style:contextual-spacing="false" fo:text-indent="0cm" style:auto-text-indent="false"/>
    </style:style>
    <style:style style:name="P307" style:family="paragraph" style:parent-style-name="Text_20_body">
      <style:paragraph-properties fo:margin-left="6.645cm" fo:margin-right="0cm" fo:margin-top="0.141cm" fo:margin-bottom="0cm" style:contextual-spacing="false" fo:text-indent="0cm" style:auto-text-indent="false"/>
    </style:style>
    <style:style style:name="P308" style:family="paragraph" style:parent-style-name="Text_20_body">
      <style:paragraph-properties fo:margin-left="6.645cm" fo:margin-right="0cm" fo:margin-top="0.176cm" fo:margin-bottom="0cm" style:contextual-spacing="false" fo:text-indent="0cm" style:auto-text-indent="false"/>
    </style:style>
    <style:style style:name="P309" style:family="paragraph" style:parent-style-name="Text_20_body">
      <style:paragraph-properties fo:margin-left="6.645cm" fo:margin-right="0cm" fo:margin-top="0.007cm" fo:margin-bottom="0cm" style:contextual-spacing="false" fo:text-indent="0cm" style:auto-text-indent="false"/>
    </style:style>
    <style:style style:name="P310" style:family="paragraph" style:parent-style-name="Text_20_body">
      <style:paragraph-properties fo:margin-left="1.898cm" fo:margin-right="0cm" fo:text-indent="0cm" style:auto-text-indent="false">
        <style:tab-stops>
          <style:tab-stop style:position="10.971cm"/>
        </style:tab-stops>
      </style:paragraph-properties>
    </style:style>
    <style:style style:name="P311" style:family="paragraph" style:parent-style-name="Text_20_body">
      <style:paragraph-properties fo:margin-left="3.422cm" fo:margin-right="0cm" fo:margin-top="0.141cm" fo:margin-bottom="0cm" style:contextual-spacing="false" fo:text-indent="0cm" style:auto-text-indent="false"/>
    </style:style>
    <style:style style:name="P312" style:family="paragraph" style:parent-style-name="Text_20_body">
      <style:paragraph-properties fo:margin-left="3.422cm" fo:margin-right="0cm" fo:margin-top="0.145cm" fo:margin-bottom="0cm" style:contextual-spacing="false" fo:text-indent="0cm" style:auto-text-indent="false"/>
    </style:style>
    <style:style style:name="P313" style:family="paragraph" style:parent-style-name="Text_20_body">
      <style:paragraph-properties fo:margin-left="1.898cm" fo:margin-right="0cm" fo:margin-top="0.141cm" fo:margin-bottom="0cm" style:contextual-spacing="false" fo:text-indent="0cm" style:auto-text-indent="false"/>
    </style:style>
    <style:style style:name="P314" style:family="paragraph" style:parent-style-name="Text_20_body">
      <style:paragraph-properties fo:margin-left="6.645cm" fo:margin-right="0cm" fo:margin-top="0.145cm" fo:margin-bottom="0cm" style:contextual-spacing="false" fo:text-indent="0cm" style:auto-text-indent="false">
        <style:tab-stops>
          <style:tab-stop style:position="8.338cm"/>
          <style:tab-stop style:position="14.346cm"/>
        </style:tab-stops>
      </style:paragraph-properties>
    </style:style>
    <style:style style:name="P315" style:family="paragraph" style:parent-style-name="Text_20_body">
      <style:paragraph-properties fo:margin-left="6.645cm" fo:margin-right="0cm" fo:margin-top="0.141cm" fo:margin-bottom="0cm" style:contextual-spacing="false" fo:text-indent="0cm" style:auto-text-indent="false">
        <style:tab-stops>
          <style:tab-stop style:position="8.338cm"/>
          <style:tab-stop style:position="14.346cm"/>
        </style:tab-stops>
      </style:paragraph-properties>
    </style:style>
    <style:style style:name="P316" style:family="paragraph" style:parent-style-name="Text_20_body">
      <style:paragraph-properties fo:margin-top="0.005cm" fo:margin-bottom="0cm" style:contextual-spacing="false"/>
      <style:text-properties fo:font-size="3.5pt" style:font-size-asian="3.5pt"/>
    </style:style>
    <style:style style:name="P317" style:family="paragraph" style:parent-style-name="Text_20_body">
      <style:paragraph-properties fo:margin-left="1.898cm" fo:margin-right="0cm" fo:margin-top="0.141cm" fo:margin-bottom="0cm" style:contextual-spacing="false" fo:text-indent="0cm" style:auto-text-indent="false">
        <style:tab-stops>
          <style:tab-stop style:position="9.185cm"/>
        </style:tab-stops>
      </style:paragraph-properties>
    </style:style>
    <style:style style:name="P318" style:family="paragraph" style:parent-style-name="Text_20_body">
      <style:paragraph-properties fo:margin-left="1.898cm" fo:margin-right="0cm" fo:margin-top="0.145cm" fo:margin-bottom="0cm" style:contextual-spacing="false" fo:text-indent="0cm" style:auto-text-indent="false">
        <style:tab-stops>
          <style:tab-stop style:position="7.897cm"/>
        </style:tab-stops>
      </style:paragraph-properties>
    </style:style>
    <style:style style:name="P319" style:family="paragraph" style:parent-style-name="Text_20_body">
      <style:text-properties fo:font-size="16.5pt" style:font-size-asian="16.5pt"/>
    </style:style>
    <style:style style:name="P320" style:family="paragraph" style:parent-style-name="Text_20_body">
      <style:paragraph-properties fo:margin-left="0.393cm" fo:margin-right="0cm" fo:text-indent="0cm" style:auto-text-indent="false">
        <style:tab-stops>
          <style:tab-stop style:position="1.621cm"/>
          <style:tab-stop style:position="5.385cm"/>
          <style:tab-stop style:position="9.151cm"/>
          <style:tab-stop style:position="10.629cm"/>
        </style:tab-stops>
      </style:paragraph-properties>
    </style:style>
    <style:style style:name="P321" style:family="paragraph" style:parent-style-name="Text_20_body">
      <style:paragraph-properties fo:margin-left="0.395cm" fo:margin-right="0.404cm" fo:margin-top="0.155cm" fo:margin-bottom="0cm" style:contextual-spacing="false" fo:line-height="128%" fo:text-indent="1.503cm" style:auto-text-indent="false">
        <style:tab-stops>
          <style:tab-stop style:position="10.751cm"/>
          <style:tab-stop style:position="12.368cm"/>
          <style:tab-stop style:position="14.78cm"/>
        </style:tab-stops>
      </style:paragraph-properties>
    </style:style>
    <style:style style:name="P322" style:family="paragraph" style:parent-style-name="Text_20_body">
      <style:paragraph-properties fo:margin-left="0.395cm" fo:margin-right="0.413cm" fo:margin-top="0.145cm" fo:margin-bottom="0cm" style:contextual-spacing="false" fo:line-height="128%" fo:text-indent="1.503cm" style:auto-text-indent="false">
        <style:tab-stops>
          <style:tab-stop style:position="10.467cm"/>
          <style:tab-stop style:position="12cm"/>
          <style:tab-stop style:position="17.119cm"/>
        </style:tab-stops>
      </style:paragraph-properties>
    </style:style>
    <style:style style:name="P323" style:family="paragraph" style:parent-style-name="Text_20_body">
      <style:paragraph-properties fo:margin-left="0.395cm" fo:margin-right="0.4cm" fo:margin-top="0.145cm" fo:margin-bottom="0cm" style:contextual-spacing="false" fo:line-height="128%" fo:text-indent="1.503cm" style:auto-text-indent="false">
        <style:tab-stops>
          <style:tab-stop style:position="10.486cm"/>
          <style:tab-stop style:position="12.023cm"/>
          <style:tab-stop style:position="17.131cm"/>
        </style:tab-stops>
      </style:paragraph-properties>
    </style:style>
    <style:style style:name="P324" style:family="paragraph" style:parent-style-name="Text_20_body">
      <style:paragraph-properties fo:margin-left="0.395cm" fo:margin-right="0.415cm" fo:margin-top="0.145cm" fo:margin-bottom="0cm" style:contextual-spacing="false" fo:line-height="128%" fo:text-indent="1.503cm" style:auto-text-indent="false">
        <style:tab-stops>
          <style:tab-stop style:position="10.486cm"/>
          <style:tab-stop style:position="12.023cm"/>
        </style:tab-stops>
      </style:paragraph-properties>
    </style:style>
    <style:style style:name="P325" style:family="paragraph" style:parent-style-name="Text_20_body">
      <style:paragraph-properties fo:margin-left="0.395cm" fo:margin-right="0.413cm" fo:margin-top="0.145cm" fo:margin-bottom="0cm" style:contextual-spacing="false" fo:line-height="128%" fo:text-indent="1.503cm" style:auto-text-indent="false">
        <style:tab-stops>
          <style:tab-stop style:position="9.587cm"/>
          <style:tab-stop style:position="17.119cm"/>
        </style:tab-stops>
      </style:paragraph-properties>
    </style:style>
    <style:style style:name="P326" style:family="paragraph" style:parent-style-name="Text_20_body">
      <style:paragraph-properties fo:margin-top="0.009cm" fo:margin-bottom="0cm" style:contextual-spacing="false"/>
      <style:text-properties fo:font-size="15.5pt" style:font-size-asian="15.5pt"/>
    </style:style>
    <style:style style:name="P327" style:family="paragraph" style:parent-style-name="Text_20_body">
      <style:paragraph-properties fo:margin-left="5.142cm" fo:margin-right="0cm" fo:margin-top="0.009cm" fo:margin-bottom="0cm" style:contextual-spacing="false" fo:text-indent="0cm" style:auto-text-indent="false" fo:break-before="column"/>
    </style:style>
    <style:style style:name="P328" style:family="paragraph" style:parent-style-name="Text_20_body">
      <style:paragraph-properties fo:margin-left="5.142cm" fo:margin-right="0cm" fo:margin-top="0.007cm" fo:margin-bottom="0cm" style:contextual-spacing="false" fo:text-indent="0cm" style:auto-text-indent="false" fo:break-before="column"/>
    </style:style>
    <style:style style:name="P329" style:family="paragraph" style:parent-style-name="Text_20_body">
      <style:paragraph-properties fo:margin-left="0.395cm" fo:margin-right="0cm" fo:text-indent="0cm" style:auto-text-indent="false">
        <style:tab-stops>
          <style:tab-stop style:position="9.723cm"/>
          <style:tab-stop style:position="11.656cm"/>
          <style:tab-stop style:position="15.371cm"/>
        </style:tab-stops>
      </style:paragraph-properties>
    </style:style>
    <style:style style:name="P330" style:family="paragraph" style:parent-style-name="Text_20_body">
      <style:paragraph-properties fo:margin-left="0.393cm" fo:margin-right="0cm" fo:text-indent="0cm" style:auto-text-indent="false">
        <style:tab-stops>
          <style:tab-stop style:position="5.554cm"/>
        </style:tab-stops>
      </style:paragraph-properties>
    </style:style>
    <style:style style:name="P331" style:family="paragraph" style:parent-style-name="Text_20_body">
      <style:paragraph-properties fo:margin-left="0.393cm" fo:margin-right="0cm" fo:margin-top="0.002cm" fo:margin-bottom="0cm" style:contextual-spacing="false" fo:text-indent="0cm" style:auto-text-indent="false">
        <style:tab-stops>
          <style:tab-stop style:position="5.554cm"/>
        </style:tab-stops>
      </style:paragraph-properties>
    </style:style>
    <style:style style:name="P332" style:family="paragraph" style:parent-style-name="Text_20_body">
      <style:paragraph-properties fo:margin-left="1.898cm" fo:margin-right="0cm" fo:margin-top="0.141cm" fo:margin-bottom="0cm" style:contextual-spacing="false" fo:text-indent="0cm" style:auto-text-indent="false">
        <style:tab-stops>
          <style:tab-stop style:position="10.467cm"/>
          <style:tab-stop style:position="12cm"/>
          <style:tab-stop style:position="17.124cm"/>
        </style:tab-stops>
      </style:paragraph-properties>
    </style:style>
    <style:style style:name="P333" style:family="paragraph" style:parent-style-name="Text_20_body">
      <style:paragraph-properties fo:margin-left="1.898cm" fo:margin-right="0cm" fo:margin-top="0.143cm" fo:margin-bottom="0cm" style:contextual-spacing="false" fo:text-indent="0cm" style:auto-text-indent="false">
        <style:tab-stops>
          <style:tab-stop style:position="10.467cm"/>
          <style:tab-stop style:position="12cm"/>
          <style:tab-stop style:position="17.124cm"/>
        </style:tab-stops>
      </style:paragraph-properties>
    </style:style>
    <style:style style:name="P334" style:family="paragraph" style:parent-style-name="Text_20_body">
      <style:paragraph-properties fo:margin-left="0.395cm" fo:margin-right="0.42cm" fo:margin-top="0.139cm" fo:margin-bottom="0cm" style:contextual-spacing="false" fo:line-height="130%" fo:text-indent="1.503cm" style:auto-text-indent="false">
        <style:tab-stops>
          <style:tab-stop style:position="10.467cm"/>
          <style:tab-stop style:position="17.111cm"/>
        </style:tab-stops>
      </style:paragraph-properties>
    </style:style>
    <style:style style:name="P335" style:family="paragraph" style:parent-style-name="Text_20_body">
      <style:paragraph-properties fo:margin-left="0.395cm" fo:margin-right="0.42cm" fo:margin-top="0.141cm" fo:margin-bottom="0cm" style:contextual-spacing="false" fo:line-height="130%" fo:text-indent="1.503cm" style:auto-text-indent="false">
        <style:tab-stops>
          <style:tab-stop style:position="10.467cm"/>
          <style:tab-stop style:position="17.111cm"/>
        </style:tab-stops>
      </style:paragraph-properties>
    </style:style>
    <style:style style:name="P336" style:family="paragraph" style:parent-style-name="Text_20_body">
      <style:paragraph-properties fo:margin-left="1.898cm" fo:margin-right="4.808cm" fo:margin-top="0.141cm" fo:margin-bottom="0cm" style:contextual-spacing="false" fo:line-height="130%" fo:text-indent="0cm" style:auto-text-indent="false">
        <style:tab-stops>
          <style:tab-stop style:position="7.897cm"/>
          <style:tab-stop style:position="10.437cm"/>
          <style:tab-stop style:position="11.961cm"/>
        </style:tab-stops>
      </style:paragraph-properties>
    </style:style>
    <style:style style:name="P337" style:family="paragraph" style:parent-style-name="Text_20_body" style:master-page-name="Converted14">
      <style:paragraph-properties fo:margin-left="0.395cm" fo:margin-right="0.413cm" fo:margin-top="0.132cm" fo:margin-bottom="0cm" style:contextual-spacing="false" fo:line-height="130%" fo:text-indent="1.503cm" style:auto-text-indent="false" style:page-number="auto">
        <style:tab-stops>
          <style:tab-stop style:position="9.587cm"/>
          <style:tab-stop style:position="17.119cm"/>
        </style:tab-stops>
      </style:paragraph-properties>
    </style:style>
    <style:style style:name="P338" style:family="paragraph" style:parent-style-name="Text_20_body">
      <style:paragraph-properties fo:margin-left="0cm" fo:margin-right="4.434cm" fo:margin-top="0.145cm" fo:margin-bottom="0cm" style:contextual-spacing="false" fo:text-align="center" style:justify-single-word="false" fo:text-indent="0cm" style:auto-text-indent="false">
        <style:tab-stops>
          <style:tab-stop style:position="5.999cm"/>
          <style:tab-stop style:position="8.539cm"/>
        </style:tab-stops>
      </style:paragraph-properties>
    </style:style>
    <style:style style:name="P339" style:family="paragraph" style:parent-style-name="Text_20_body">
      <style:paragraph-properties fo:margin-left="0cm" fo:margin-right="4.434cm" fo:margin-top="0.141cm" fo:margin-bottom="0cm" style:contextual-spacing="false" fo:text-align="center" style:justify-single-word="false" fo:text-indent="0cm" style:auto-text-indent="false">
        <style:tab-stops>
          <style:tab-stop style:position="5.999cm"/>
          <style:tab-stop style:position="8.539cm"/>
        </style:tab-stops>
      </style:paragraph-properties>
    </style:style>
    <style:style style:name="P340" style:family="paragraph" style:parent-style-name="Text_20_body">
      <style:paragraph-properties fo:margin-left="3.131cm" fo:margin-right="0.519cm" fo:margin-top="0.145cm" fo:margin-bottom="0cm" style:contextual-spacing="false" fo:text-align="center" style:justify-single-word="false" fo:text-indent="0cm" style:auto-text-indent="false"/>
    </style:style>
    <style:style style:name="P341" style:family="paragraph" style:parent-style-name="Text_20_body">
      <style:paragraph-properties fo:margin-left="3.131cm" fo:margin-right="0.519cm" fo:margin-top="0.141cm" fo:margin-bottom="0cm" style:contextual-spacing="false" fo:text-align="center" style:justify-single-word="false" fo:text-indent="0cm" style:auto-text-indent="false"/>
    </style:style>
    <style:style style:name="P342" style:family="paragraph" style:parent-style-name="Text_20_body">
      <style:paragraph-properties fo:margin-left="5.708cm" fo:margin-right="0cm" fo:margin-top="0.176cm" fo:margin-bottom="0cm" style:contextual-spacing="false" fo:text-indent="0cm" style:auto-text-indent="false">
        <style:tab-stops>
          <style:tab-stop style:position="10.398cm"/>
          <style:tab-stop style:position="13.153cm"/>
          <style:tab-stop style:position="15.401cm"/>
        </style:tab-stops>
      </style:paragraph-properties>
    </style:style>
    <style:style style:name="P343" style:family="paragraph" style:parent-style-name="Text_20_body">
      <style:paragraph-properties fo:margin-left="5.708cm" fo:margin-right="0cm" fo:margin-top="0.178cm" fo:margin-bottom="0cm" style:contextual-spacing="false" fo:text-indent="0cm" style:auto-text-indent="false">
        <style:tab-stops>
          <style:tab-stop style:position="10.398cm"/>
          <style:tab-stop style:position="13.153cm"/>
          <style:tab-stop style:position="15.401cm"/>
        </style:tab-stops>
      </style:paragraph-properties>
    </style:style>
    <style:style style:name="P344" style:family="paragraph" style:parent-style-name="Text_20_body">
      <style:paragraph-properties fo:margin-left="1.642cm" fo:margin-right="0cm" fo:text-indent="0cm" style:auto-text-indent="false">
        <style:tab-stops>
          <style:tab-stop style:position="12.899cm"/>
        </style:tab-stops>
      </style:paragraph-properties>
    </style:style>
    <style:style style:name="P345" style:family="paragraph" style:parent-style-name="Text_20_body">
      <style:paragraph-properties fo:margin-left="1.642cm" fo:margin-right="0cm" fo:margin-top="0.002cm" fo:margin-bottom="0cm" style:contextual-spacing="false" fo:text-indent="0cm" style:auto-text-indent="false">
        <style:tab-stops>
          <style:tab-stop style:position="12.899cm"/>
        </style:tab-stops>
      </style:paragraph-properties>
    </style:style>
    <style:style style:name="P346" style:family="paragraph" style:parent-style-name="Text_20_body">
      <style:paragraph-properties fo:margin-top="0.007cm" fo:margin-bottom="0cm" style:contextual-spacing="false"/>
      <style:text-properties fo:font-size="9pt" style:font-size-asian="9pt"/>
    </style:style>
    <style:style style:name="P347" style:family="paragraph" style:parent-style-name="Text_20_body" style:master-page-name="Converted11">
      <style:paragraph-properties fo:margin-left="2.914cm" fo:margin-right="0cm" fo:margin-top="0.123cm" fo:margin-bottom="0cm" style:contextual-spacing="false" fo:text-indent="0cm" style:auto-text-indent="false" style:page-number="auto"/>
    </style:style>
    <style:style style:name="P348" style:family="paragraph" style:parent-style-name="Text_20_body">
      <style:paragraph-properties fo:margin-left="2.914cm" fo:margin-right="0cm" fo:margin-top="0.145cm" fo:margin-bottom="0cm" style:contextual-spacing="false" fo:text-indent="0cm" style:auto-text-indent="false"/>
    </style:style>
    <style:style style:name="P349" style:family="paragraph" style:parent-style-name="Text_20_body">
      <style:paragraph-properties fo:margin-left="2.914cm" fo:margin-right="0cm" fo:margin-top="0.178cm" fo:margin-bottom="0cm" style:contextual-spacing="false" fo:text-indent="0cm" style:auto-text-indent="false"/>
    </style:style>
    <style:style style:name="P350" style:family="paragraph" style:parent-style-name="Text_20_body">
      <style:paragraph-properties fo:margin-left="2.914cm" fo:margin-right="0cm" fo:margin-top="0.141cm" fo:margin-bottom="0cm" style:contextual-spacing="false" fo:text-indent="0cm" style:auto-text-indent="false"/>
    </style:style>
    <style:style style:name="P351" style:family="paragraph" style:parent-style-name="Text_20_body">
      <style:paragraph-properties fo:margin-left="2.152cm" fo:margin-right="0cm" fo:text-indent="0cm" style:auto-text-indent="false"/>
    </style:style>
    <style:style style:name="P352" style:family="paragraph" style:parent-style-name="Text_20_body">
      <style:paragraph-properties fo:margin-left="3.168cm" fo:margin-right="0cm" fo:margin-top="0.002cm" fo:margin-bottom="0cm" style:contextual-spacing="false" fo:text-indent="0cm" style:auto-text-indent="false"/>
    </style:style>
    <style:style style:name="P353" style:family="paragraph" style:parent-style-name="Text_20_body">
      <style:paragraph-properties fo:margin-left="3.168cm" fo:margin-right="0cm" fo:margin-top="0.141cm" fo:margin-bottom="0cm" style:contextual-spacing="false" fo:text-indent="0cm" style:auto-text-indent="false"/>
    </style:style>
    <style:style style:name="P354" style:family="paragraph" style:parent-style-name="Text_20_body">
      <style:paragraph-properties fo:margin-left="3.168cm" fo:margin-right="0cm" fo:text-indent="0cm" style:auto-text-indent="false"/>
    </style:style>
    <style:style style:name="P355" style:family="paragraph" style:parent-style-name="Text_20_body">
      <style:paragraph-properties fo:margin-left="3.168cm" fo:margin-right="0cm" fo:margin-top="0.145cm" fo:margin-bottom="0cm" style:contextual-spacing="false" fo:text-indent="0cm" style:auto-text-indent="false"/>
    </style:style>
    <style:style style:name="P356" style:family="paragraph" style:parent-style-name="Text_20_body">
      <style:paragraph-properties fo:margin-left="1.388cm" fo:margin-right="0cm" fo:text-indent="0cm" style:auto-text-indent="false"/>
    </style:style>
    <style:style style:name="P357" style:family="paragraph" style:parent-style-name="Text_20_body">
      <style:paragraph-properties fo:margin-left="1.898cm" fo:margin-right="0cm" fo:line-height="0.478cm" fo:text-indent="0cm" style:auto-text-indent="false">
        <style:tab-stops>
          <style:tab-stop style:position="11.121cm"/>
          <style:tab-stop style:position="12.848cm"/>
          <style:tab-stop style:position="14.254cm"/>
        </style:tab-stops>
      </style:paragraph-properties>
    </style:style>
    <style:style style:name="P358" style:family="paragraph" style:parent-style-name="Text_20_body">
      <style:paragraph-properties fo:margin-top="0.007cm" fo:margin-bottom="0cm" style:contextual-spacing="false"/>
      <style:text-properties fo:font-size="18pt" style:font-size-asian="18pt"/>
    </style:style>
    <style:style style:name="P359" style:family="paragraph">
      <loext:graphic-properties draw:fill="none"/>
    </style:style>
    <style:style style:name="T1" style:family="text">
      <style:text-properties fo:letter-spacing="-0.009cm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style:font-size-asian="14pt" style:font-weight-asian="bold"/>
    </style:style>
    <style:style style:name="T4" style:family="text">
      <style:text-properties style:font-name="Times New Roman" fo:font-size="14pt" fo:letter-spacing="-0.03cm" fo:font-weight="bold" style:font-size-asian="14pt" style:font-weight-asian="bold"/>
    </style:style>
    <style:style style:name="T5" style:family="text">
      <style:text-properties style:font-name="Times New Roman" fo:font-size="14pt" fo:letter-spacing="-0.118cm" fo:font-weight="bold" style:font-size-asian="14pt" style:font-weight-asian="bold"/>
    </style:style>
    <style:style style:name="T6" style:family="text">
      <style:text-properties style:font-name="Times New Roman" fo:font-size="14pt" fo:letter-spacing="-0.118cm" style:font-size-asian="14pt"/>
    </style:style>
    <style:style style:name="T7" style:family="text">
      <style:text-properties style:font-name="Times New Roman" fo:font-size="14pt" fo:letter-spacing="-0.007cm" fo:font-weight="bold" style:font-size-asian="14pt" style:font-weight-asian="bold"/>
    </style:style>
    <style:style style:name="T8" style:family="text">
      <style:text-properties style:font-name="Times New Roman" fo:font-size="14pt" fo:letter-spacing="-0.007cm" style:font-size-asian="14pt"/>
    </style:style>
    <style:style style:name="T9" style:family="text">
      <style:text-properties style:font-name="Times New Roman" fo:font-size="14pt" fo:letter-spacing="-0.004cm" fo:font-weight="bold" style:font-size-asian="14pt" style:font-weight-asian="bold"/>
    </style:style>
    <style:style style:name="T10" style:family="text">
      <style:text-properties style:font-name="Times New Roman" fo:font-size="14pt" fo:letter-spacing="-0.004cm" style:font-size-asian="14pt"/>
    </style:style>
    <style:style style:name="T11" style:family="text">
      <style:text-properties style:font-name="Times New Roman" fo:font-size="14pt" fo:letter-spacing="-0.005cm" fo:font-weight="bold" style:font-size-asian="14pt" style:font-weight-asian="bold"/>
    </style:style>
    <style:style style:name="T12" style:family="text">
      <style:text-properties style:font-name="Times New Roman" fo:font-size="14pt" fo:letter-spacing="-0.005cm" style:font-size-asian="14pt"/>
    </style:style>
    <style:style style:name="T13" style:family="text">
      <style:text-properties style:font-name="Times New Roman" fo:font-size="14pt" fo:letter-spacing="-0.005cm" fo:font-style="italic" style:font-size-asian="14pt" style:font-style-asian="italic"/>
    </style:style>
    <style:style style:name="T14" style:family="text">
      <style:text-properties style:font-name="Times New Roman" fo:font-size="14pt" fo:letter-spacing="0.019cm" fo:font-weight="bold" style:font-size-asian="14pt" style:font-weight-asian="bold"/>
    </style:style>
    <style:style style:name="T15" style:family="text">
      <style:text-properties style:font-name="Times New Roman" fo:font-size="14pt" fo:letter-spacing="-0.002cm" fo:font-weight="bold" style:font-size-asian="14pt" style:font-weight-asian="bold"/>
    </style:style>
    <style:style style:name="T16" style:family="text">
      <style:text-properties style:font-name="Times New Roman" fo:font-size="14pt" fo:letter-spacing="-0.002cm" style:font-size-asian="14pt"/>
    </style:style>
    <style:style style:name="T17" style:family="text">
      <style:text-properties style:font-name="Times New Roman" fo:font-size="14pt" style:font-size-asian="14pt"/>
    </style:style>
    <style:style style:name="T18" style:family="text">
      <style:text-properties style:font-name="Times New Roman" fo:font-size="14pt" fo:letter-spacing="0.002cm" style:font-size-asian="14pt"/>
    </style:style>
    <style:style style:name="T19" style:family="text">
      <style:text-properties style:font-name="Times New Roman" fo:font-size="14pt" fo:letter-spacing="-0.009cm" style:font-size-asian="14pt"/>
    </style:style>
    <style:style style:name="T20" style:family="text">
      <style:text-properties style:font-name="Times New Roman" fo:font-size="14pt" fo:letter-spacing="-0.009cm" fo:font-weight="bold" style:font-size-asian="14pt" style:font-weight-asian="bold"/>
    </style:style>
    <style:style style:name="T21" style:family="text">
      <style:text-properties style:font-name="Times New Roman" fo:font-size="14pt" fo:font-style="italic" style:font-size-asian="14pt" style:font-style-asian="italic"/>
    </style:style>
    <style:style style:name="T22" style:family="text">
      <style:text-properties style:font-name="Times New Roman" fo:font-size="14pt" fo:letter-spacing="0.005cm" style:font-size-asian="14pt"/>
    </style:style>
    <style:style style:name="T23" style:family="text">
      <style:text-properties style:font-name="Times New Roman" fo:font-size="14pt" fo:letter-spacing="0.125cm" style:font-size-asian="14pt"/>
    </style:style>
    <style:style style:name="T24" style:family="text">
      <style:text-properties style:font-name="Times New Roman" fo:font-size="14pt" fo:letter-spacing="0.004cm" style:font-size-asian="14pt"/>
    </style:style>
    <style:style style:name="T25" style:family="text">
      <style:text-properties style:font-name="Times New Roman" fo:font-size="14pt" fo:letter-spacing="0.012cm" style:font-size-asian="14pt"/>
    </style:style>
    <style:style style:name="T26" style:family="text">
      <style:text-properties style:font-name="Times New Roman" fo:letter-spacing="-0.007cm"/>
    </style:style>
    <style:style style:name="T27" style:family="text">
      <style:text-properties style:font-name="Times New Roman" fo:letter-spacing="-0.009cm"/>
    </style:style>
    <style:style style:name="T28" style:family="text">
      <style:text-properties style:font-name="Times New Roman" fo:letter-spacing="-0.002cm"/>
    </style:style>
    <style:style style:name="T29" style:family="text">
      <style:text-properties style:font-name="Times New Roman" fo:letter-spacing="-0.005cm"/>
    </style:style>
    <style:style style:name="T30" style:family="text">
      <style:text-properties style:font-name="Times New Roman" fo:letter-spacing="0.002cm"/>
    </style:style>
    <style:style style:name="T31" style:family="text">
      <style:text-properties style:font-name="Times New Roman" officeooo:rsid="001c12bc" style:font-name-asian="Times New Roman2" style:language-asian="en" style:country-asian="US" style:font-name-complex="Times New Roman2" style:language-complex="ar" style:country-complex="SA"/>
    </style:style>
    <style:style style:name="T32" style:family="text">
      <style:text-properties style:font-name="Times New Roman" fo:language="ru" fo:country="RU" officeooo:rsid="001c12bc" style:font-name-asian="Times New Roman2" style:language-asian="en" style:country-asian="US" style:font-name-complex="Times New Roman2" style:language-complex="ar" style:country-complex="SA"/>
    </style:style>
    <style:style style:name="T33" style:family="text">
      <style:text-properties fo:letter-spacing="-0.004cm"/>
    </style:style>
    <style:style style:name="T34" style:family="text">
      <style:text-properties fo:letter-spacing="-0.004cm" fo:language="en" fo:country="US" officeooo:rsid="001c12bc"/>
    </style:style>
    <style:style style:name="T35" style:family="text">
      <style:text-properties fo:letter-spacing="-0.005cm"/>
    </style:style>
    <style:style style:name="T36" style:family="text">
      <style:text-properties fo:letter-spacing="-0.007cm"/>
    </style:style>
    <style:style style:name="T37" style:family="text">
      <style:text-properties fo:letter-spacing="-0.007cm" fo:language="en" fo:country="US" officeooo:rsid="001c12bc"/>
    </style:style>
    <style:style style:name="T38" style:family="text">
      <style:text-properties fo:letter-spacing="-0.007cm" fo:language="en" fo:country="US" officeooo:rsid="001c12bc" style:font-name-asian="Times New Roman2" style:language-asian="en" style:country-asian="US" style:font-name-complex="Times New Roman2" style:language-complex="ar" style:country-complex="SA"/>
    </style:style>
    <style:style style:name="T39" style:family="text">
      <style:text-properties fo:font-size="14pt" style:font-size-asian="14pt"/>
    </style:style>
    <style:style style:name="T40" style:family="text">
      <style:text-properties fo:font-size="14pt" fo:letter-spacing="-0.002cm" style:font-size-asian="14pt"/>
    </style:style>
    <style:style style:name="T41" style:family="text">
      <style:text-properties fo:font-size="14pt" fo:letter-spacing="-0.004cm" style:font-size-asian="14pt"/>
    </style:style>
    <style:style style:name="T42" style:family="text">
      <style:text-properties fo:font-size="14pt" fo:letter-spacing="-0.005cm" style:font-size-asian="14pt"/>
    </style:style>
    <style:style style:name="T43" style:family="text">
      <style:text-properties fo:font-size="14pt" fo:letter-spacing="0.002cm" style:font-size-asian="14pt"/>
    </style:style>
    <style:style style:name="T44" style:family="text">
      <style:text-properties fo:font-size="14pt" fo:letter-spacing="-0.118cm" style:font-size-asian="14pt"/>
    </style:style>
    <style:style style:name="T45" style:family="text">
      <style:text-properties fo:font-size="14pt" fo:letter-spacing="0.111cm" style:font-size-asian="14pt"/>
    </style:style>
    <style:style style:name="T46" style:family="text">
      <style:text-properties fo:font-size="14pt" fo:letter-spacing="0.113cm" style:font-size-asian="14pt"/>
    </style:style>
    <style:style style:name="T47" style:family="text">
      <style:text-properties fo:font-size="14pt" fo:letter-spacing="0.109cm" style:font-size-asian="14pt"/>
    </style:style>
    <style:style style:name="T48" style:family="text">
      <style:text-properties fo:font-size="14pt" fo:letter-spacing="-0.009cm" style:font-size-asian="14pt"/>
    </style:style>
    <style:style style:name="T49" style:family="text">
      <style:text-properties fo:font-size="14pt" fo:letter-spacing="-0.007cm" style:font-size-asian="14pt"/>
    </style:style>
    <style:style style:name="T50" style:family="text">
      <style:text-properties fo:font-size="14pt" fo:letter-spacing="-0.011cm" style:font-size-asian="14pt"/>
    </style:style>
    <style:style style:name="T51" style:family="text">
      <style:text-properties fo:font-size="14pt" fo:letter-spacing="0.095cm" style:font-size-asian="14pt"/>
    </style:style>
    <style:style style:name="T52" style:family="text">
      <style:text-properties fo:font-size="14pt" fo:letter-spacing="0.092cm" style:font-size-asian="14pt"/>
    </style:style>
    <style:style style:name="T53" style:family="text">
      <style:text-properties fo:font-size="14pt" fo:letter-spacing="0.093cm" style:font-size-asian="14pt"/>
    </style:style>
    <style:style style:name="T54" style:family="text">
      <style:text-properties fo:font-size="14pt" fo:letter-spacing="0.026cm" style:font-size-asian="14pt"/>
    </style:style>
    <style:style style:name="T55" style:family="text">
      <style:text-properties fo:font-size="14pt" fo:letter-spacing="0.03cm" style:font-size-asian="14pt"/>
    </style:style>
    <style:style style:name="T56" style:family="text">
      <style:text-properties fo:font-size="14pt" fo:letter-spacing="0.032cm" style:font-size-asian="14pt"/>
    </style:style>
    <style:style style:name="T57" style:family="text">
      <style:text-properties fo:font-size="14pt" fo:letter-spacing="0.034cm" style:font-size-asian="14pt"/>
    </style:style>
    <style:style style:name="T58" style:family="text">
      <style:text-properties fo:font-size="14pt" fo:letter-spacing="0.028cm" style:font-size-asian="14pt"/>
    </style:style>
    <style:style style:name="T59" style:family="text">
      <style:text-properties fo:letter-spacing="-0.002cm"/>
    </style:style>
    <style:style style:name="T60" style:family="text">
      <style:text-properties fo:letter-spacing="-0.002cm" fo:language="en" fo:country="US" officeooo:rsid="001c12bc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font-name="Courier New" fo:font-size="12pt" style:font-size-asian="12pt"/>
    </style:style>
    <style:style style:name="T63" style:family="text">
      <style:text-properties style:font-name="Courier New" fo:font-size="12pt" fo:letter-spacing="-0.004cm" fo:language="en" fo:country="US" officeooo:rsid="001c12bc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4" style:family="text">
      <style:text-properties style:font-name="Courier New" fo:font-size="12pt" fo:letter-spacing="-0.002cm" fo:language="en" fo:country="US" officeooo:rsid="001c12bc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5" style:family="text">
      <style:text-properties style:font-name="Courier New" fo:font-size="12pt" fo:language="en" fo:country="US" officeooo:rsid="001c12bc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6" style:family="text">
      <style:text-properties style:font-name="Courier New" fo:font-size="12pt" fo:letter-spacing="-0.014cm" fo:language="en" fo:country="US" officeooo:rsid="001c12bc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7" style:family="text">
      <style:text-properties style:font-name="Courier New" fo:font-size="12pt" fo:letter-spacing="-0.014cm" fo:language="ru" fo:country="RU" officeooo:rsid="001c12bc" style:font-name-asian="Courier New1" style:font-size-asian="12pt" style:language-asian="en" style:country-asian="US" style:font-name-complex="Courier New1" style:font-size-complex="12pt" style:language-complex="ar" style:country-complex="SA"/>
    </style:style>
    <style:style style:name="T68" style:family="text">
      <style:text-properties fo:font-size="12pt" style:font-size-asian="12pt"/>
    </style:style>
    <style:style style:name="T69" style:family="text">
      <style:text-properties fo:letter-spacing="-0.101cm"/>
    </style:style>
    <style:style style:name="T70" style:family="text">
      <style:text-properties fo:letter-spacing="-0.025cm"/>
    </style:style>
    <style:style style:name="T71" style:family="text">
      <style:text-properties fo:letter-spacing="-0.102cm"/>
    </style:style>
    <style:style style:name="T72" style:family="text">
      <style:text-properties fo:letter-spacing="-0.011cm"/>
    </style:style>
    <style:style style:name="T73" style:family="text">
      <style:text-properties fo:letter-spacing="0.002cm"/>
    </style:style>
    <style:style style:name="T74" style:family="text">
      <style:text-properties fo:letter-spacing="0.102cm"/>
    </style:style>
    <style:style style:name="T75" style:family="text">
      <style:text-properties fo:letter-spacing="-0.104cm"/>
    </style:style>
    <style:style style:name="T76" style:family="text">
      <style:text-properties fo:letter-spacing="0.021cm"/>
    </style:style>
    <style:style style:name="T77" style:family="text">
      <style:text-properties fo:letter-spacing="0.072cm"/>
    </style:style>
    <style:style style:name="T78" style:family="text">
      <style:text-properties fo:letter-spacing="0.238cm"/>
    </style:style>
    <style:style style:name="T79" style:family="text">
      <style:text-properties fo:letter-spacing="0.242cm"/>
    </style:style>
    <style:style style:name="T80" style:family="text">
      <style:text-properties fo:letter-spacing="-0.249cm"/>
    </style:style>
    <style:style style:name="T81" style:family="text">
      <style:text-properties fo:letter-spacing="-0.014cm"/>
    </style:style>
    <style:style style:name="T82" style:family="text">
      <style:text-properties fo:letter-spacing="-0.014cm" fo:language="en" fo:country="US" officeooo:rsid="001c12bc"/>
    </style:style>
    <style:style style:name="T83" style:family="text">
      <style:text-properties fo:letter-spacing="-0.014cm" officeooo:rsid="001c12bc"/>
    </style:style>
    <style:style style:name="T84" style:family="text">
      <style:text-properties fo:letter-spacing="-0.014cm" fo:language="ru" fo:country="RU" officeooo:rsid="001c12bc"/>
    </style:style>
    <style:style style:name="T85" style:family="text">
      <style:text-properties fo:letter-spacing="-0.012cm"/>
    </style:style>
    <style:style style:name="T86" style:family="text">
      <style:text-properties fo:letter-spacing="-0.25cm"/>
    </style:style>
    <style:style style:name="T87" style:family="text">
      <style:text-properties fo:letter-spacing="0.249cm"/>
    </style:style>
    <style:style style:name="T88" style:family="text">
      <style:text-properties fo:letter-spacing="0.254cm"/>
    </style:style>
    <style:style style:name="T89" style:family="text">
      <style:text-properties fo:letter-spacing="0.243cm"/>
    </style:style>
    <style:style style:name="T90" style:family="text">
      <style:text-properties fo:letter-spacing="-0.018cm"/>
    </style:style>
    <style:style style:name="T91" style:family="text">
      <style:text-properties fo:letter-spacing="-0.016cm"/>
    </style:style>
    <style:style style:name="T92" style:family="text">
      <style:text-properties fo:letter-spacing="0.233cm"/>
    </style:style>
    <style:style style:name="T93" style:family="text">
      <style:text-properties fo:letter-spacing="0.247cm"/>
    </style:style>
    <style:style style:name="T94" style:family="text">
      <style:text-properties fo:letter-spacing="0.24cm"/>
    </style:style>
    <style:style style:name="T95" style:family="text">
      <style:text-properties fo:letter-spacing="0.236cm"/>
    </style:style>
    <style:style style:name="T96" style:family="text">
      <style:text-properties fo:letter-spacing="0.245cm"/>
    </style:style>
    <style:style style:name="T97" style:family="text">
      <style:text-properties fo:letter-spacing="-0.035cm"/>
    </style:style>
    <style:style style:name="T98" style:family="text">
      <style:text-properties fo:letter-spacing="0.005cm"/>
    </style:style>
    <style:style style:name="T99" style:family="text">
      <style:text-properties fo:letter-spacing="0.12cm"/>
    </style:style>
    <style:style style:name="T100" style:family="text">
      <style:text-properties fo:letter-spacing="0.125cm"/>
    </style:style>
    <style:style style:name="T101" style:family="text">
      <style:text-properties fo:letter-spacing="-0.023cm"/>
    </style:style>
    <style:style style:name="T102" style:family="text">
      <style:text-properties fo:letter-spacing="-0.021cm"/>
    </style:style>
    <style:style style:name="T103" style:family="text">
      <style:text-properties fo:letter-spacing="0.06cm"/>
    </style:style>
    <style:style style:name="T104" style:family="text">
      <style:text-properties fo:letter-spacing="0.252cm"/>
    </style:style>
    <style:style style:name="T105" style:family="text">
      <style:text-properties fo:letter-spacing="-0.095cm"/>
    </style:style>
    <style:style style:name="T106" style:family="text">
      <style:text-properties fo:letter-spacing="0.099cm"/>
    </style:style>
    <style:style style:name="T107" style:family="text">
      <style:text-properties fo:letter-spacing="0.095cm"/>
    </style:style>
    <style:style style:name="T108" style:family="text">
      <style:text-properties fo:letter-spacing="-0.093cm"/>
    </style:style>
    <style:style style:name="T109" style:family="text">
      <style:text-properties fo:letter-spacing="0.055cm"/>
    </style:style>
    <style:style style:name="T110" style:family="text">
      <style:text-properties fo:letter-spacing="0.016cm"/>
    </style:style>
    <style:style style:name="T111" style:family="text">
      <style:text-properties fo:letter-spacing="0.018cm"/>
    </style:style>
    <style:style style:name="T112" style:family="text">
      <style:text-properties fo:letter-spacing="0.009cm"/>
    </style:style>
    <style:style style:name="T113" style:family="text">
      <style:text-properties fo:letter-spacing="-0.034cm"/>
    </style:style>
    <style:style style:name="T114" style:family="text">
      <style:text-properties fo:letter-spacing="-0.032cm"/>
    </style:style>
    <style:style style:name="T115" style:family="text">
      <style:text-properties fo:letter-spacing="0.37cm"/>
    </style:style>
    <style:style style:name="T116" style:family="text">
      <style:text-properties fo:letter-spacing="-0.019cm"/>
    </style:style>
    <style:style style:name="T117" style:family="text">
      <style:text-properties fo:letter-spacing="0.222cm"/>
    </style:style>
    <style:style style:name="T118" style:family="text">
      <style:text-properties fo:letter-spacing="0.118cm"/>
    </style:style>
    <style:style style:name="T119" style:family="text">
      <style:text-properties fo:letter-spacing="0.372cm"/>
    </style:style>
    <style:style style:name="T120" style:family="text">
      <style:text-properties fo:letter-spacing="0.25cm"/>
    </style:style>
    <style:style style:name="T121" style:family="text">
      <style:text-properties fo:letter-spacing="-0.026cm"/>
    </style:style>
    <style:style style:name="T122" style:family="text">
      <style:text-properties fo:letter-spacing="-0.03cm"/>
    </style:style>
    <style:style style:name="T123" style:family="text">
      <style:text-properties fo:letter-spacing="-0.028cm"/>
    </style:style>
    <style:style style:name="T124" style:family="text">
      <style:text-properties fo:letter-spacing="0.097cm"/>
    </style:style>
    <style:style style:name="T125" style:family="text">
      <style:text-properties fo:letter-spacing="0.056cm"/>
    </style:style>
    <style:style style:name="T126" style:family="text">
      <style:text-properties fo:language="en" fo:country="US"/>
    </style:style>
    <style:style style:name="T127" style:family="text">
      <style:text-properties fo:language="en" fo:country="US" officeooo:rsid="0019d2e3"/>
    </style:style>
    <style:style style:name="T128" style:family="text">
      <style:text-properties fo:language="en" fo:country="US" officeooo:rsid="001c12bc"/>
    </style:style>
    <style:style style:name="T129" style:family="text">
      <style:text-properties officeooo:rsid="001a4334"/>
    </style:style>
    <style:style style:name="T130" style:family="text">
      <style:text-properties fo:language="ru" fo:country="RU"/>
    </style:style>
    <style:style style:name="T131" style:family="text">
      <style:text-properties fo:language="ru" fo:country="RU" officeooo:rsid="001c12bc"/>
    </style:style>
    <style:style style:name="T132" style:family="text">
      <style:text-properties officeooo:rsid="001c12bc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5026*" fo:start-indent="0cm" fo:end-indent="0.035cm"/>
          <style:column style:rel-width="50509*" fo:start-indent="0.035cm" fo:end-indent="0c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3094*" fo:start-indent="0cm" fo:end-indent="0.035cm"/>
          <style:column style:rel-width="42441*" fo:start-indent="0.035cm" fo:end-indent="0cm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20786*" fo:start-indent="0cm" fo:end-indent="0.607cm"/>
          <style:column style:rel-width="44749*" fo:start-indent="0.607cm" fo:end-indent="0cm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17346*" fo:start-indent="0cm" fo:end-indent="0.035cm"/>
          <style:column style:rel-width="48189*" fo:start-indent="0.035cm" fo:end-indent="0cm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16110*" fo:start-indent="0cm" fo:end-indent="1.877cm"/>
          <style:column style:rel-width="49425*" fo:start-indent="1.877cm" fo:end-indent="0cm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17980*" fo:start-indent="0cm" fo:end-indent="1.369cm"/>
          <style:column style:rel-width="47555*" fo:start-indent="1.369cm" fo:end-indent="0cm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5368*" fo:start-indent="0cm" fo:end-indent="0.046cm"/>
          <style:column style:rel-width="60167*" fo:start-indent="0.046cm" fo:end-indent="0cm"/>
        </style:columns>
      </style:section-properties>
    </style:style>
    <style:style style:name="Sect9" style:family="section">
      <style:section-properties style:editable="false">
        <style:columns fo:column-count="2">
          <style:column style:rel-width="21254*" fo:start-indent="0cm" fo:end-indent="0.48cm"/>
          <style:column style:rel-width="44281*" fo:start-indent="0.48cm" fo:end-indent="0cm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16577*" fo:start-indent="0cm" fo:end-indent="1.75cm"/>
          <style:column style:rel-width="48958*" fo:start-indent="1.75cm" fo:end-indent="0cm"/>
        </style:columns>
      </style:section-properties>
    </style:style>
    <style:style style:name="Sect11" style:family="section">
      <style:section-properties text:dont-balance-text-columns="true" style:editable="false">
        <style:columns fo:column-count="2">
          <style:column style:rel-width="20786*" fo:start-indent="0cm" fo:end-indent="0.607cm"/>
          <style:column style:rel-width="44749*" fo:start-indent="0.607cm" fo:end-indent="0cm"/>
        </style:columns>
      </style:section-properties>
    </style:style>
    <style:style style:name="Sect12" style:family="section">
      <style:section-properties style:editable="false">
        <style:columns fo:column-count="2">
          <style:column style:rel-width="18485*" fo:start-indent="0cm" fo:end-indent="0.235cm"/>
          <style:column style:rel-width="47050*" fo:start-indent="0.235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1.104cm" fo:min-width="15.655cm" fo:padding-top="0cm" fo:padding-bottom="0cm" fo:padding-left="0cm" fo:padding-right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1" text:outline-level="2">МИНОБРНАУКИ<text:span text:style-name="T1"> </text:span>РОССИИ</text:h>
        <text:p text:style-name="P21"><text:span text:style-name="T3">САНКТ-ПЕТЕРБУРГСКИЙ</text:span><text:span text:style-name="T4"> </text:span><text:span text:style-name="T3">ГОСУДАРСТВЕННЫЙ</text:span><text:span text:style-name="T5"> </text:span><text:span text:style-name="T3">ЭЛЕКТРОТЕХНИЧЕСКИЙ УНИВЕРСИТЕТ</text:span></text:p>
        <text:h text:style-name="P12" text:outline-level="2">«ЛЭТИ»<text:span text:style-name="T33"> </text:span>ИМ.<text:span text:style-name="T35"> </text:span>В.И.<text:span text:style-name="T33"> </text:span>УЛЬЯНОВА<text:span text:style-name="T35"> </text:span>(ЛЕНИНА)</text:h>
        <text:p text:style-name="P33"><text:span text:style-name="T3">Кафедра</text:span><text:span text:style-name="T7"> </text:span><text:span text:style-name="T3">МО</text:span><text:span text:style-name="T9"> </text:span><text:span text:style-name="T3">ЭВМ</text:span></text:p>
        <text:p text:style-name="P186"/>
        <text:p text:style-name="P186"/>
        <text:p text:style-name="P186"/>
        <text:p text:style-name="P186"/>
        <text:p text:style-name="P186"/>
        <text:p text:style-name="P186"/>
        <text:p text:style-name="P186"/>
        <text:p text:style-name="P186"/>
        <text:p text:style-name="P186"/>
        <text:p text:style-name="P190"/>
        <text:h text:style-name="P14" text:outline-level="2">ОТЧЕТ</text:h>
        <text:p text:style-name="P34"><text:span text:style-name="T3">по</text:span><text:span text:style-name="T11"> </text:span><text:span text:style-name="T3">лабораторной</text:span><text:span text:style-name="T11"> </text:span><text:span text:style-name="T3">работе</text:span><text:span text:style-name="T9"> </text:span><text:span text:style-name="T3">№1</text:span></text:p>
        <text:h text:style-name="P13" text:outline-level="2">по<text:span text:style-name="T36"> </text:span>дисциплине<text:span text:style-name="T35"> </text:span>«Организация<text:span text:style-name="T35"> </text:span>ЭВМ<text:span text:style-name="T35"> </text:span>и<text:span text:style-name="T36"> </text:span>систем»</text:h>
        <text:p text:style-name="P35"><text:span text:style-name="T3">Тема:</text:span><text:span text:style-name="T14"> </text:span><text:span text:style-name="T3">Трансляция,</text:span><text:span text:style-name="T9"> </text:span><text:span text:style-name="T3">отладка</text:span><text:span text:style-name="T9"> </text:span><text:span text:style-name="T3">и</text:span><text:span text:style-name="T9"> </text:span><text:span text:style-name="T3">выполнение</text:span><text:span text:style-name="T9"> </text:span><text:span text:style-name="T3">программ</text:span><text:span text:style-name="T15"> </text:span><text:span text:style-name="T3">на</text:span><text:span text:style-name="T9"> </text:span><text:span text:style-name="T3">языке</text:span><text:span text:style-name="T9"> </text:span><text:span text:style-name="T3">Ассемблера</text:span></text:p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1"/>
        <text:p text:style-name="P193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46">Студент<text:span text:style-name="T59"> </text:span>гр.<text:span text:style-name="T33"> </text:span>1381</text:p>
            </table:table-cell>
            <table:table-cell table:style-name="Таблица1.A1" office:value-type="string">
              <text:p text:style-name="P47"><text:span text:style-name="T61"/></text:p>
            </table:table-cell>
            <table:table-cell table:style-name="Таблица1.A1" office:value-type="string">
              <text:p text:style-name="P48">Сагидуллин<text:span text:style-name="T35"> </text:span>Э.Р.</text:p>
            </table:table-cell>
          </table:table-row>
          <table:table-row table:style-name="Таблица1.1">
            <table:table-cell table:style-name="Таблица1.A1" office:value-type="string">
              <text:p text:style-name="P49">Преподаватель</text:p>
            </table:table-cell>
            <table:table-cell table:style-name="Таблица1.A1" office:value-type="string">
              <text:p text:style-name="P50"><text:span text:style-name="T61"/></text:p>
            </table:table-cell>
            <table:table-cell table:style-name="Таблица1.A1" office:value-type="string">
              <text:p text:style-name="P51">Ефремов<text:span text:style-name="T35"> </text:span>М.А.</text:p>
            </table:table-cell>
          </table:table-row>
        </table:table>
        <text:p text:style-name="P191"/>
        <text:p text:style-name="P191"/>
        <text:p text:style-name="P191"/>
        <text:p text:style-name="P194"/>
        <text:p text:style-name="P22"><text:span text:style-name="T16">Санкт-Петербург</text:span><text:span text:style-name="T6"> </text:span><text:span text:style-name="T17">2022</text:span></text:p>
      </text:section>
      <text:h text:style-name="P15" text:outline-level="2">Цель<text:span text:style-name="T36"> </text:span>работы.</text:h>
      <text:p text:style-name="P195"/>
      <text:p text:style-name="P23"><text:span text:style-name="T17">Изучить<text:tab/>основные<text:tab/>принципы<text:tab/>трансляции,<text:tab/>научиться<text:tab/>отлаживать<text:tab/></text:span><text:span text:style-name="T16">и</text:span><text:span text:style-name="T6"> </text:span><text:span text:style-name="T17">выполнять</text:span><text:span text:style-name="T10"> </text:span><text:span text:style-name="T17">программы</text:span><text:span text:style-name="T16"> </text:span><text:span text:style-name="T17">на</text:span><text:span text:style-name="T10"> </text:span><text:span text:style-name="T17">языке</text:span><text:span text:style-name="T18"> </text:span><text:span text:style-name="T17">Ассемблера.</text:span></text:p>
      <text:p text:style-name="P196"/>
      <text:h text:style-name="P16" text:outline-level="2">Задание</text:h>
      <text:list xml:id="list568515099" text:style-name="WWNum1">
        <text:list-item>
          <text:p text:style-name="P5"><text:span text:style-name="T39">Просмотреть программу hello1.asm, которая формирует и выводит на</text:span><text:span text:style-name="T43"> </text:span><text:span text:style-name="T39">экран приветствие пользователя с помощью функции ОС MSDOS, вызываемой</text:span><text:span text:style-name="T43"> </text:span><text:span text:style-name="T39">через прерывание с номером 21H (команда Int 21h). Выполняемые функцией</text:span><text:span text:style-name="T43"> </text:span><text:span text:style-name="T39">действия и</text:span><text:span text:style-name="T40"> </text:span><text:span text:style-name="T39">задаваемые ей</text:span><text:span text:style-name="T40"> </text:span><text:span text:style-name="T39">параметры</text:span><text:span text:style-name="T40"> </text:span><text:span text:style-name="T39">- следующие:</text:span></text:p>
        </text:list-item>
      </text:list>
      <text:list xml:id="list4263492069" text:style-name="WWNum2">
        <text:list-item>
          <text:p text:style-name="P7"><text:span text:style-name="T39">обеспечивается</text:span><text:span text:style-name="T43"> </text:span><text:span text:style-name="T39">вывод</text:span><text:span text:style-name="T43"> </text:span><text:span text:style-name="T39">на</text:span><text:span text:style-name="T43"> </text:span><text:span text:style-name="T39">экран</text:span><text:span text:style-name="T43"> </text:span><text:span text:style-name="T39">строки</text:span><text:span text:style-name="T43"> </text:span><text:span text:style-name="T39">символов,</text:span><text:span text:style-name="T43"> </text:span><text:span text:style-name="T39">заканчивающейся</text:span><text:span text:style-name="T44"> </text:span><text:span text:style-name="T39">знаком</text:span><text:span text:style-name="T40"> </text:span><text:span text:style-name="T39">"$";</text:span></text:p>
        </text:list-item>
        <text:list-item>
          <text:p text:style-name="P8"><text:span text:style-name="T39">требуется</text:span><text:span text:style-name="T45"> </text:span><text:span text:style-name="T39">задание</text:span><text:span text:style-name="T46"> </text:span><text:span text:style-name="T39">в</text:span><text:span text:style-name="T45"> </text:span><text:span text:style-name="T39">регистре</text:span><text:span text:style-name="T46"> </text:span><text:span text:style-name="T39">ah</text:span><text:span text:style-name="T46"> </text:span><text:span text:style-name="T39">номера</text:span><text:span text:style-name="T45"> </text:span><text:span text:style-name="T39">функции,</text:span><text:span text:style-name="T45"> </text:span><text:span text:style-name="T39">равного</text:span><text:span text:style-name="T47"> </text:span><text:span text:style-name="T39">09h,</text:span><text:span text:style-name="T45"> </text:span><text:span text:style-name="T39">а</text:span><text:span text:style-name="T46"> </text:span><text:span text:style-name="T39">в</text:span><text:span text:style-name="T44"> </text:span><text:span text:style-name="T39">регистре dx -</text:span><text:span text:style-name="T41"> </text:span><text:span text:style-name="T39">смещения</text:span><text:span text:style-name="T40"> </text:span><text:span text:style-name="T39">адреса выводимой строки;</text:span></text:p>
        </text:list-item>
      </text:list>
      <text:p text:style-name="P26"><text:span text:style-name="T17">-</text:span><text:span text:style-name="T8"> </text:span><text:span text:style-name="T17">используется</text:span><text:span text:style-name="T8"> </text:span><text:span text:style-name="T17">регистр</text:span><text:span text:style-name="T10"> </text:span><text:span text:style-name="T17">ax</text:span><text:span text:style-name="T19"> </text:span><text:span text:style-name="T17">и</text:span><text:span text:style-name="T19"> </text:span><text:span text:style-name="T17">не</text:span><text:span text:style-name="T8"> </text:span><text:span text:style-name="T17">сохраняется</text:span><text:span text:style-name="T8"> </text:span><text:span text:style-name="T17">его</text:span><text:span text:style-name="T12"> </text:span><text:span text:style-name="T17">содержимое.</text:span></text:p>
      <text:list xml:id="list232311588984027" text:continue-list="list568515099" text:style-name="WWNum1">
        <text:list-item>
          <text:p text:style-name="P6"><text:span text:style-name="T39">Разобраться в структуре и реализации каждого сегмента программы.</text:span><text:span text:style-name="T43"> </text:span><text:span text:style-name="T39">Непонятные</text:span><text:span text:style-name="T43"> </text:span><text:span text:style-name="T39">фрагменты</text:span><text:span text:style-name="T43"> </text:span><text:span text:style-name="T39">прояснить</text:span><text:span text:style-name="T43"> </text:span><text:span text:style-name="T39">у</text:span><text:span text:style-name="T43"> </text:span><text:span text:style-name="T39">преподавателя.</text:span><text:span text:style-name="T43"> </text:span><text:span text:style-name="T39">Строку-приветствие</text:span><text:span text:style-name="T43"> </text:span><text:span text:style-name="T39">преобразовать в</text:span><text:span text:style-name="T41"> </text:span><text:span text:style-name="T39">соответствии со</text:span><text:span text:style-name="T41"> </text:span><text:span text:style-name="T39">своими</text:span><text:span text:style-name="T41"> </text:span><text:span text:style-name="T39">личными</text:span><text:span text:style-name="T40"> </text:span><text:span text:style-name="T39">данными.</text:span></text:p>
        </text:list-item>
        <text:list-item>
          <text:p text:style-name="P2"><text:span text:style-name="T39">Загрузить</text:span><text:span text:style-name="T42"> </text:span><text:span text:style-name="T39">файл</text:span><text:span text:style-name="T48"> </text:span><text:span text:style-name="T39">hello1.asm</text:span><text:span text:style-name="T41"> </text:span><text:span text:style-name="T39">из</text:span><text:span text:style-name="T48"> </text:span><text:span text:style-name="T39">каталога</text:span><text:span text:style-name="T41"> </text:span><text:span text:style-name="T39">Задания</text:span><text:span text:style-name="T49"> </text:span><text:span text:style-name="T39">в</text:span><text:span text:style-name="T48"> </text:span><text:span text:style-name="T39">каталог</text:span><text:span text:style-name="T42"> </text:span><text:span text:style-name="T39">Masm.</text:span></text:p>
        </text:list-item>
        <text:list-item>
          <text:p text:style-name="P3"><text:span text:style-name="T39">Протранслировать</text:span><text:span text:style-name="T42"> </text:span><text:span text:style-name="T39">программу</text:span><text:span text:style-name="T42"> </text:span><text:span text:style-name="T39">с</text:span><text:span text:style-name="T41"> </text:span><text:span text:style-name="T39">помощью</text:span><text:span text:style-name="T42"> </text:span><text:span text:style-name="T39">строки</text:span></text:p>
        </text:list-item>
      </text:list>
      <text:p text:style-name="P39"><text:span text:style-name="T21">&gt;</text:span><text:span text:style-name="T13"> </text:span><text:span text:style-name="T21">masm hello1.asm</text:span></text:p>
      <text:p text:style-name="P25"><text:span text:style-name="T17">c</text:span><text:span text:style-name="T18"> </text:span><text:span text:style-name="T17">созданием</text:span><text:span text:style-name="T18"> </text:span><text:span text:style-name="T17">объектного</text:span><text:span text:style-name="T18"> </text:span><text:span text:style-name="T17">файла</text:span><text:span text:style-name="T18"> </text:span><text:span text:style-name="T17">и</text:span><text:span text:style-name="T18"> </text:span><text:span text:style-name="T17">файла</text:span><text:span text:style-name="T18"> </text:span><text:span text:style-name="T17">диагностических</text:span><text:span text:style-name="T18"> </text:span><text:span text:style-name="T17">сообщений</text:span><text:span text:style-name="T18"> </text:span><text:span text:style-name="T17">(файла листинга). Объяснить и исправить синтаксические ошибки, если они</text:span><text:span text:style-name="T18"> </text:span><text:span text:style-name="T17">будут</text:span><text:span text:style-name="T18"> </text:span><text:span text:style-name="T17">обнаружены</text:span><text:span text:style-name="T18"> </text:span><text:span text:style-name="T17">транслятором.</text:span><text:span text:style-name="T18"> </text:span><text:span text:style-name="T17">Повторить</text:span><text:span text:style-name="T18"> </text:span><text:span text:style-name="T17">трансляцию</text:span><text:span text:style-name="T18"> </text:span><text:span text:style-name="T17">программы</text:span><text:span text:style-name="T18"> </text:span><text:span text:style-name="T17">до</text:span><text:span text:style-name="T18"> </text:span><text:span text:style-name="T17">получения</text:span><text:span text:style-name="T10"> </text:span><text:span text:style-name="T17">объектного</text:span><text:span text:style-name="T22"> </text:span><text:span text:style-name="T17">модуля.</text:span></text:p>
      <text:list xml:id="list232310767006377" text:continue-numbering="true" text:style-name="WWNum1">
        <text:list-item>
          <text:p text:style-name="P4"><text:span text:style-name="T39">Скомпоновать</text:span><text:span text:style-name="T50"> </text:span><text:span text:style-name="T39">загрузочный</text:span><text:span text:style-name="T42"> </text:span><text:span text:style-name="T39">модуль</text:span><text:span text:style-name="T48"> </text:span><text:span text:style-name="T39">с</text:span><text:span text:style-name="T49"> </text:span><text:span text:style-name="T39">помощью</text:span><text:span text:style-name="T49"> </text:span><text:span text:style-name="T39">строки</text:span></text:p>
        </text:list-item>
      </text:list>
      <text:p text:style-name="P36"><text:span text:style-name="T21">&gt; link hello1.obj</text:span></text:p>
      <text:p text:style-name="P27"><text:span text:style-name="T17">с</text:span><text:span text:style-name="T19"> </text:span><text:span text:style-name="T17">созданием</text:span><text:span text:style-name="T16"> </text:span><text:span text:style-name="T17">карты</text:span><text:span text:style-name="T19"> </text:span><text:span text:style-name="T17">памяти</text:span><text:span text:style-name="T10"> </text:span><text:span text:style-name="T17">и</text:span><text:span text:style-name="T19"> </text:span><text:span text:style-name="T17">исполняемого</text:span><text:span text:style-name="T12"> </text:span><text:span text:style-name="T17">файла</text:span><text:span text:style-name="T10"> </text:span><text:span text:style-name="T17">hello1.exe.</text:span></text:p>
      <text:list xml:id="list232309648175954" text:continue-numbering="true" text:style-name="WWNum1">
        <text:list-item>
          <text:p text:style-name="P1"><text:span text:style-name="T39">Выполнить</text:span><text:span text:style-name="T50"> </text:span><text:span text:style-name="T39">программу</text:span><text:span text:style-name="T49"> </text:span><text:span text:style-name="T39">в</text:span><text:span text:style-name="T48"> </text:span><text:span text:style-name="T39">автоматическом</text:span><text:span text:style-name="T41"> </text:span><text:span text:style-name="T39">режиме</text:span><text:span text:style-name="T48"> </text:span><text:span text:style-name="T39">путем</text:span><text:span text:style-name="T49"> </text:span><text:span text:style-name="T39">набора</text:span><text:span text:style-name="T42"> </text:span><text:span text:style-name="T39">строки</text:span></text:p>
        </text:list-item>
      </text:list>
      <text:p text:style-name="P31"><text:span text:style-name="T21">&gt; hello1.exe</text:span></text:p>
      <text:p text:style-name="P24"><text:span text:style-name="T17">убедиться<text:tab/>в<text:tab/>корректности<text:tab/>ее<text:tab/>работы<text:tab/>и<text:tab/>зафиксировать<text:tab/></text:span><text:span text:style-name="T16">результат</text:span><text:span text:style-name="T6"> </text:span><text:span text:style-name="T17">выполнения</text:span><text:span text:style-name="T10"> </text:span><text:span text:style-name="T17">в</text:span><text:span text:style-name="T16"> </text:span><text:span text:style-name="T17">протоколе.</text:span></text:p>
      <text:list xml:id="list232310982752158" text:continue-numbering="true" text:style-name="WWNum1">
        <text:list-item>
          <text:p text:style-name="P9"><text:span text:style-name="T39">Запустить</text:span><text:span text:style-name="T51"> </text:span><text:span text:style-name="T39">выполнение</text:span><text:span text:style-name="T52"> </text:span><text:span text:style-name="T39">программы</text:span><text:span text:style-name="T51"> </text:span><text:span text:style-name="T39">под</text:span><text:span text:style-name="T51"> </text:span><text:span text:style-name="T39">управлением</text:span><text:span text:style-name="T53"> </text:span><text:span text:style-name="T39">отладчика</text:span><text:span text:style-name="T51"> </text:span><text:span text:style-name="T39">с</text:span><text:span text:style-name="T44"> </text:span><text:span text:style-name="T39">помощью</text:span><text:span text:style-name="T40"> </text:span><text:span text:style-name="T39">команды</text:span></text:p>
        </text:list-item>
      </text:list>
      <text:p text:style-name="P32"><text:span text:style-name="T21">&gt; afd hello1.exe</text:span></text:p>
      <text:list xml:id="list232311672024664" text:continue-numbering="true" text:style-name="WWNum1">
        <text:list-item>
          <text:p text:style-name="P10"><text:span text:style-name="T39">Выполнить</text:span><text:span text:style-name="T54"> </text:span><text:span text:style-name="T39">пункты</text:span><text:span text:style-name="T55"> </text:span><text:span text:style-name="T39">1</text:span><text:span text:style-name="T54"> </text:span><text:span text:style-name="T39">-</text:span><text:span text:style-name="T56"> </text:span><text:span text:style-name="T39">7</text:span><text:span text:style-name="T54"> </text:span><text:span text:style-name="T39">части</text:span><text:span text:style-name="T56"> </text:span><text:span text:style-name="T39">1</text:span><text:span text:style-name="T55"> </text:span><text:span text:style-name="T39">настоящего</text:span><text:span text:style-name="T57"> </text:span><text:span text:style-name="T39">задания</text:span><text:span text:style-name="T58"> </text:span><text:span text:style-name="T39">применительно</text:span><text:span text:style-name="T54"> </text:span><text:span text:style-name="T39">к</text:span><text:span text:style-name="T44"> </text:span><text:span text:style-name="T39">программе hello2.asm.</text:span></text:p>
        </text:list-item>
      </text:list>
      <text:p text:style-name="P197"/>
      <text:h text:style-name="P18" text:outline-level="2">Ход<text:span text:style-name="T36"> </text:span>выполнения<text:span text:style-name="T35"> </text:span>работы</text:h>
      <text:p text:style-name="P40"><text:span text:style-name="T17">В</text:span><text:span text:style-name="T18"> </text:span><text:span text:style-name="T17">ходе</text:span><text:span text:style-name="T18"> </text:span><text:span text:style-name="T17">выполнения</text:span><text:span text:style-name="T18"> </text:span><text:span text:style-name="T17">лабораторной</text:span><text:span text:style-name="T18"> </text:span><text:span text:style-name="T17">работы</text:span><text:span text:style-name="T18"> </text:span><text:span text:style-name="T17">в</text:span><text:span text:style-name="T18"> </text:span><text:span text:style-name="T17">каталог</text:span><text:span text:style-name="T18"> </text:span><text:span text:style-name="T17">masm</text:span><text:span text:style-name="T23"> </text:span><text:span text:style-name="T17">были</text:span><text:span text:style-name="T18"> </text:span><text:span text:style-name="T17">загружены</text:span><text:span text:style-name="T18"> </text:span><text:span text:style-name="T17">программы</text:span><text:span text:style-name="T18"> </text:span><text:span text:style-name="T17">hello1.asm</text:span><text:span text:style-name="T18"> </text:span><text:span text:style-name="T17">и</text:span><text:span text:style-name="T18"> </text:span><text:span text:style-name="T17">hello2.asm.</text:span><text:span text:style-name="T18"> </text:span><text:span text:style-name="T17">Далее</text:span><text:span text:style-name="T18"> </text:span><text:span text:style-name="T17">программы</text:span><text:span text:style-name="T18"> </text:span><text:span text:style-name="T17">были</text:span><text:span text:style-name="T18"> </text:span><text:span text:style-name="T17">транслированы</text:span><text:span text:style-name="T18"> </text:span><text:span text:style-name="T17">с</text:span><text:span text:style-name="T18"> </text:span><text:span text:style-name="T17">созданием</text:span><text:span text:style-name="T18"> </text:span><text:span text:style-name="T17">объектного</text:span><text:span text:style-name="T18"> </text:span><text:span text:style-name="T17">файла</text:span><text:span text:style-name="T18"> </text:span><text:span text:style-name="T17">и</text:span><text:span text:style-name="T18"> </text:span><text:span text:style-name="T17">файла</text:span><text:span text:style-name="T18"> </text:span><text:span text:style-name="T17">диагностических</text:span><text:span text:style-name="T18"> </text:span><text:span text:style-name="T17">сообщений.</text:span><text:span text:style-name="T18"> </text:span><text:span text:style-name="T17">Был</text:span><text:span text:style-name="T18"> </text:span><text:span text:style-name="T17">скомпонован</text:span><text:span text:style-name="T18"> </text:span><text:span text:style-name="T17">загрузочный</text:span><text:span text:style-name="T18"> </text:span><text:span text:style-name="T17">файл</text:span><text:span text:style-name="T18"> </text:span><text:span text:style-name="T17">с</text:span><text:span text:style-name="T18"> </text:span><text:span text:style-name="T17">созданием</text:span><text:span text:style-name="T18"> </text:span><text:span text:style-name="T17">исполняемого</text:span><text:span text:style-name="T6"> </text:span><text:span text:style-name="T17">файла. Далее была выполнена программа, и</text:span><text:span text:style-name="T18"> </text:span><text:span text:style-name="T17">произведена отладка в пошаговом</text:span><text:span text:style-name="T18"> </text:span><text:span text:style-name="T17">режиме</text:span><text:span text:style-name="T10"> </text:span><text:span text:style-name="T17">с</text:span><text:span text:style-name="T18"> </text:span><text:span text:style-name="T17">помощью отладчика</text:span><text:span text:style-name="T24"> </text:span><text:span text:style-name="T17">afd.</text:span></text:p>
      <text:p text:style-name="P198"/>
      <text:p text:style-name="P208"><text:span text:style-name="T2">Таблица 1.</text:span><text:span text:style-name="T26"> </text:span><text:span text:style-name="T2">Начальное</text:span><text:span text:style-name="T27"> </text:span><text:span text:style-name="T2">значение</text:span><text:span text:style-name="T28"> </text:span><text:span text:style-name="T2">регистр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2">CS</text:p>
          </table:table-cell>
          <table:table-cell table:style-name="Таблица2.A1" office:value-type="string">
            <text:p text:style-name="P53">DS</text:p>
          </table:table-cell>
          <table:table-cell table:style-name="Таблица2.A1" office:value-type="string">
            <text:p text:style-name="P53">ES</text:p>
          </table:table-cell>
          <table:table-cell table:style-name="Таблица2.A1" office:value-type="string">
            <text:p text:style-name="P53">SS</text:p>
          </table:table-cell>
        </table:table-row>
        <table:table-row table:style-name="Таблица2.2">
          <table:table-cell table:style-name="Таблица2.A1" office:value-type="string">
            <text:p text:style-name="P52">1A05</text:p>
          </table:table-cell>
          <table:table-cell table:style-name="Таблица2.A1" office:value-type="string">
            <text:p text:style-name="P54">19F5</text:p>
          </table:table-cell>
          <table:table-cell table:style-name="Таблица2.A1" office:value-type="string">
            <text:p text:style-name="P55">19F5</text:p>
          </table:table-cell>
          <table:table-cell table:style-name="Таблица2.A1" office:value-type="string">
            <text:p text:style-name="P53">1A0C</text:p>
          </table:table-cell>
        </table:table-row>
      </table:table>
      <text:p text:style-name="P199"/>
      <text:p text:style-name="P208"><text:span text:style-name="T2">Таблица</text:span><text:span text:style-name="T28"> </text:span><text:span text:style-name="T2">2.</text:span><text:span text:style-name="T29"> </text:span><text:span text:style-name="T2">Протокол</text:span><text:span text:style-name="T29"> </text:span><text:span text:style-name="T2">работы</text:span><text:span text:style-name="T29"> </text:span><text:span text:style-name="T2">программы</text:span><text:span text:style-name="T30"> </text:span><text:span text:style-name="T2">hello1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123"/>
            <text:p text:style-name="P61">Адрес<text:span text:style-name="T1"> </text:span>команды</text:p>
          </table:table-cell>
          <table:table-cell table:style-name="Таблица3.A1" table:number-rows-spanned="2" office:value-type="string">
            <text:p text:style-name="P126"/>
            <text:p text:style-name="P62"><text:span text:style-name="T59">Символьный</text:span><text:span text:style-name="T69"> </text:span><text:span text:style-name="T59">код</text:span><text:span text:style-name="T70"> </text:span>команды</text:p>
          </table:table-cell>
          <table:table-cell table:style-name="Таблица3.A1" table:number-rows-spanned="2" office:value-type="string">
            <text:p text:style-name="P126"/>
            <text:p text:style-name="P63">16-ричный код<text:span text:style-name="T71"> </text:span>команды</text:p>
          </table:table-cell>
          <table:table-cell table:style-name="Таблица3.A1" table:number-columns-spanned="2" office:value-type="string">
            <text:p text:style-name="P68">Содержимое<text:span text:style-name="T72"> </text:span>регистров<text:span text:style-name="T33"> </text:span>и<text:span text:style-name="T1"> </text:span>ячеек<text:span text:style-name="T69"> </text:span>памяти</text:p>
          </table:table-cell>
          <table:covered-table-cell/>
        </table:table-row>
        <table:table-row table:style-name="Таблица3.2">
          <table:covered-table-cell table:style-name="Таблица3.A2"/>
          <table:covered-table-cell table:style-name="Таблица3.A2"/>
          <table:covered-table-cell table:style-name="Таблица3.A2"/>
          <table:table-cell table:style-name="Таблица3.A1" office:value-type="string">
            <text:p text:style-name="P56">До<text:span text:style-name="T1"> </text:span>выполнения</text:p>
          </table:table-cell>
          <table:table-cell table:style-name="Таблица3.A1" office:value-type="string">
            <text:p text:style-name="P64">После<text:span text:style-name="T73"> </text:span><text:span text:style-name="T59">выполнения</text:span></text:p>
          </table:table-cell>
        </table:table-row>
        <table:table-row table:style-name="Таблица3.3"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69">(AX)=0000</text:p>
          </table:table-cell>
          <table:table-cell table:style-name="Таблица3.A3" office:value-type="string">
            <text:p text:style-name="P71">(AX)=1A07</text:p>
          </table:table-cell>
        </table:table-row>
        <table:table-row table:style-name="Таблица3.4">
          <table:table-cell table:style-name="Таблица3.A4" office:value-type="string">
            <text:p text:style-name="P75">0010</text:p>
          </table:table-cell>
          <table:table-cell table:style-name="Таблица3.A4" office:value-type="string">
            <text:p text:style-name="P78">MOV<text:span text:style-name="T33"> </text:span>AX,<text:span text:style-name="T59"> </text:span>1A07</text:p>
          </table:table-cell>
          <table:table-cell table:style-name="Таблица3.A4" office:value-type="string">
            <text:p text:style-name="P79">B8071A</text:p>
          </table:table-cell>
          <table:table-cell table:style-name="Таблица3.A4" office:value-type="string">
            <text:p text:style-name="P80">(DS)=19F5</text:p>
          </table:table-cell>
          <table:table-cell table:style-name="Таблица3.A4" office:value-type="string">
            <text:p text:style-name="P81">(DS)=19F5</text:p>
          </table:table-cell>
        </table:table-row>
        <table:table-row table:style-name="Таблица3.5"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91">(IP)=0010</text:p>
          </table:table-cell>
          <table:table-cell table:style-name="Таблица3.A2" office:value-type="string">
            <text:p text:style-name="P92">(IP)=0013</text:p>
          </table:table-cell>
        </table:table-row>
        <table:table-row table:style-name="Таблица3.6"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73">(AX)=1A07</text:p>
          </table:table-cell>
          <table:table-cell table:style-name="Таблица3.A3" office:value-type="string">
            <text:p text:style-name="P72">(AX)=1A07</text:p>
          </table:table-cell>
        </table:table-row>
        <table:table-row table:style-name="Таблица3.4">
          <table:table-cell table:style-name="Таблица3.A4" office:value-type="string">
            <text:p text:style-name="P75">0013</text:p>
          </table:table-cell>
          <table:table-cell table:style-name="Таблица3.A4" office:value-type="string">
            <text:p text:style-name="P82">MOV<text:span text:style-name="T33"> </text:span>DS,<text:span text:style-name="T59"> </text:span>AX</text:p>
          </table:table-cell>
          <table:table-cell table:style-name="Таблица3.A4" office:value-type="string">
            <text:p text:style-name="P83">8ED8</text:p>
          </table:table-cell>
          <table:table-cell table:style-name="Таблица3.A4" office:value-type="string">
            <text:p text:style-name="P80">(DS)=19F5</text:p>
          </table:table-cell>
          <table:table-cell table:style-name="Таблица3.A4" office:value-type="string">
            <text:p text:style-name="P78">(DS)=1A07</text:p>
          </table:table-cell>
        </table:table-row>
        <table:table-row table:style-name="Таблица3.5"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91">(IP)=0013</text:p>
          </table:table-cell>
          <table:table-cell table:style-name="Таблица3.A2" office:value-type="string">
            <text:p text:style-name="P92">(IP)=0015</text:p>
          </table:table-cell>
        </table:table-row>
        <table:table-row table:style-name="Таблица3.3"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74">(AX)=1A07</text:p>
          </table:table-cell>
          <table:table-cell table:style-name="Таблица3.A3" office:value-type="string">
            <text:p text:style-name="P71">(AX)=1A07</text:p>
          </table:table-cell>
        </table:table-row>
        <table:table-row table:style-name="Таблица3.10">
          <table:table-cell table:style-name="Таблица3.A4" office:value-type="string">
            <text:p text:style-name="P75">0015</text:p>
          </table:table-cell>
          <table:table-cell table:style-name="Таблица3.A4" office:value-type="string">
            <text:p text:style-name="P84">MOV<text:span text:style-name="T33"> </text:span>DX,<text:span text:style-name="T59"> </text:span>0000</text:p>
          </table:table-cell>
          <table:table-cell table:style-name="Таблица3.A4" office:value-type="string">
            <text:p text:style-name="P83">BA0000</text:p>
          </table:table-cell>
          <table:table-cell table:style-name="Таблица3.A4" office:value-type="string">
            <text:p text:style-name="P80">(DS)=1A07</text:p>
          </table:table-cell>
          <table:table-cell table:style-name="Таблица3.A4" office:value-type="string">
            <text:p text:style-name="P78">(DS)=1A07</text:p>
          </table:table-cell>
        </table:table-row>
        <table:table-row table:style-name="Таблица3.5"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91">(IP)=0015</text:p>
          </table:table-cell>
          <table:table-cell table:style-name="Таблица3.A2" office:value-type="string">
            <text:p text:style-name="P92">(IP)=0018</text:p>
          </table:table-cell>
        </table:table-row>
        <table:table-row table:style-name="Таблица3.6"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127"/>
          </table:table-cell>
          <table:table-cell table:style-name="Таблица3.A3" office:value-type="string">
            <text:p text:style-name="P73">(AX)=1A07</text:p>
          </table:table-cell>
          <table:table-cell table:style-name="Таблица3.A3" office:value-type="string">
            <text:p text:style-name="P72">(AX)=0907</text:p>
          </table:table-cell>
        </table:table-row>
        <table:table-row table:style-name="Таблица3.4">
          <table:table-cell table:style-name="Таблица3.A4" office:value-type="string">
            <text:p text:style-name="P75">0018</text:p>
          </table:table-cell>
          <table:table-cell table:style-name="Таблица3.A4" office:value-type="string">
            <text:p text:style-name="P84">MOV<text:span text:style-name="T74"> </text:span>AH,<text:span text:style-name="T59"> </text:span>09</text:p>
          </table:table-cell>
          <table:table-cell table:style-name="Таблица3.A4" office:value-type="string">
            <text:p text:style-name="P83">B409</text:p>
          </table:table-cell>
          <table:table-cell table:style-name="Таблица3.A4" office:value-type="string">
            <text:p text:style-name="P80">(DS)=1A07</text:p>
          </table:table-cell>
          <table:table-cell table:style-name="Таблица3.A4" office:value-type="string">
            <text:p text:style-name="P78">(DS)=1A07</text:p>
          </table:table-cell>
        </table:table-row>
        <table:table-row table:style-name="Таблица3.5"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127"/>
          </table:table-cell>
          <table:table-cell table:style-name="Таблица3.A2" office:value-type="string">
            <text:p text:style-name="P91">(IP)=0018</text:p>
          </table:table-cell>
          <table:table-cell table:style-name="Таблица3.A2" office:value-type="string">
            <text:p text:style-name="P93">(IP)=001A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24"/>
            <text:p text:style-name="P57">001A</text:p>
          </table:table-cell>
          <table:table-cell table:style-name="Таблица4.A1" office:value-type="string">
            <text:p text:style-name="P124"/>
            <text:p text:style-name="P58">INT<text:span text:style-name="T59"> </text:span>21</text:p>
          </table:table-cell>
          <table:table-cell table:style-name="Таблица4.A1" office:value-type="string">
            <text:p text:style-name="P124"/>
            <text:p text:style-name="P65">CD21</text:p>
          </table:table-cell>
          <table:table-cell table:style-name="Таблица4.A1" office:value-type="string">
            <text:p text:style-name="P98">(AX)=0907<text:span text:style-name="T71"> </text:span>(DS)=1A07<text:span text:style-name="T71"> </text:span>(IP)=001A</text:p>
          </table:table-cell>
          <table:table-cell table:style-name="Таблица4.A1" office:value-type="string">
            <text:p text:style-name="P100">(AX)=0907<text:span text:style-name="T71"> </text:span>(DS)=1A07<text:span text:style-name="T71"> </text:span>(IP)=001C</text:p>
          </table:table-cell>
        </table:table-row>
        <table:table-row table:style-name="Таблица4.2">
          <table:table-cell table:style-name="Таблица4.A1" office:value-type="string">
            <text:p text:style-name="P125"/>
            <text:p text:style-name="P59">001C</text:p>
          </table:table-cell>
          <table:table-cell table:style-name="Таблица4.A1" office:value-type="string">
            <text:p text:style-name="P125"/>
            <text:p text:style-name="P60">MOV<text:span text:style-name="T33"> </text:span>AH,<text:span text:style-name="T59"> </text:span>4C</text:p>
          </table:table-cell>
          <table:table-cell table:style-name="Таблица4.A1" office:value-type="string">
            <text:p text:style-name="P125"/>
            <text:p text:style-name="P66">B44C</text:p>
          </table:table-cell>
          <table:table-cell table:style-name="Таблица4.A1" office:value-type="string">
            <text:p text:style-name="P99">(AX)=0907<text:span text:style-name="T71"> </text:span>(DS)=1A07<text:span text:style-name="T71"> </text:span>(IP)=001C</text:p>
          </table:table-cell>
          <table:table-cell table:style-name="Таблица4.A1" office:value-type="string">
            <text:p text:style-name="P101">(AX)=4C07<text:span text:style-name="T75"> </text:span>(DS)=1A07<text:span text:style-name="T71"> </text:span>(IP)=001E</text:p>
          </table:table-cell>
        </table:table-row>
        <table:table-row table:style-name="Таблица4.3">
          <table:table-cell table:style-name="Таблица4.A3" office:value-type="string">
            <text:p text:style-name="P127"/>
          </table:table-cell>
          <table:table-cell table:style-name="Таблица4.A3" office:value-type="string">
            <text:p text:style-name="P127"/>
          </table:table-cell>
          <table:table-cell table:style-name="Таблица4.A3" office:value-type="string">
            <text:p text:style-name="P127"/>
          </table:table-cell>
          <table:table-cell table:style-name="Таблица4.A3" office:value-type="string">
            <text:p text:style-name="P102">(AX)=4C07</text:p>
          </table:table-cell>
          <table:table-cell table:style-name="Таблица4.A3" office:value-type="string">
            <text:p text:style-name="P104">(AX)=0000</text:p>
          </table:table-cell>
        </table:table-row>
        <table:table-row table:style-name="Таблица4.4">
          <table:table-cell table:style-name="Таблица4.A4" office:value-type="string">
            <text:p text:style-name="P85">001E</text:p>
          </table:table-cell>
          <table:table-cell table:style-name="Таблица4.A4" office:value-type="string">
            <text:p text:style-name="P78">INT<text:span text:style-name="T59"> </text:span>21</text:p>
          </table:table-cell>
          <table:table-cell table:style-name="Таблица4.A4" office:value-type="string">
            <text:p text:style-name="P90">CD21</text:p>
          </table:table-cell>
          <table:table-cell table:style-name="Таблица4.A4" office:value-type="string">
            <text:p text:style-name="P80">(DS)=1A07</text:p>
          </table:table-cell>
          <table:table-cell table:style-name="Таблица4.A4" office:value-type="string">
            <text:p text:style-name="P81">(DS)=19F5</text:p>
          </table:table-cell>
        </table:table-row>
        <table:table-row table:style-name="Таблица4.5">
          <table:table-cell table:style-name="Таблица4.A5" office:value-type="string">
            <text:p text:style-name="P127"/>
          </table:table-cell>
          <table:table-cell table:style-name="Таблица4.A5" office:value-type="string">
            <text:p text:style-name="P127"/>
          </table:table-cell>
          <table:table-cell table:style-name="Таблица4.A5" office:value-type="string">
            <text:p text:style-name="P127"/>
          </table:table-cell>
          <table:table-cell table:style-name="Таблица4.A5" office:value-type="string">
            <text:p text:style-name="P108">(IP)=001E</text:p>
          </table:table-cell>
          <table:table-cell table:style-name="Таблица4.A5" office:value-type="string">
            <text:p text:style-name="P109">(IP)=0010</text:p>
          </table:table-cell>
        </table:table-row>
      </table:table>
      <text:p text:style-name="P209"><text:span text:style-name="T2">Таблица</text:span><text:span text:style-name="T28"> </text:span><text:span text:style-name="T2">3.</text:span><text:span text:style-name="T26"> </text:span><text:span text:style-name="T2">Начальное</text:span><text:span text:style-name="T27"> </text:span><text:span text:style-name="T2">значение</text:span><text:span text:style-name="T28"> </text:span><text:span text:style-name="T2">регистров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52">CS</text:p>
          </table:table-cell>
          <table:table-cell table:style-name="Таблица5.A1" office:value-type="string">
            <text:p text:style-name="P53">DS</text:p>
          </table:table-cell>
          <table:table-cell table:style-name="Таблица5.A1" office:value-type="string">
            <text:p text:style-name="P53">ES</text:p>
          </table:table-cell>
          <table:table-cell table:style-name="Таблица5.A1" office:value-type="string">
            <text:p text:style-name="P53">SS</text:p>
          </table:table-cell>
        </table:table-row>
        <table:table-row table:style-name="Таблица5.2">
          <table:table-cell table:style-name="Таблица5.A1" office:value-type="string">
            <text:p text:style-name="P52">1A05</text:p>
          </table:table-cell>
          <table:table-cell table:style-name="Таблица5.A1" office:value-type="string">
            <text:p text:style-name="P54">19F5</text:p>
          </table:table-cell>
          <table:table-cell table:style-name="Таблица5.A1" office:value-type="string">
            <text:p text:style-name="P55">19F5</text:p>
          </table:table-cell>
          <table:table-cell table:style-name="Таблица5.A1" office:value-type="string">
            <text:p text:style-name="P53">1A0C</text:p>
          </table:table-cell>
        </table:table-row>
      </table:table>
      <text:p text:style-name="P199"/>
      <text:p text:style-name="P208"><text:span text:style-name="T2">Таблица</text:span><text:span text:style-name="T28"> </text:span><text:span text:style-name="T2">4.</text:span><text:span text:style-name="T29"> </text:span><text:span text:style-name="T2">Протокол</text:span><text:span text:style-name="T29"> </text:span><text:span text:style-name="T2">работы</text:span><text:span text:style-name="T29"> </text:span><text:span text:style-name="T2">программы</text:span><text:span text:style-name="T30"> </text:span><text:span text:style-name="T2">hello2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table:number-rows-spanned="2" office:value-type="string">
            <text:p text:style-name="P123"/>
            <text:p text:style-name="P61">Адрес<text:span text:style-name="T1"> </text:span>команды</text:p>
          </table:table-cell>
          <table:table-cell table:style-name="Таблица6.A1" table:number-rows-spanned="2" office:value-type="string">
            <text:p text:style-name="P126"/>
            <text:p text:style-name="P62"><text:span text:style-name="T59">Символьный</text:span><text:span text:style-name="T69"> </text:span><text:span text:style-name="T59">код</text:span><text:span text:style-name="T70"> </text:span>команды</text:p>
          </table:table-cell>
          <table:table-cell table:style-name="Таблица6.A1" table:number-rows-spanned="2" office:value-type="string">
            <text:p text:style-name="P126"/>
            <text:p text:style-name="P63">16-ричный код<text:span text:style-name="T71"> </text:span>команды</text:p>
          </table:table-cell>
          <table:table-cell table:style-name="Таблица6.A1" table:number-columns-spanned="2" office:value-type="string">
            <text:p text:style-name="P68">Содержимое<text:span text:style-name="T72"> </text:span>регистров<text:span text:style-name="T33"> </text:span>и<text:span text:style-name="T1"> </text:span>ячеек<text:span text:style-name="T69"> </text:span>памяти</text:p>
          </table:table-cell>
          <table:covered-table-cell/>
        </table:table-row>
        <table:table-row table:style-name="Таблица6.2">
          <table:covered-table-cell table:style-name="Таблица6.A2"/>
          <table:covered-table-cell table:style-name="Таблица6.A2"/>
          <table:covered-table-cell table:style-name="Таблица6.A2"/>
          <table:table-cell table:style-name="Таблица6.A1" office:value-type="string">
            <text:p text:style-name="P56">До<text:span text:style-name="T1"> </text:span>выполнения</text:p>
          </table:table-cell>
          <table:table-cell table:style-name="Таблица6.A1" office:value-type="string">
            <text:p text:style-name="P64">После<text:span text:style-name="T73"> </text:span><text:span text:style-name="T59">выполнения</text:span></text:p>
          </table:table-cell>
        </table:table-row>
        <table:table-row table:style-name="Таблица6.3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69">(AX)=0000</text:p>
          </table:table-cell>
          <table:table-cell table:style-name="Таблица6.A3" office:value-type="string">
            <text:p text:style-name="P71">(AX)=0000</text:p>
          </table:table-cell>
        </table:table-row>
        <table:table-row table:style-name="Таблица6.4">
          <table:table-cell table:style-name="Таблица6.A4" office:value-type="string">
            <text:p text:style-name="P86">0005</text:p>
          </table:table-cell>
          <table:table-cell table:style-name="Таблица6.A4" office:value-type="string">
            <text:p text:style-name="P82">PUSH<text:span text:style-name="T59"> </text:span>DS</text:p>
          </table:table-cell>
          <table:table-cell table:style-name="Таблица6.A4" office:value-type="string">
            <text:p text:style-name="P79">1E</text:p>
          </table:table-cell>
          <table:table-cell table:style-name="Таблица6.A4" office:value-type="string">
            <text:p text:style-name="P80">(DS)=19F5</text:p>
          </table:table-cell>
          <table:table-cell table:style-name="Таблица6.A4" office:value-type="string">
            <text:p text:style-name="P81">(DS)=19F5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1">(IP)=0005</text:p>
            <text:p text:style-name="P118">STACK</text:p>
            <text:p text:style-name="P118"><text:span text:style-name="T129">+0 </text:span>0000</text:p>
            <text:p text:style-name="P120">+2 0000</text:p>
            <text:p text:style-name="P120">+4 0000</text:p>
            <text:p text:style-name="P120">+6 0000</text:p>
          </table:table-cell>
          <table:table-cell table:style-name="Таблица6.A2" office:value-type="string">
            <text:p text:style-name="P92">(IP)=0006</text:p>
            <text:p text:style-name="P119">STACK</text:p>
            <text:p text:style-name="P119"><text:span text:style-name="T129">+0 </text:span><text:span text:style-name="T32">19</text:span><text:span text:style-name="T31">F5</text:span></text:p>
            <text:p text:style-name="P120">+2 0000</text:p>
            <text:p text:style-name="P120">+4 0000</text:p>
            <text:p text:style-name="P120">+6 0000</text:p>
          </table:table-cell>
        </table:table-row>
        <table:table-row table:style-name="Таблица6.6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70">(AX)=0000</text:p>
          </table:table-cell>
          <table:table-cell table:style-name="Таблица6.A3" office:value-type="string">
            <text:p text:style-name="P72">(AX)=0000</text:p>
          </table:table-cell>
        </table:table-row>
        <table:table-row table:style-name="Таблица6.7">
          <table:table-cell table:style-name="Таблица6.A4" office:value-type="string">
            <text:p text:style-name="P86">0006</text:p>
          </table:table-cell>
          <table:table-cell table:style-name="Таблица6.A4" office:value-type="string">
            <text:p text:style-name="P78">SUB<text:span text:style-name="T33"> </text:span>AX,<text:span text:style-name="T59"> </text:span>AX</text:p>
          </table:table-cell>
          <table:table-cell table:style-name="Таблица6.A4" office:value-type="string">
            <text:p text:style-name="P87">2BC0</text:p>
          </table:table-cell>
          <table:table-cell table:style-name="Таблица6.A4" office:value-type="string">
            <text:p text:style-name="P80">(DS)=19F5</text:p>
          </table:table-cell>
          <table:table-cell table:style-name="Таблица6.A4" office:value-type="string">
            <text:p text:style-name="P81">(DS)=19F5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7">(IP)=0006</text:p>
          </table:table-cell>
          <table:table-cell table:style-name="Таблица6.A2" office:value-type="string">
            <text:p text:style-name="P92">(IP)=0008</text:p>
          </table:table-cell>
        </table:table-row>
        <table:table-row table:style-name="Таблица6.3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69">(AX)=0000</text:p>
          </table:table-cell>
          <table:table-cell table:style-name="Таблица6.A3" office:value-type="string">
            <text:p text:style-name="P71">(AX)=0000</text:p>
          </table:table-cell>
        </table:table-row>
        <table:table-row table:style-name="Таблица6.7">
          <table:table-cell table:style-name="Таблица6.A4" office:value-type="string">
            <text:p text:style-name="P86">0008</text:p>
          </table:table-cell>
          <table:table-cell table:style-name="Таблица6.A4" office:value-type="string">
            <text:p text:style-name="P82">PUSH<text:span text:style-name="T59"> </text:span>AX</text:p>
          </table:table-cell>
          <table:table-cell table:style-name="Таблица6.A4" office:value-type="string">
            <text:p text:style-name="P87">50</text:p>
          </table:table-cell>
          <table:table-cell table:style-name="Таблица6.A4" office:value-type="string">
            <text:p text:style-name="P80">(DS)=19F5</text:p>
          </table:table-cell>
          <table:table-cell table:style-name="Таблица6.A4" office:value-type="string">
            <text:p text:style-name="P81">(DS)=19F5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7">(IP)=0008</text:p>
            <text:p text:style-name="P119">STACK</text:p>
            <text:p text:style-name="P119"><text:span text:style-name="T129">+0 </text:span><text:span text:style-name="T31">19F5</text:span></text:p>
            <text:p text:style-name="P120">+2 0000</text:p>
            <text:p text:style-name="P120">+4 0000</text:p>
            <text:p text:style-name="P120">+6 0000</text:p>
          </table:table-cell>
          <table:table-cell table:style-name="Таблица6.A2" office:value-type="string">
            <text:p text:style-name="P95">(IP)=0009</text:p>
            <text:p text:style-name="P119">STACK</text:p>
            <text:p text:style-name="P119"><text:span text:style-name="T129">+0 </text:span>0000</text:p>
            <text:p text:style-name="P120">+2 <text:span text:style-name="T31">19F5</text:span></text:p>
            <text:p text:style-name="P120">+4 0000</text:p>
            <text:p text:style-name="P120">+6 0000</text:p>
          </table:table-cell>
        </table:table-row>
        <table:table-row table:style-name="Таблица6.6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70">(AX)=0000</text:p>
          </table:table-cell>
          <table:table-cell table:style-name="Таблица6.A3" office:value-type="string">
            <text:p text:style-name="P72">(AX)=1A07</text:p>
          </table:table-cell>
        </table:table-row>
        <table:table-row table:style-name="Таблица6.4">
          <table:table-cell table:style-name="Таблица6.A4" office:value-type="string">
            <text:p text:style-name="P86">0009</text:p>
          </table:table-cell>
          <table:table-cell table:style-name="Таблица6.A4" office:value-type="string">
            <text:p text:style-name="P78">MOV<text:span text:style-name="T33"> </text:span>AX,<text:span text:style-name="T59"> </text:span>1A07</text:p>
          </table:table-cell>
          <table:table-cell table:style-name="Таблица6.A4" office:value-type="string">
            <text:p text:style-name="P79">B8071A</text:p>
          </table:table-cell>
          <table:table-cell table:style-name="Таблица6.A4" office:value-type="string">
            <text:p text:style-name="P80">(DS)=19F5</text:p>
          </table:table-cell>
          <table:table-cell table:style-name="Таблица6.A4" office:value-type="string">
            <text:p text:style-name="P81">(DS)=19F5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1">(IP)=0009</text:p>
          </table:table-cell>
          <table:table-cell table:style-name="Таблица6.A2" office:value-type="string">
            <text:p text:style-name="P92">(IP)=000C</text:p>
          </table:table-cell>
        </table:table-row>
        <table:table-row table:style-name="Таблица6.3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74">(AX)=1A07</text:p>
          </table:table-cell>
          <table:table-cell table:style-name="Таблица6.A3" office:value-type="string">
            <text:p text:style-name="P71">(AX)=1A07</text:p>
          </table:table-cell>
        </table:table-row>
        <table:table-row table:style-name="Таблица6.7">
          <table:table-cell table:style-name="Таблица6.A4" office:value-type="string">
            <text:p text:style-name="P86">000C</text:p>
          </table:table-cell>
          <table:table-cell table:style-name="Таблица6.A4" office:value-type="string">
            <text:p text:style-name="P82">MOV<text:span text:style-name="T33"> </text:span>DS,<text:span text:style-name="T59"> </text:span>AX</text:p>
          </table:table-cell>
          <table:table-cell table:style-name="Таблица6.A4" office:value-type="string">
            <text:p text:style-name="P83">8ED8</text:p>
          </table:table-cell>
          <table:table-cell table:style-name="Таблица6.A4" office:value-type="string">
            <text:p text:style-name="P80">(DS)=19F5</text:p>
          </table:table-cell>
          <table:table-cell table:style-name="Таблица6.A4" office:value-type="string">
            <text:p text:style-name="P78">(DS)=1A07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1">(IP)=000C</text:p>
          </table:table-cell>
          <table:table-cell table:style-name="Таблица6.A2" office:value-type="string">
            <text:p text:style-name="P93">(IP)=000E</text:p>
          </table:table-cell>
        </table:table-row>
        <table:table-row table:style-name="Таблица6.6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73">(AX)=1A07</text:p>
          </table:table-cell>
          <table:table-cell table:style-name="Таблица6.A3" office:value-type="string">
            <text:p text:style-name="P72">(AX)=1A07</text:p>
          </table:table-cell>
        </table:table-row>
        <table:table-row table:style-name="Таблица6.4">
          <table:table-cell table:style-name="Таблица6.A4" office:value-type="string">
            <text:p text:style-name="P85">000E</text:p>
          </table:table-cell>
          <table:table-cell table:style-name="Таблица6.A4" office:value-type="string">
            <text:p text:style-name="P84">MOV<text:span text:style-name="T33"> </text:span>DX,<text:span text:style-name="T59"> </text:span>0000</text:p>
          </table:table-cell>
          <table:table-cell table:style-name="Таблица6.A4" office:value-type="string">
            <text:p text:style-name="P83">BA0000</text:p>
          </table:table-cell>
          <table:table-cell table:style-name="Таблица6.A4" office:value-type="string">
            <text:p text:style-name="P80">(DS)=1A07</text:p>
          </table:table-cell>
          <table:table-cell table:style-name="Таблица6.A4" office:value-type="string">
            <text:p text:style-name="P78">(DS)=1A07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4">(IP)=000E</text:p>
          </table:table-cell>
          <table:table-cell table:style-name="Таблица6.A2" office:value-type="string">
            <text:p text:style-name="P92">(IP)=0011</text:p>
          </table:table-cell>
        </table:table-row>
        <table:table-row table:style-name="Таблица6.3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69">(AX)=4C07</text:p>
          </table:table-cell>
          <table:table-cell table:style-name="Таблица6.A3" office:value-type="string">
            <text:p text:style-name="P71">(AX)=1A07</text:p>
          </table:table-cell>
        </table:table-row>
        <table:table-row table:style-name="Таблица6.4">
          <table:table-cell table:style-name="Таблица6.A4" office:value-type="string">
            <text:p text:style-name="P86">0011</text:p>
          </table:table-cell>
          <table:table-cell table:style-name="Таблица6.A4" office:value-type="string">
            <text:p text:style-name="P84">CALL<text:span text:style-name="T59"> </text:span>0000</text:p>
          </table:table-cell>
          <table:table-cell table:style-name="Таблица6.A4" office:value-type="string">
            <text:p text:style-name="P79">E8ECFF</text:p>
          </table:table-cell>
          <table:table-cell table:style-name="Таблица6.A4" office:value-type="string">
            <text:p text:style-name="P89">(DS)=1A07</text:p>
          </table:table-cell>
          <table:table-cell table:style-name="Таблица6.A4" office:value-type="string">
            <text:p text:style-name="P78">(DS)=1A07</text:p>
          </table:table-cell>
        </table:table-row>
        <text:soft-page-break/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6">(IP)=001E</text:p>
            <text:p text:style-name="P119">STACK</text:p>
            <text:p text:style-name="P119"><text:span text:style-name="T129">+0 </text:span>0000</text:p>
            <text:p text:style-name="P120">+2 <text:span text:style-name="T31">19F5</text:span></text:p>
            <text:p text:style-name="P120">+4 0000</text:p>
            <text:p text:style-name="P120">+6 0000</text:p>
          </table:table-cell>
          <table:table-cell table:style-name="Таблица6.A2" office:value-type="string">
            <text:p text:style-name="P95">(IP)=0000</text:p>
            <text:p text:style-name="P119">STACK</text:p>
            <text:p text:style-name="P119"><text:span text:style-name="T129">+0 </text:span><text:span text:style-name="T31">0014</text:span></text:p>
            <text:p text:style-name="P120">+2 0000</text:p>
            <text:p text:style-name="P120">+4 <text:span text:style-name="T31">19F5</text:span></text:p>
            <text:p text:style-name="P120">+6 0000</text:p>
          </table:table-cell>
        </table:table-row>
        <table:table-row table:style-name="Таблица6.6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73">(AX)=1A07</text:p>
          </table:table-cell>
          <table:table-cell table:style-name="Таблица6.A3" office:value-type="string">
            <text:p text:style-name="P72">(AX)=0907</text:p>
          </table:table-cell>
        </table:table-row>
        <table:table-row table:style-name="Таблица6.7">
          <table:table-cell table:style-name="Таблица6.A4" office:value-type="string">
            <text:p text:style-name="P86">0000</text:p>
          </table:table-cell>
          <table:table-cell table:style-name="Таблица6.A4" office:value-type="string">
            <text:p text:style-name="P84">MOV<text:span text:style-name="T33"> </text:span>AH,<text:span text:style-name="T59"> </text:span>09</text:p>
          </table:table-cell>
          <table:table-cell table:style-name="Таблица6.A4" office:value-type="string">
            <text:p text:style-name="P83">B409</text:p>
          </table:table-cell>
          <table:table-cell table:style-name="Таблица6.A4" office:value-type="string">
            <text:p text:style-name="P80">(DS)=1A07</text:p>
          </table:table-cell>
          <table:table-cell table:style-name="Таблица6.A4" office:value-type="string">
            <text:p text:style-name="P78">(DS)=1A07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1">(IP)=0000</text:p>
          </table:table-cell>
          <table:table-cell table:style-name="Таблица6.A2" office:value-type="string">
            <text:p text:style-name="P92">(IP)=0002</text:p>
          </table:table-cell>
        </table:table-row>
        <table:table-row table:style-name="Таблица6.3"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127"/>
          </table:table-cell>
          <table:table-cell table:style-name="Таблица6.A3" office:value-type="string">
            <text:p text:style-name="P69">(AX)=0907</text:p>
          </table:table-cell>
          <table:table-cell table:style-name="Таблица6.A3" office:value-type="string">
            <text:p text:style-name="P71">(AX)=0907</text:p>
          </table:table-cell>
        </table:table-row>
        <table:table-row table:style-name="Таблица6.7">
          <table:table-cell table:style-name="Таблица6.A4" office:value-type="string">
            <text:p text:style-name="P86">0002</text:p>
          </table:table-cell>
          <table:table-cell table:style-name="Таблица6.A4" office:value-type="string">
            <text:p text:style-name="P78">INT<text:span text:style-name="T59"> </text:span>21</text:p>
          </table:table-cell>
          <table:table-cell table:style-name="Таблица6.A4" office:value-type="string">
            <text:p text:style-name="P83">CD21</text:p>
          </table:table-cell>
          <table:table-cell table:style-name="Таблица6.A4" office:value-type="string">
            <text:p text:style-name="P80">(DS)=1A07</text:p>
          </table:table-cell>
          <table:table-cell table:style-name="Таблица6.A4" office:value-type="string">
            <text:p text:style-name="P78">(DS)=1A07</text:p>
          </table:table-cell>
        </table:table-row>
        <table:table-row table:style-name="Таблица6.5"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127"/>
          </table:table-cell>
          <table:table-cell table:style-name="Таблица6.A2" office:value-type="string">
            <text:p text:style-name="P91">(IP)=0002</text:p>
          </table:table-cell>
          <table:table-cell table:style-name="Таблица6.A2" office:value-type="string">
            <text:p text:style-name="P92">(IP)=0004</text:p>
          </table:table-cell>
        </table:table-row>
      </table:table>
      <text:p text:style-name="P43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2">(AX)=0907</text:p>
          </table:table-cell>
          <table:table-cell table:style-name="Таблица7.A1" office:value-type="string">
            <text:p text:style-name="P105">(AX)=0907</text:p>
          </table:table-cell>
        </table:table-row>
        <table:table-row table:style-name="Таблица7.2">
          <table:table-cell table:style-name="Таблица7.A2" office:value-type="string">
            <text:p text:style-name="P86">0004</text:p>
          </table:table-cell>
          <table:table-cell table:style-name="Таблица7.A2" office:value-type="string">
            <text:p text:style-name="P82">RET</text:p>
          </table:table-cell>
          <table:table-cell table:style-name="Таблица7.A2" office:value-type="string">
            <text:p text:style-name="P83">C3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2">(IP)=0004</text:p>
            <text:p text:style-name="P119">STACK</text:p>
            <text:p text:style-name="P119"><text:span text:style-name="T129">+0 </text:span><text:span text:style-name="T31">0014</text:span></text:p>
            <text:p text:style-name="P120">+2 0000</text:p>
            <text:p text:style-name="P120">+4 <text:span text:style-name="T31">19F5</text:span></text:p>
            <text:p text:style-name="P120">+6 0000</text:p>
          </table:table-cell>
          <table:table-cell table:style-name="Таблица7.A3" office:value-type="string">
            <text:p text:style-name="P114">(IP)=0014</text:p>
            <text:p text:style-name="P119">STACK</text:p>
            <text:p text:style-name="P119"><text:span text:style-name="T129">+0 </text:span>0000</text:p>
            <text:p text:style-name="P120">+2 <text:span text:style-name="T31">19F5</text:span></text:p>
            <text:p text:style-name="P120">+4 0000</text:p>
            <text:p text:style-name="P120">+6 0000</text:p>
          </table:table-cell>
        </table:table-row>
        <table:table-row table:style-name="Таблица7.4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3">(AX)=0907</text:p>
          </table:table-cell>
          <table:table-cell table:style-name="Таблица7.A1" office:value-type="string">
            <text:p text:style-name="P106">(AX)=0907</text:p>
          </table:table-cell>
        </table:table-row>
        <table:table-row table:style-name="Таблица7.2">
          <table:table-cell table:style-name="Таблица7.A2" office:value-type="string">
            <text:p text:style-name="P86">0014</text:p>
          </table:table-cell>
          <table:table-cell table:style-name="Таблица7.A2" office:value-type="string">
            <text:p text:style-name="P84">BA1000</text:p>
          </table:table-cell>
          <table:table-cell table:style-name="Таблица7.A2" office:value-type="string">
            <text:p text:style-name="P83">MOV<text:span text:style-name="T59"> </text:span>DX,<text:span text:style-name="T59"> </text:span>0010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0">(IP)=0014</text:p>
            <text:p text:style-name="P116">(<text:span text:style-name="T126">DX</text:span>)<text:span text:style-name="T126">=0000</text:span></text:p>
          </table:table-cell>
          <table:table-cell table:style-name="Таблица7.A3" office:value-type="string">
            <text:p text:style-name="P113">(IP)=0017</text:p>
            <text:p text:style-name="P117">(DX)=0010</text:p>
          </table:table-cell>
        </table:table-row>
        <table:table-row table:style-name="Таблица7.1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2">(AX)=0907</text:p>
          </table:table-cell>
          <table:table-cell table:style-name="Таблица7.A1" office:value-type="string">
            <text:p text:style-name="P105">(AX)=0907</text:p>
          </table:table-cell>
        </table:table-row>
        <table:table-row table:style-name="Таблица7.8">
          <table:table-cell table:style-name="Таблица7.A2" office:value-type="string">
            <text:p text:style-name="P86">0017</text:p>
          </table:table-cell>
          <table:table-cell table:style-name="Таблица7.A2" office:value-type="string">
            <text:p text:style-name="P78">E8E6FF</text:p>
          </table:table-cell>
          <table:table-cell table:style-name="Таблица7.A2" office:value-type="string">
            <text:p text:style-name="P83">CALL 0000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0">(IP)=0017</text:p>
            <text:p text:style-name="P119">STACK</text:p>
            <text:p text:style-name="P119"><text:span text:style-name="T129">+0 </text:span>0000</text:p>
            <text:p text:style-name="P120">+2 <text:span text:style-name="T31">19F5</text:span></text:p>
            <text:p text:style-name="P120">+4 0000</text:p>
            <text:p text:style-name="P120">+6 0000</text:p>
          </table:table-cell>
          <table:table-cell table:style-name="Таблица7.A3" office:value-type="string">
            <text:p text:style-name="P113">(IP)=00<text:span text:style-name="T127">00</text:span></text:p>
            <text:p text:style-name="P119">STACK</text:p>
            <text:p text:style-name="P119"><text:span text:style-name="T129">+0 </text:span><text:span text:style-name="T31">001A</text:span></text:p>
            <text:p text:style-name="P120">+2 0000</text:p>
            <text:p text:style-name="P120">+4 <text:span text:style-name="T31">19F5</text:span></text:p>
            <text:p text:style-name="P120"><text:span text:style-name="T127">+6 0000</text:span></text:p>
          </table:table-cell>
        </table:table-row>
        <table:table-row table:style-name="Таблица7.4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3">(AX)=0907</text:p>
          </table:table-cell>
          <table:table-cell table:style-name="Таблица7.A1" office:value-type="string">
            <text:p text:style-name="P106">(AX)=0907</text:p>
          </table:table-cell>
        </table:table-row>
        <table:table-row table:style-name="Таблица7.2">
          <table:table-cell table:style-name="Таблица7.A2" office:value-type="string">
            <text:p text:style-name="P86">0000</text:p>
          </table:table-cell>
          <table:table-cell table:style-name="Таблица7.A2" office:value-type="string">
            <text:p text:style-name="P84">MOV<text:span text:style-name="T33"> </text:span>AH,<text:span text:style-name="T59"> </text:span>09</text:p>
          </table:table-cell>
          <table:table-cell table:style-name="Таблица7.A2" office:value-type="string">
            <text:p text:style-name="P83">B409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0">(IP)=00<text:span text:style-name="T127">00</text:span></text:p>
          </table:table-cell>
          <table:table-cell table:style-name="Таблица7.A3" office:value-type="string">
            <text:p text:style-name="P113">(IP)=0002</text:p>
          </table:table-cell>
        </table:table-row>
        <table:table-row table:style-name="Таблица7.1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2">(AX)=0907</text:p>
          </table:table-cell>
          <table:table-cell table:style-name="Таблица7.A1" office:value-type="string">
            <text:p text:style-name="P105">(AX)=0907</text:p>
          </table:table-cell>
        </table:table-row>
        <table:table-row table:style-name="Таблица7.8">
          <table:table-cell table:style-name="Таблица7.A2" office:value-type="string">
            <text:p text:style-name="P86">0002</text:p>
          </table:table-cell>
          <table:table-cell table:style-name="Таблица7.A2" office:value-type="string">
            <text:p text:style-name="P78">INT<text:span text:style-name="T59"> </text:span>21</text:p>
          </table:table-cell>
          <table:table-cell table:style-name="Таблица7.A2" office:value-type="string">
            <text:p text:style-name="P83">CD21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0">(IP)=0002</text:p>
          </table:table-cell>
          <table:table-cell table:style-name="Таблица7.A3" office:value-type="string">
            <text:p text:style-name="P113">(IP)=0004</text:p>
          </table:table-cell>
        </table:table-row>
        <table:table-row table:style-name="Таблица7.4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3">(AX)=0907</text:p>
          </table:table-cell>
          <table:table-cell table:style-name="Таблица7.A1" office:value-type="string">
            <text:p text:style-name="P106">(AX)=0907</text:p>
          </table:table-cell>
        </table:table-row>
        <table:table-row table:style-name="Таблица7.8">
          <table:table-cell table:style-name="Таблица7.A2" office:value-type="string">
            <text:p text:style-name="P86">0004</text:p>
          </table:table-cell>
          <table:table-cell table:style-name="Таблица7.A2" office:value-type="string">
            <text:p text:style-name="P82">RET</text:p>
          </table:table-cell>
          <table:table-cell table:style-name="Таблица7.A2" office:value-type="string">
            <text:p text:style-name="P83">C3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0">(IP)=0004</text:p>
            <text:p text:style-name="P119">STACK</text:p>
            <text:p text:style-name="P119"><text:span text:style-name="T129">+0 </text:span>00<text:span text:style-name="T132">1A</text:span></text:p>
            <text:p text:style-name="P120">+2 0000</text:p>
            <text:p text:style-name="P120">+4 <text:span text:style-name="T31">19F5</text:span></text:p>
            <text:p text:style-name="P120">+6 0000</text:p>
          </table:table-cell>
          <table:table-cell table:style-name="Таблица7.A3" office:value-type="string">
            <text:p text:style-name="P115">(IP)=001A</text:p>
            <text:p text:style-name="P119">STACK</text:p>
            <text:p text:style-name="P119"><text:span text:style-name="T129">+0 </text:span>0000</text:p>
            <text:p text:style-name="P120">+2 <text:span text:style-name="T31">19F5</text:span></text:p>
            <text:p text:style-name="P120">+4 0000</text:p>
            <text:p text:style-name="P120">+6 0000</text:p>
          </table:table-cell>
        </table:table-row>
        <table:table-row table:style-name="Таблица7.1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2">(AX)=0907</text:p>
          </table:table-cell>
          <table:table-cell table:style-name="Таблица7.A1" office:value-type="string">
            <text:p text:style-name="P105">(AX)=0907</text:p>
          </table:table-cell>
        </table:table-row>
        <table:table-row table:style-name="Таблица7.8">
          <table:table-cell table:style-name="Таблица7.A2" office:value-type="string">
            <text:p text:style-name="P88">001A</text:p>
          </table:table-cell>
          <table:table-cell table:style-name="Таблица7.A2" office:value-type="string">
            <text:p text:style-name="P84">RET<text:span text:style-name="T59"> </text:span>Far</text:p>
          </table:table-cell>
          <table:table-cell table:style-name="Таблица7.A2" office:value-type="string">
            <text:p text:style-name="P83">CB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6">(DS)=1A07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1">(IP)=001A</text:p>
            <text:p text:style-name="P119">STACK</text:p>
            <text:p text:style-name="P119"><text:span text:style-name="T129">+0 </text:span>0000</text:p>
            <text:p text:style-name="P120">+2 <text:span text:style-name="T31">19F5</text:span></text:p>
            <text:p text:style-name="P120">+4 0000</text:p>
            <text:p text:style-name="P120">+6 0000</text:p>
          </table:table-cell>
          <table:table-cell table:style-name="Таблица7.A3" office:value-type="string">
            <text:p text:style-name="P113">(IP)=0000</text:p>
            <text:p text:style-name="P119">STACK</text:p>
            <text:p text:style-name="P119"><text:span text:style-name="T129">+0 </text:span>0000</text:p>
            <text:p text:style-name="P120">+2 0000</text:p>
            <text:p text:style-name="P120">+4 0000</text:p>
            <text:p text:style-name="P120">+6 0000</text:p>
          </table:table-cell>
        </table:table-row>
        <table:table-row table:style-name="Таблица7.4"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27"/>
          </table:table-cell>
          <table:table-cell table:style-name="Таблица7.A1" office:value-type="string">
            <text:p text:style-name="P103">(AX)=0907</text:p>
          </table:table-cell>
          <table:table-cell table:style-name="Таблица7.A1" office:value-type="string">
            <text:p text:style-name="P107">(AX)=00000</text:p>
          </table:table-cell>
        </table:table-row>
        <table:table-row table:style-name="Таблица7.2">
          <table:table-cell table:style-name="Таблица7.A2" office:value-type="string">
            <text:p text:style-name="P86">0000</text:p>
          </table:table-cell>
          <table:table-cell table:style-name="Таблица7.A2" office:value-type="string">
            <text:p text:style-name="P78">INT<text:span text:style-name="T59"> </text:span>20</text:p>
          </table:table-cell>
          <table:table-cell table:style-name="Таблица7.A2" office:value-type="string">
            <text:p text:style-name="P83">CD20</text:p>
          </table:table-cell>
          <table:table-cell table:style-name="Таблица7.A2" office:value-type="string">
            <text:p text:style-name="P80">(DS)=1A07</text:p>
          </table:table-cell>
          <table:table-cell table:style-name="Таблица7.A2" office:value-type="string">
            <text:p text:style-name="P77">(DS)=19F5</text:p>
          </table:table-cell>
        </table:table-row>
        <table:table-row table:style-name="Таблица7.3"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27"/>
          </table:table-cell>
          <table:table-cell table:style-name="Таблица7.A3" office:value-type="string">
            <text:p text:style-name="P110">(IP)=0000</text:p>
            <text:p text:style-name="P121">(CS)=19F5</text:p>
          </table:table-cell>
          <table:table-cell table:style-name="Таблица7.A3" office:value-type="string">
            <text:p text:style-name="P113">(IP)=0005</text:p>
            <text:p text:style-name="P122">(CS)=1A0A</text:p>
          </table:table-cell>
        </table:table-row>
      </table:table>
      <text:p text:style-name="P192"/>
      <text:p text:style-name="P192"/>
      <text:p text:style-name="P200"/>
      <text:h text:style-name="P17" text:outline-level="2">Вывод</text:h>
      <text:p text:style-name="P41"><text:span text:style-name="T17">При<text:tab/>выполнении<text:tab/>лабораторной<text:tab/>работы<text:tab/>были<text:tab/>изучены<text:tab/></text:span><text:span text:style-name="T16">трансляция,</text:span><text:span text:style-name="T6"> </text:span><text:soft-page-break/><text:span text:style-name="T17">отладка</text:span><text:span text:style-name="T10"> </text:span><text:span text:style-name="T17">и</text:span><text:span text:style-name="T10"> </text:span><text:span text:style-name="T17">выполнение</text:span><text:span text:style-name="T16"> </text:span><text:span text:style-name="T17">программы</text:span><text:span text:style-name="T10"> </text:span><text:span text:style-name="T17">на</text:span><text:span text:style-name="T16"> </text:span><text:span text:style-name="T17">языке</text:span><text:span text:style-name="T25"> </text:span><text:span text:style-name="T17">Assembler.</text:span></text:p>
      <text:p text:style-name="P38"/>
      <text:section text:style-name="Sect2" text:name="Раздел1">
        <text:p text:style-name="P189"/>
        <text:p text:style-name="P187"/>
        <text:p text:style-name="P188"/>
        <text:p text:style-name="P28"><text:span text:style-name="T17">Hello1.asm:</text:span></text:p>
        <text:h text:style-name="P19" text:outline-level="2">ПРИЛОЖЕНИЕ<text:span text:style-name="T76"> </text:span>А<text:span text:style-name="T73"> </text:span>ТЕКСТЫ<text:span text:style-name="T77"> </text:span>ИСХОДНЫХ<text:span text:style-name="T77"> </text:span>ФАЙЛОВ</text:h>
      </text:section>
      <text:section text:style-name="Sect1" text:name="Раздел2">
        <text:p text:style-name="P191"/>
        <text:p text:style-name="P201"/>
        <text:p text:style-name="P210">DOSSEG</text:p>
        <text:p text:style-name="P218">.MODEL<text:span text:style-name="T78"> </text:span>SMALL</text:p>
        <text:p text:style-name="P218">.STACK<text:span text:style-name="T78"> </text:span>100h</text:p>
        <text:p text:style-name="P218">.DATA</text:p>
        <text:p text:style-name="P220">Greeting<text:span text:style-name="T79"> </text:span>LABEL<text:span text:style-name="T79"> </text:span>BYTE<text:tab/>; Текст<text:span text:style-name="T80"> </text:span>приветствия</text:p>
        <text:p text:style-name="P219">DB<text:span text:style-name="T81"> </text:span>'Вас<text:span text:style-name="T81"> </text:span>приветствует<text:span text:style-name="T81"> </text:span>ст.гр.<text:span text:style-name="T65">1381</text:span><text:span text:style-name="T85"> </text:span>- <text:span text:style-name="T66">С</text:span><text:span text:style-name="T66">агиду</text:span><text:span text:style-name="T67">лли</text:span><text:span text:style-name="T67">н</text:span> <text:span text:style-name="T84">Э</text:span>.<text:span text:style-name="T132">Р</text:span>.',13,10,'$'</text:p>
        <text:p text:style-name="P218">.CODE</text:p>
        <text:p text:style-name="P221">mov<text:span text:style-name="T73"> </text:span>ax, @data<text:span text:style-name="T86"> </text:span>mov<text:span text:style-name="T87"> </text:span>ds,<text:span text:style-name="T33"> </text:span>ax</text:p>
        <text:p text:style-name="P218">mov<text:span text:style-name="T78"> </text:span>dx,<text:span text:style-name="T1"> </text:span>OFFSET<text:span text:style-name="T36"> </text:span>Greeting</text:p>
        <text:p text:style-name="Text_20_body"/>
        <text:p text:style-name="P223"><text:span text:style-name="T59">DisplayGreeting:</text:span><text:span text:style-name="T86"> </text:span>mov<text:span text:style-name="T88"> </text:span>ah, 9h<text:span text:style-name="T73"> </text:span>int<text:span text:style-name="T87"> </text:span>21h</text:p>
        <text:p text:style-name="P222">mov<text:span text:style-name="T73"> </text:span>ah, 4ch<text:span text:style-name="T86"> </text:span>int<text:span text:style-name="T87"> </text:span>21h</text:p>
        <text:p text:style-name="P211">END</text:p>
        <text:p text:style-name="P224"/>
        <text:p text:style-name="P29"><text:span text:style-name="T17">Hello2.asm:</text:span></text:p>
        <text:p text:style-name="P202"/>
        <text:p text:style-name="P212">EOFLine<text:span text:style-name="T89"> </text:span>EQU<text:span text:style-name="T89"> </text:span>'$'</text:p>
        <text:p text:style-name="P211">ASSUME<text:span text:style-name="T90"> </text:span>CS:CODE,<text:span text:style-name="T91"> </text:span>SS:AStack</text:p>
        <text:p text:style-name="Text_20_body"/>
        <text:p text:style-name="P229">AStack<text:tab/>SEGMENT<text:span text:style-name="T92"> </text:span>STACK</text:p>
        <text:p text:style-name="P230">DW<text:span text:style-name="T72"> </text:span>12<text:span text:style-name="T72"> </text:span>DUP('!')</text:p>
        <text:p text:style-name="P238">AStack<text:tab/>ENDS</text:p>
        <text:p text:style-name="Text_20_body"/>
        <text:p text:style-name="P238">DATA<text:tab/>SEGMENT</text:p>
        <text:p text:style-name="P240"/>
        <text:p text:style-name="P239">HELLO<text:tab/>DB 'Hello Worlds!', 0AH, 0DH,EOFLine<text:span text:style-name="T86"> </text:span>GREETING<text:span text:style-name="T93"> </text:span>DB<text:span text:style-name="T33"> </text:span>'Student<text:span text:style-name="T35"> </text:span>from<text:span text:style-name="T33"> </text:span><text:span text:style-name="T63">1381</text:span><text:span text:style-name="T33"> </text:span>-<text:span text:style-name="T35"> </text:span>$'</text:p>
        <text:p text:style-name="P238">DATA<text:tab/>ENDS</text:p>
        <text:p text:style-name="Text_20_body"/>
        <text:p text:style-name="P238">CODE<text:tab/>SEGMENT</text:p>
        <text:p text:style-name="P211">WriteMsg<text:span text:style-name="T94"> </text:span>PROC<text:span text:style-name="T94"> </text:span>NEAR</text:p>
        <text:p text:style-name="P241">mov<text:tab/>AH,9</text:p>
        <text:p text:style-name="P242">int<text:tab/><text:span text:style-name="T59">21h</text:span><text:span text:style-name="T86"> </text:span>ret</text:p>
        <text:p text:style-name="P211">WriteMsg<text:span text:style-name="T95"> </text:span>ENDP</text:p>
        <text:p text:style-name="Text_20_body"/>
        <text:p text:style-name="P238">Main<text:tab/>PROC<text:span text:style-name="T89"> </text:span>FAR</text:p>
        <text:p text:style-name="P245">push<text:span text:style-name="T96"> </text:span>DS</text:p>
        <text:p text:style-name="P241"><text:soft-page-break/>sub<text:tab/>AX,AX</text:p>
      </text:section>
      <text:p text:style-name="P246">push<text:span text:style-name="T96"> </text:span>AX</text:p>
      <text:p text:style-name="P241">mov<text:tab/>AX,DATA</text:p>
      <text:p text:style-name="P241">mov<text:tab/>DS,AX</text:p>
      <text:p text:style-name="P241">mov<text:tab/>DX,<text:span text:style-name="T72"> </text:span>OFFSET<text:span text:style-name="T72"> </text:span>HELLO</text:p>
      <text:p text:style-name="P247">call<text:span text:style-name="T95"> </text:span>WriteMsg</text:p>
      <text:p text:style-name="P241">mov<text:tab/>DX,<text:span text:style-name="T85"> </text:span>OFFSET<text:span text:style-name="T85"> </text:span>GREETING</text:p>
      <text:p text:style-name="P248">call<text:span text:style-name="T73"> </text:span>WriteMsg<text:span text:style-name="T86"> </text:span>ret</text:p>
      <text:p text:style-name="P249"/>
      <text:p text:style-name="P238">Main<text:tab/>ENDP</text:p>
      <text:p text:style-name="P238">CODE<text:tab/>ENDS</text:p>
      <text:p text:style-name="P245">END<text:span text:style-name="T1"> </text:span>Main</text:p>
      <text:h text:style-name="P20" text:outline-level="2">ПРИЛОЖЕНИЕ<text:span text:style-name="T35"> </text:span>Б</text:h>
      <text:p text:style-name="P37"><text:span text:style-name="T3">ФАЙЛЫ</text:span><text:span text:style-name="T20"> </text:span><text:span text:style-name="T3">ДИАГНОСТИЧЕСКИХ</text:span><text:span text:style-name="T11"> </text:span><text:span text:style-name="T3">СООБЩЕНИЙ</text:span></text:p>
      <text:p text:style-name="P191"/>
      <text:p text:style-name="P203"/>
      <text:p text:style-name="P30"><text:span text:style-name="T17">Hello1.lst:</text:span></text:p>
      <text:p text:style-name="P250">Microsoft<text:tab/>(R)<text:tab/>Macro<text:tab/>Assembler<text:tab/>Version<text:span text:style-name="T2"><text:tab/></text:span>5.10</text:p>
      <text:p text:style-name="P254">9/11/22<text:span text:style-name="T90"> </text:span>20:07:10</text:p>
      <text:p text:style-name="P231">P</text:p>
      <text:p text:style-name="P263">age<text:span text:style-name="T2"><text:tab/></text:span>1-1</text:p>
      <text:section text:style-name="Sect3" text:name="Раздел3">
        <text:p text:style-name="P265"/>
        <text:p text:style-name="P265"/>
        <text:p text:style-name="P265"/>
        <text:p text:style-name="P267"/>
        <text:p text:style-name="P255">РїСЂРѕРіСЂР°РјРјР°<text:span text:style-name="T70"> </text:span>N2</text:p>
        <text:p text:style-name="P226"/>
        <text:p text:style-name="P268">РґРёСЃС†РёРїР»РёРЅРµ<text:span text:style-name="T97"> </text:span>"Р<text:span text:style-name="T80"> </text:span>РєРѕРјРїСЊСЋС‚РµСЂР°"<text:span text:style-name="T73"> </text:span>РёСЃРїРѕР»СЊР·СѓР</text:p>
        <text:p text:style-name="P278">СЃС‚</text:p>
        <text:p text:style-name="P266"/>
        <text:p text:style-name="P265"/>
        <text:p text:style-name="P279">;<text:tab/>HELLO2<text:tab/>-<text:tab/>РЈС‡РµР±РЅР°СЏ</text:p>
        <text:p text:style-name="P226"/>
        <text:p text:style-name="P270">Р»Р°Р±.СЂР°Р±.#1<text:tab/><text:span text:style-name="T59">РїРѕ</text:span><text:span text:style-name="T86"> </text:span>ђСЂС…РёС‚РµРєС‚СѓСЂР°</text:p>
        <text:p text:style-name="P280">;<text:tab/>РџСЂРѕРіСЂР°РјРјР°</text:p>
        <text:p text:style-name="P282">µС‚<text:span text:style-name="T98"> </text:span>РїСЂРѕС†РµРґСѓСЂСѓ<text:span text:style-name="T98"> </text:span>РґР»СЏ<text:span text:style-name="T98"> </text:span>РїРµС‡Р°С‚Рё<text:span text:style-name="T80"> </text:span>СЂРѕРєРё</text:p>
        <text:p text:style-name="P284">;</text:p>
        <text:p text:style-name="P285">;<text:tab/>РўР•РљРЎРў<text:span text:style-name="T92"> </text:span>РџР<text:span text:style-name="T1"> </text:span>РћР“Р<text:span text:style-name="T72"> </text:span>РђРњРњР«</text:p>
      </text:section>
      <text:section text:style-name="Sect1" text:name="Раздел4">
        <text:p text:style-name="P287"/>
        <text:p text:style-name="P291">=<text:span text:style-name="T35"> </text:span>0024<text:tab/>EOFLine<text:tab/>EQU<text:tab/>'$'<text:tab/>;</text:p>
        <text:p text:style-name="P254">РћРїСЂРµРґРµР»РµРЅР</text:p>
      </text:section>
      <text:section text:style-name="Sect4" text:name="Раздел5">
        <text:p text:style-name="P224"/>
        <text:p text:style-name="P272"><text:span text:style-name="T59">РєРѕРЅСЃС‚Р°РЅС‚С‹</text:span><text:span text:style-name="T86"> </text:span>"РљРѕРЅРµС†<text:span text:style-name="T1"> </text:span>СЃС</text:p>
        <text:p text:style-name="P292">ёРµ<text:tab/>СЃРёРјРІРѕР»СЊРЅРѕР№</text:p>
        <text:p text:style-name="P224"/>
        <text:p text:style-name="P234">;</text:p>
        <text:p text:style-name="P224"/>
        <text:p text:style-name="P293">‚СЂРѕРєРё"</text:p>
        <text:p text:style-name="P226"/>
        <text:p text:style-name="P273">; РЎС‚РµРє<text:span text:style-name="T73"> </text:span>РїСЂРѕРіСЂР°РјРјС‹<text:span text:style-name="T86"> </text:span>ASSUME<text:span text:style-name="T36"> </text:span>CS:CODE,<text:span text:style-name="T36"> </text:span>SS:AStack</text:p>
      </text:section>
      <text:section text:style-name="Sect1" text:name="Раздел6"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D"/>
          <table:table-column table:style-name="Таблица8.E"/>
          <table:table-row table:style-name="Таблица8.1">
            <table:table-cell table:style-name="Таблица8.A1" office:value-type="string">
              <text:p text:style-name="P128">0000</text:p>
            </table:table-cell>
            <table:table-cell table:style-name="Таблица8.A1" office:value-type="string">
              <text:p text:style-name="P127"/>
            </table:table-cell>
            <table:table-cell table:style-name="Таблица8.A1" office:value-type="string">
              <text:p text:style-name="P131">AStack</text:p>
            </table:table-cell>
            <table:table-cell table:style-name="Таблица8.A1" office:value-type="string">
              <text:p text:style-name="P132">SEGMENT<text:span text:style-name="T95"> </text:span>STACK</text:p>
            </table:table-cell>
            <table:table-cell table:style-name="Таблица8.A1" office:value-type="string">
              <text:p text:style-name="P127"/>
            </table:table-cell>
          </table:table-row>
          <table:table-row table:style-name="Таблица8.1">
            <table:table-cell table:style-name="Таблица8.A1" office:value-type="string">
              <text:p text:style-name="P147">0000</text:p>
            </table:table-cell>
            <table:table-cell table:style-name="Таблица8.A1" office:value-type="string">
              <text:p text:style-name="P148">000C[</text:p>
            </table:table-cell>
            <table:table-cell table:style-name="Таблица8.A1" office:value-type="string">
              <text:p text:style-name="P127"/>
            </table:table-cell>
            <table:table-cell table:style-name="Таблица8.A1" office:value-type="string">
              <text:p text:style-name="P149">DW<text:span text:style-name="T99"> </text:span>12<text:span text:style-name="T100"> </text:span>DUP('!')</text:p>
            </table:table-cell>
            <table:table-cell table:style-name="Таблица8.A1" office:value-type="string">
              <text:p text:style-name="P159">;</text:p>
            </table:table-cell>
          </table:table-row>
        </table:table>
        <text:p text:style-name="P256">РћС‚РІРѕРґРёС‚СЃС</text:p>
        <text:p text:style-name="P44"><text:soft-page-break/></text:p>
      </text:section>
      <text:section text:style-name="Sect5" text:name="Раздел7">
        <text:p text:style-name="P296"/>
        <text:p text:style-name="P235">0021</text:p>
        <text:p text:style-name="P298">Џ<text:span text:style-name="T81"> </text:span>12<text:span text:style-name="T81"> </text:span>СЃР»РѕРІ<text:span text:style-name="T85"> </text:span>РїР°РјСЏС‚Рё</text:p>
        <text:p text:style-name="P224"/>
        <text:p text:style-name="P299">]</text:p>
      </text:section>
      <text:section text:style-name="Sect1" text:name="Раздел8">
        <text:p text:style-name="P287"/>
        <text:p text:style-name="P300">0018<text:tab/>AStack<text:tab/>ENDS</text:p>
        <text:p text:style-name="P224"/>
        <text:p text:style-name="P304">;<text:span text:style-name="T101"> </text:span>Р”Р°РЅРЅС‹Рµ<text:span text:style-name="T102"> </text:span>РїСЂРѕРіСЂР°РјРјС‹</text:p>
        <text:p text:style-name="P224"/>
        <text:p text:style-name="P301">0000<text:tab/>DATA<text:tab/>SEGMENT</text:p>
        <text:p text:style-name="P287"/>
      </text:section>
      <text:section text:style-name="Sect6" text:name="Раздел9">
        <text:p text:style-name="P265"/>
        <text:p text:style-name="P257">РґР°РЅРЅ</text:p>
        <text:p text:style-name="P274">;<text:tab/>Р”РёСЂРµРєС‚РёРІС‹<text:span text:style-name="T103"> </text:span>РѕРїРёСЃР°РЅРёСЏ<text:span text:style-name="T86"> </text:span>С‹С…</text:p>
      </text:section>
      <text:section text:style-name="Sect1" text:name="Раздел10">
        <text:p text:style-name="P310"><text:span text:style-name="T59">0000</text:span><text:span text:style-name="T104"> </text:span><text:span text:style-name="T59">48 65 6C 6C 6F </text:span>20<text:span text:style-name="T105"> </text:span>HELLO<text:tab/>DB<text:span text:style-name="T106"> </text:span>'Hello<text:span text:style-name="T107"> </text:span>Worlds!',<text:span text:style-name="T106"> </text:span>0AH,</text:p>
        <text:p text:style-name="P254">0DH,EOFLine</text:p>
        <text:p text:style-name="P311">57<text:span text:style-name="T35"> </text:span>6F<text:span text:style-name="T33"> </text:span>72<text:span text:style-name="T33"> </text:span>6C<text:span text:style-name="T35"> </text:span>64<text:span text:style-name="T33"> </text:span>73</text:p>
        <text:p text:style-name="P312">21<text:span text:style-name="T35"> </text:span>0A<text:span text:style-name="T33"> </text:span>0D<text:span text:style-name="T35"> </text:span>24</text:p>
        <text:p text:style-name="P313"><text:span text:style-name="T59">0010</text:span><text:span text:style-name="T104"> </text:span><text:span text:style-name="T59">53 74 75 64 65 6E</text:span><text:span text:style-name="T108"> </text:span><text:span text:style-name="T59">GREETING</text:span><text:span text:style-name="T104"> </text:span><text:span text:style-name="T59">DB 'Student </text:span>from<text:span text:style-name="T59"> </text:span><text:span text:style-name="T64">1381</text:span><text:span text:style-name="T59"> </text:span>-<text:span text:style-name="T59"> </text:span>$'</text:p>
        <text:p text:style-name="P312">74<text:span text:style-name="T35"> </text:span>20<text:span text:style-name="T33"> </text:span>66<text:span text:style-name="T35"> </text:span>72<text:span text:style-name="T33"> </text:span>6F<text:span text:style-name="T33"> </text:span>6D</text:p>
        <text:p text:style-name="P311">20<text:span text:style-name="T35"> </text:span>34<text:span text:style-name="T33"> </text:span>33<text:span text:style-name="T35"> </text:span>35<text:span text:style-name="T33"> </text:span>30<text:span text:style-name="T33"> </text:span>20</text:p>
        <text:p text:style-name="P312">2D<text:span text:style-name="T35"> </text:span>20<text:span text:style-name="T35"> </text:span>24</text:p>
        <text:p text:style-name="P302">0025<text:tab/>DATA<text:tab/>ENDS</text:p>
        <text:p text:style-name="P226"/>
        <text:p text:style-name="P304">;<text:span text:style-name="T90"> </text:span>РљРѕРґ<text:span text:style-name="T90"> </text:span>РїСЂРѕРіСЂР°РјРјС‹</text:p>
        <text:p text:style-name="P224"/>
        <text:p text:style-name="P301">0000<text:tab/>CODE<text:tab/>SEGMENT</text:p>
        <text:p text:style-name="P314">;<text:tab/>РџСЂРѕС†РµРґСѓСЂР°<text:tab/>РїРµС‡Р°С‚Рё</text:p>
        <text:p text:style-name="P258">СЃС‚СЂРѕРєРё</text:p>
        <text:p text:style-name="P316"/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row table:style-name="Таблица9.1">
            <table:table-cell table:style-name="Таблица9.A1" office:value-type="string">
              <text:p text:style-name="P128">0000</text:p>
            </table:table-cell>
            <table:table-cell table:style-name="Таблица9.A1" office:value-type="string">
              <text:p text:style-name="P127"/>
            </table:table-cell>
            <table:table-cell table:style-name="Таблица9.A1" office:value-type="string">
              <text:p text:style-name="P127"/>
            </table:table-cell>
            <table:table-cell table:style-name="Таблица9.A1" office:value-type="string">
              <text:p text:style-name="P131">WriteMsg</text:p>
            </table:table-cell>
            <table:table-cell table:style-name="Таблица9.A1" office:value-type="string">
              <text:p text:style-name="P133">PROC</text:p>
            </table:table-cell>
            <table:table-cell table:style-name="Таблица9.A1" office:value-type="string">
              <text:p text:style-name="P136">NEAR</text:p>
            </table:table-cell>
            <table:table-cell table:style-name="Таблица9.A1" office:value-type="string">
              <text:p text:style-name="P127"/>
            </table:table-cell>
          </table:table-row>
          <table:table-row table:style-name="Таблица9.2">
            <table:table-cell table:style-name="Таблица9.A1" office:value-type="string">
              <text:p text:style-name="P129">0000</text:p>
            </table:table-cell>
            <table:table-cell table:style-name="Таблица9.A1" office:value-type="string">
              <text:p text:style-name="P163">B4</text:p>
            </table:table-cell>
            <table:table-cell table:style-name="Таблица9.A1" office:value-type="string">
              <text:p text:style-name="P138">09</text:p>
            </table:table-cell>
            <table:table-cell table:style-name="Таблица9.A1" office:value-type="string">
              <text:p text:style-name="P67"/>
            </table:table-cell>
            <table:table-cell table:style-name="Таблица9.A1" office:value-type="string">
              <text:p text:style-name="P141">mov</text:p>
            </table:table-cell>
            <table:table-cell table:style-name="Таблица9.A1" office:value-type="string">
              <text:p text:style-name="P137">AH,9</text:p>
            </table:table-cell>
            <table:table-cell table:style-name="Таблица9.A1" office:value-type="string">
              <text:p text:style-name="P67"/>
            </table:table-cell>
          </table:table-row>
          <table:table-row table:style-name="Таблица9.3">
            <table:table-cell table:style-name="Таблица9.A1" office:value-type="string">
              <text:p text:style-name="P147">0002</text:p>
            </table:table-cell>
            <table:table-cell table:style-name="Таблица9.A1" office:value-type="string">
              <text:p text:style-name="P160">CD</text:p>
            </table:table-cell>
            <table:table-cell table:style-name="Таблица9.A1" office:value-type="string">
              <text:p text:style-name="P150">21</text:p>
            </table:table-cell>
            <table:table-cell table:style-name="Таблица9.A1" office:value-type="string">
              <text:p text:style-name="P127"/>
            </table:table-cell>
            <table:table-cell table:style-name="Таблица9.A1" office:value-type="string">
              <text:p text:style-name="P151">int</text:p>
            </table:table-cell>
            <table:table-cell table:style-name="Таблица9.A1" office:value-type="string">
              <text:p text:style-name="P152">21h</text:p>
            </table:table-cell>
            <table:table-cell table:style-name="Таблица9.A1" office:value-type="string">
              <text:p text:style-name="P153">;<text:span text:style-name="T109"> </text:span>Р’С‹Р·РѕРІ</text:p>
            </table:table-cell>
          </table:table-row>
        </table:table>
        <text:p text:style-name="P258">С„СѓРЅРєС†РёР</text:p>
        <text:p text:style-name="P305">ё<text:span text:style-name="T91"> </text:span>DOS<text:span text:style-name="T81"> </text:span>РїРѕ<text:span text:style-name="T81"> </text:span>РїСЂРµСЂС‹РІР°РЅРёСЋ</text:p>
        <text:p text:style-name="P317">0004<text:span text:style-name="T93"> </text:span>C3<text:tab/>ret</text:p>
        <text:p text:style-name="P318">0005<text:tab/>WriteMsg<text:span text:style-name="T95"> </text:span>ENDP</text:p>
        <text:p text:style-name="P224"/>
        <text:p text:style-name="P304">;<text:span text:style-name="T70"> </text:span>Р“РѕР»РѕРІРЅР°СЏ<text:span text:style-name="T70"> </text:span>РїСЂРѕС†РµРґСѓСЂР°</text:p>
      </text:section>
      <text:p text:style-name="P251">Microsoft<text:tab/>(R)<text:tab/>Macro<text:tab/>Assembler<text:tab/>Version<text:span text:style-name="T2"><text:tab/></text:span>5.10</text:p>
      <text:p text:style-name="P254">9/11/22<text:span text:style-name="T90"> </text:span>20:07:10</text:p>
      <text:p text:style-name="P231">P</text:p>
      <text:p text:style-name="P264">age<text:span text:style-name="T2"><text:tab/></text:span>1-2</text:p>
      <text:section text:style-name="Sect7" text:name="Раздел11">
        <text:p text:style-name="P265"/>
        <text:p text:style-name="P265"/>
        <text:p text:style-name="P265"/>
        <text:p text:style-name="P283"><draw:custom-shape text:anchor-type="char" draw:z-index="20" draw:style-name="gr1" draw:text-style-name="P359" svg:width="15.655cm" svg:height="1.105cm" svg:x="4.42cm" svg:y="-0.171cm"><loext:table table:name="Таблица10" table:style-name="Таблица10"><loext:table-column table:style-name="Таблица10.A"/><loext:table-column table:style-name="Таблица10.B"/><loext:table-column table:style-name="Таблица10.C"/><loext:table-column table:style-name="Таблица10.D"/><loext:table-column table:style-name="Таблица10.E"/><loext:table-column table:style-name="Таблица10.F"/><loext:table-row table:style-name="Таблица10.1"><loext:table-cell table:style-name="Таблица10.A1" office:value-type="string"><text:p text:style-name="P128">0005</text:p></loext:table-cell><loext:table-cell table:style-name="Таблица10.A1" office:value-type="string"><text:p text:style-name="P142">Main</text:p></loext:table-cell><loext:table-cell table:style-name="Таблица10.A1" office:value-type="string"><text:p text:style-name="P143">PROC</text:p></loext:table-cell><loext:table-cell table:style-name="Таблица10.A1" office:value-type="string"><text:p text:style-name="P144">FAR</text:p></loext:table-cell><loext:table-cell table:style-name="Таблица10.A1" table:number-columns-spanned="2" office:value-type="string"><text:p text:style-name="P127"/></loext:table-cell><loext:covered-table-cell/></loext:table-row><loext:table-row table:style-name="Таблица10.1"><loext:table-cell table:style-name="Таблица10.A1" office:value-type="string"><text:p text:style-name="P147">0005<text:span text:style-name="T96"> </text:span>1E</text:p></loext:table-cell><loext:table-cell table:style-name="Таблица10.A1" office:value-type="string"><text:p text:style-name="P127"/></loext:table-cell><loext:table-cell table:style-name="Таблица10.A1" office:value-type="string"><text:p text:style-name="P154">push</text:p></loext:table-cell><loext:table-cell table:style-name="Таблица10.A1" office:value-type="string"><text:p text:style-name="P155">DS</text:p></loext:table-cell><loext:table-cell table:style-name="Таблица10.A1" office:value-type="string"><text:p text:style-name="P156">;\</text:p></loext:table-cell><loext:table-cell table:style-name="Таблица10.A1" office:value-type="string"><text:p text:style-name="P157">РЎРѕС…</text:p></loext:table-cell></loext:table-row></loext:table><text:p text:style-name="Text_20_body"/><draw:enhanced-geometry draw:type="0"/></draw:custom-shape><text:span text:style-name="T59">СЂР°РЅРµРЅРё</text:span><text:span text:style-name="T86"> </text:span>СЃС‚РµРєРµ</text:p>
        <text:p text:style-name="P266"/>
        <text:p text:style-name="P265"/>
        <text:p text:style-name="P265"/>
        <text:p text:style-name="P265"/>
        <text:p text:style-name="P265"/>
        <text:p text:style-name="P319"/>
        <text:p text:style-name="P320">Рµ<text:tab/>Р°РґСЂРµСЃР°<text:tab/>РЅР°С‡Р°Р»Р°<text:tab/>PSP<text:tab/>РІ</text:p>
      </text:section>
      <text:section text:style-name="Sect1" text:name="Раздел12">
        <text:p text:style-name="P321">0006<text:span text:style-name="T93"> </text:span>2B<text:span text:style-name="T33"> </text:span>C0<text:tab/>sub<text:tab/>AX,AX<text:tab/>;<text:span text:style-name="T110"> </text:span>&gt;<text:span text:style-name="T111"> </text:span>РґР»СЏ<text:span text:style-name="T80"> </text:span>РїРѕСЃР»РµР</text:p>
      </text:section>
      <text:section text:style-name="Sect8" text:name="Раздел13">
        <text:p text:style-name="P326"/>
        <text:p text:style-name="P255"><text:span text:style-name="T59">РїРѕ</text:span></text:p>
        <text:p text:style-name="P327">ґСѓСЋС‰РµРіРѕ<text:span text:style-name="T112"> </text:span>РІРѕСЃСЃС‚Р°РЅРѕРІР»РµРЅРёСЏ</text:p>
        <text:p text:style-name="P226"/>
        <text:p text:style-name="P329">0008<text:span text:style-name="T93"> </text:span>50<text:tab/>push<text:tab/>AX<text:tab/>;/</text:p>
      </text:section>
      <text:section text:style-name="Sect9" text:name="Раздел14">
        <text:p text:style-name="P258">РєРѕРјР°РЅРґРµ<text:span text:style-name="T102"> </text:span>ret</text:p>
        <text:p text:style-name="P224"/>
        <text:p text:style-name="P255">РїСЂРѕС†РµРґСѓСЂСѓ.</text:p>
        <text:p text:style-name="P225"/>
        <text:p text:style-name="P330">,<text:tab/>Р·Р°РІРµСЂС€Р°СЋС‰РµР№</text:p>
      </text:section>
      <text:section text:style-name="Sect1" text:name="Раздел15">
        <text:p text:style-name="P322">0009<text:span text:style-name="T93"> </text:span>B8<text:span text:style-name="T35"> </text:span>----<text:span text:style-name="T33"> </text:span>R<text:tab/>mov<text:tab/>AX,DATA<text:tab/><text:span text:style-name="T59">;</text:span><text:span text:style-name="T80"> </text:span>Р—Р°РіСЂС</text:p>
        <text:p text:style-name="P306">ѓР·РєР°<text:span text:style-name="T113"> </text:span>СЃРµРіРјРµРЅС‚РЅРѕРіРѕ</text:p>
        <text:p text:style-name="P332">000C<text:span text:style-name="T93"> </text:span>8E<text:span text:style-name="T33"> </text:span>D8<text:tab/>mov<text:tab/>DS,AX<text:tab/>;</text:p>
        <text:p text:style-name="P254">СЂРµРіРёС</text:p>
        <text:p text:style-name="P307">ЃС‚СЂР°<text:span text:style-name="T70"> </text:span>РґР°РЅРЅС‹С….</text:p>
        <text:p text:style-name="P323">000E<text:span text:style-name="T93"> </text:span>BA<text:span text:style-name="T35"> </text:span>0000<text:span text:style-name="T33"> </text:span>R<text:tab/>mov<text:tab/>DX,<text:span text:style-name="T59"> </text:span>OFFSET<text:span text:style-name="T35"> </text:span>HELLO<text:tab/><text:span text:style-name="T59">;</text:span><text:span text:style-name="T80"> </text:span>Р’С‹РІРѕР</text:p>
        <text:p text:style-name="P306">ґ<text:span text:style-name="T81"> </text:span>РЅР°<text:span text:style-name="T81"> </text:span>СЌРєСЂР°РЅ<text:span text:style-name="T81"> </text:span>РїРµСЂРІРѕР№</text:p>
        <text:p text:style-name="P334">0011<text:span text:style-name="T93"> </text:span>E8<text:span text:style-name="T35"> </text:span>0000<text:span text:style-name="T33"> </text:span>R<text:tab/>call<text:span text:style-name="T93"> </text:span>WriteMsg<text:tab/><text:span text:style-name="T59">;</text:span><text:span text:style-name="T80"> </text:span>СЃС‚СЂРѕР</text:p>
        <text:p text:style-name="P304">єРё<text:span text:style-name="T114"> </text:span>РїСЂРёРІРµС‚СЃС‚РІРёСЏ.</text:p>
        <text:p text:style-name="P324">0014<text:span text:style-name="T93"> </text:span>BA<text:span text:style-name="T35"> </text:span>0010<text:span text:style-name="T33"> </text:span>R<text:tab/>mov<text:tab/>DX, OFFSET GREETING ;<text:span text:style-name="T80"> </text:span>Р’С‹РІРѕР</text:p>
        <text:p text:style-name="P306">ґ<text:span text:style-name="T81"> </text:span>РЅР°<text:span text:style-name="T81"> </text:span>СЌРєСЂР°РЅ<text:span text:style-name="T81"> </text:span>РІС‚РѕСЂРѕР№</text:p>
        <text:p text:style-name="P334">0017<text:span text:style-name="T93"> </text:span>E8<text:span text:style-name="T35"> </text:span>0000<text:span text:style-name="T33"> </text:span>R<text:tab/>call<text:span text:style-name="T93"> </text:span>WriteMsg<text:tab/><text:span text:style-name="T59">;</text:span><text:span text:style-name="T80"> </text:span>СЃС‚СЂРѕР</text:p>
        <text:p text:style-name="P304">єРё<text:span text:style-name="T114"> </text:span>РїСЂРёРІРµС‚СЃС‚РІРёСЏ.</text:p>
        <text:p text:style-name="P325">001A<text:span text:style-name="T93"> </text:span>CB<text:tab/>ret<text:tab/><text:span text:style-name="T59">;</text:span><text:span text:style-name="T80"> </text:span>Р’С‹С…РѕР</text:p>
        <text:p text:style-name="P306">ґ<text:span text:style-name="T72"> </text:span>РІ<text:span text:style-name="T72"> </text:span>DOS<text:span text:style-name="T1"> </text:span>РїРѕ<text:span text:style-name="T72"> </text:span>РєРѕРјР°РЅРґРµ,</text:p>
      </text:section>
      <text:section text:style-name="Sect10" text:name="Раздел16">
        <text:p text:style-name="P297"/>
        <text:p text:style-name="P255">РЅР°С…РѕР</text:p>
        <text:p text:style-name="P45"><text:span text:style-name="T68">;</text:span></text:p>
        <text:p text:style-name="P224"/>
        <text:p text:style-name="P293">ґСЏС‰РµР№СЃСЏ<text:span text:style-name="T81"> </text:span>РІ<text:span text:style-name="T81"> </text:span>1-РѕРј<text:span text:style-name="T81"> </text:span>СЃР»РѕРІРµ<text:span text:style-name="T81"> </text:span>PSP.</text:p>
      </text:section>
      <text:section text:style-name="Sect1" text:name="Раздел17">
        <text:p text:style-name="P338">001B<text:tab/>Main<text:tab/>ENDP</text:p>
        <text:p text:style-name="P339">001B<text:tab/>CODE<text:tab/>ENDS</text:p>
        <text:p text:style-name="P340">END<text:span text:style-name="T1"> </text:span>Main</text:p>
        <text:p text:style-name="P252">Microsoft<text:tab/>(R)<text:tab/>Macro<text:tab/>Assembler<text:tab/>Version<text:span text:style-name="T2"><text:tab/></text:span>5.10</text:p>
        <text:p text:style-name="P254">9/11/22<text:span text:style-name="T90"> </text:span>20:07:10</text:p>
        <text:p text:style-name="P232">S</text:p>
        <text:p text:style-name="P254">ymbols-1</text:p>
        <text:p text:style-name="P265"/>
        <text:p text:style-name="P265"/>
        <text:p text:style-name="P213">Segments<text:span text:style-name="T81"> </text:span>and<text:span text:style-name="T85"> </text:span>Groups:</text:p>
        <text:p text:style-name="P287"/>
        <text:p text:style-name="P342">N<text:span text:style-name="T59"> </text:span>a<text:span text:style-name="T59"> </text:span>m<text:span text:style-name="T59"> </text:span>e<text:tab/>Length<text:tab/>Align<text:tab/>Combine</text:p>
        <text:p text:style-name="P254">Class</text:p>
        <text:p text:style-name="P288"/>
        <text:p text:style-name="P210">ASTACK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115"> </text:span>0018<text:span text:style-name="T70"> </text:span>PARA<text:span text:style-name="T102"> </text:span>STACK</text:p>
        <text:p text:style-name="P214">CODE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115"> </text:span>001B<text:span text:style-name="T70"> </text:span>PARA<text:span text:style-name="T116"> </text:span>NONE</text:p>
        <text:p text:style-name="P215">DATA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115"> </text:span>0025<text:span text:style-name="T70"> </text:span>PARA<text:span text:style-name="T116"> </text:span>NONE</text:p>
        <text:p text:style-name="P224"/>
        <text:p text:style-name="P211">Symbols:</text:p>
        <text:p text:style-name="P276">N<text:span text:style-name="T59"> </text:span>a<text:span text:style-name="T59"> </text:span>m<text:span text:style-name="T59"> </text:span>e<text:tab/>Type<text:span text:style-name="T117"> </text:span>Value<text:tab/><text:tab/><text:span text:style-name="T59">Attr</text:span><text:span text:style-name="T80"> </text:span>EOFLINE<text:span text:style-name="T87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118"> </text:span>NUMBER<text:span text:style-name="T2"><text:tab/></text:span>0024</text:p>
        <text:p text:style-name="P281">GREETING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119"> </text:span>L<text:span text:style-name="T33"> </text:span>BYTE<text:tab/>0010<text:span text:style-name="T97"> </text:span>DATA</text:p>
        <text:p text:style-name="P224"/>
        <text:p text:style-name="P344">HELLO<text:span text:style-name="T120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119"> </text:span>L<text:span text:style-name="T59"> </text:span>BYTE<text:tab/>0000<text:span text:style-name="T97"> </text:span>DATA</text:p>
        <text:p text:style-name="P226"/>
        <text:p text:style-name="P344">MAIN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119"> </text:span>F<text:span text:style-name="T59"> </text:span>PROC<text:tab/>0005<text:span text:style-name="T114"> </text:span>CODE<text:span text:style-name="T121"> </text:span>Length</text:p>
        <text:p text:style-name="P259">=<text:span text:style-name="T36"> </text:span>0016</text:p>
        <text:p text:style-name="P226"/>
        <text:p text:style-name="P344">WRITEMSG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119"> </text:span>N<text:span text:style-name="T33"> </text:span>PROC<text:tab/>0000<text:span text:style-name="T122"> </text:span>CODE<text:span text:style-name="T123"> </text:span>Length</text:p>
        <text:p text:style-name="P254">=<text:span text:style-name="T36"> </text:span>0005</text:p>
        <text:p text:style-name="P206"/>
        <text:p text:style-name="P346"/>
      </text:section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128">@CPU<text:span text:style-name="T33"> </text:span>.<text:span text:style-name="T59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59"> </text:span>.<text:span text:style-name="T59"> </text:span>.</text:p>
          </table:table-cell>
          <table:table-cell table:style-name="Таблица11.A1" office:value-type="string">
            <text:p text:style-name="P167">TEXT</text:p>
          </table:table-cell>
          <table:table-cell table:style-name="Таблица11.A1" office:value-type="string">
            <text:p text:style-name="P133">0101h</text:p>
          </table:table-cell>
        </table:table-row>
        <table:table-row table:style-name="Таблица11.2">
          <table:table-cell table:style-name="Таблица11.A1" office:value-type="string">
            <text:p text:style-name="P129">@FILENAME<text:span text:style-name="T87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/text:p>
          </table:table-cell>
          <table:table-cell table:style-name="Таблица11.A1" office:value-type="string">
            <text:p text:style-name="P168">TEXT</text:p>
          </table:table-cell>
          <table:table-cell table:style-name="Таблица11.A1" office:value-type="string">
            <text:p text:style-name="P134">hello2</text:p>
          </table:table-cell>
        </table:table-row>
        <table:table-row table:style-name="Таблица11.3">
          <table:table-cell table:style-name="Таблица11.A1" office:value-type="string">
            <text:p text:style-name="P147">@VERSION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/text:p>
          </table:table-cell>
          <table:table-cell table:style-name="Таблица11.A1" office:value-type="string">
            <text:p text:style-name="P162">TEXT</text:p>
          </table:table-cell>
          <table:table-cell table:style-name="Таблица11.A1" office:value-type="string">
            <text:p text:style-name="P148">510</text:p>
          </table:table-cell>
        </table:table-row>
      </table:table>
      <text:p text:style-name="P347">52<text:span text:style-name="T1"> </text:span>Source<text:span text:style-name="T94"> </text:span>Lines</text:p>
      <text:p text:style-name="P243">52<text:span text:style-name="T36"> </text:span>Total<text:tab/>Lines</text:p>
      <text:p text:style-name="P348">13<text:span text:style-name="T85"> </text:span>Symbols</text:p>
      <text:p text:style-name="P224"/>
      <text:p text:style-name="P351">47986<text:span text:style-name="T1"> </text:span>+<text:span text:style-name="T1"> </text:span>459271<text:span text:style-name="T1"> </text:span>Bytes<text:span text:style-name="T1"> </text:span>symbol<text:span text:style-name="T1"> </text:span>space<text:span text:style-name="T1"> </text:span>free</text:p>
      <text:p text:style-name="P226"/>
      <text:p text:style-name="P352">0<text:span text:style-name="T85"> </text:span>Warning<text:span text:style-name="T85"> </text:span>Errors</text:p>
      <text:p text:style-name="P353">0<text:span text:style-name="T1"> </text:span>Severe<text:span text:style-name="T94"> </text:span>Errors</text:p>
      <text:p text:style-name="P224"/>
      <text:p text:style-name="P29"><text:span text:style-name="T17">Hello2.lst:</text:span></text:p>
      <text:p text:style-name="P250">Microsoft<text:tab/>(R)<text:tab/>Macro<text:tab/>Assembler<text:tab/>Version<text:span text:style-name="T2"><text:tab/></text:span>5.10</text:p>
      <text:p text:style-name="P260">9/11/22<text:span text:style-name="T90"> </text:span>20:07:10</text:p>
      <text:p text:style-name="P231">P</text:p>
      <text:p text:style-name="P264">age<text:span text:style-name="T2"><text:tab/></text:span>1-1</text:p>
      <text:section text:style-name="Sect3" text:name="Раздел18">
        <text:p text:style-name="P265"/>
        <text:p text:style-name="P265"/>
        <text:p text:style-name="P265"/>
        <text:p text:style-name="P267"/>
        <text:p text:style-name="P255">РїСЂРѕРіСЂР°РјРјР°<text:span text:style-name="T70"> </text:span>N2</text:p>
        <text:p text:style-name="P224"/>
        <text:p text:style-name="P269">РґРёСЃС†РёРїР»РёРЅРµ<text:span text:style-name="T97"> </text:span>"Р<text:span text:style-name="T80"> </text:span>РєРѕРјРїСЊСЋС‚РµСЂР°"<text:span text:style-name="T73"> </text:span>РёСЃРїРѕР»СЊР·СѓР</text:p>
        <text:p text:style-name="P278">СЃС‚</text:p>
        <text:p text:style-name="P266"/>
        <text:p text:style-name="P265"/>
        <text:p text:style-name="P279">;<text:tab/>HELLO2<text:tab/>-<text:tab/>РЈС‡РµР±РЅР°СЏ</text:p>
        <text:p text:style-name="P226"/>
        <text:p text:style-name="P271">Р»Р°Р±.СЂР°Р±.#1<text:tab/><text:span text:style-name="T59">РїРѕ</text:span><text:span text:style-name="T86"> </text:span>ђСЂС…РёС‚РµРєС‚СѓСЂР°</text:p>
        <text:p text:style-name="P280">;<text:tab/>РџСЂРѕРіСЂР°РјРјР°</text:p>
        <text:p text:style-name="P282">µС‚<text:span text:style-name="T98"> </text:span>РїСЂРѕС†РµРґСѓСЂСѓ<text:span text:style-name="T98"> </text:span>РґР»СЏ<text:span text:style-name="T98"> </text:span>РїРµС‡Р°С‚Рё<text:span text:style-name="T80"> </text:span>СЂРѕРєРё</text:p>
        <text:p text:style-name="P284">;</text:p>
        <text:p text:style-name="P286">;<text:tab/>РўР•РљРЎРў<text:span text:style-name="T92"> </text:span>РџР<text:span text:style-name="T1"> </text:span>РћР“Р<text:span text:style-name="T72"> </text:span>РђРњРњР«</text:p>
      </text:section>
      <text:section text:style-name="Sect1" text:name="Раздел19">
        <text:p text:style-name="P287"/>
        <text:p text:style-name="P291">=<text:span text:style-name="T35"> </text:span>0024<text:tab/>EOFLine<text:tab/>EQU<text:tab/>'$'<text:tab/>;</text:p>
        <text:p text:style-name="P260">РћРїСЂРµРґРµР»РµРЅР</text:p>
      </text:section>
      <text:section text:style-name="Sect11" text:name="Раздел20">
        <text:p text:style-name="P226"/>
        <text:p text:style-name="P272"><text:span text:style-name="T59">РєРѕРЅСЃС‚Р°РЅС‚С‹</text:span><text:span text:style-name="T86"> </text:span>"РљРѕРЅРµС†<text:span text:style-name="T1"> </text:span>СЃС</text:p>
        <text:p text:style-name="P292">ёРµ<text:tab/>СЃРёРјРІРѕР»СЊРЅРѕР№</text:p>
        <text:p text:style-name="P226"/>
        <text:p text:style-name="P234">;</text:p>
        <text:p text:style-name="P224"/>
        <text:p text:style-name="P293">‚СЂРѕРєРё"</text:p>
      </text:section>
      <text:p text:style-name="P277">; РЎС‚РµРє<text:span text:style-name="T73"> </text:span>РїСЂРѕРіСЂР°РјРјС‹<text:span text:style-name="T86"> </text:span>ASSUME<text:span text:style-name="T36"> </text:span>CS:CODE,<text:span text:style-name="T36"> </text:span>SS:AStack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128">0000</text:p>
          </table:table-cell>
          <table:table-cell table:style-name="Таблица12.A1" office:value-type="string">
            <text:p text:style-name="P127"/>
          </table:table-cell>
          <table:table-cell table:style-name="Таблица12.A1" office:value-type="string">
            <text:p text:style-name="P131">AStack</text:p>
          </table:table-cell>
          <table:table-cell table:style-name="Таблица12.A1" office:value-type="string">
            <text:p text:style-name="P132">SEGMENT<text:span text:style-name="T95"> </text:span>STACK</text:p>
          </table:table-cell>
          <table:table-cell table:style-name="Таблица12.A1" office:value-type="string">
            <text:p text:style-name="P127"/>
          </table:table-cell>
        </table:table-row>
        <table:table-row table:style-name="Таблица12.1">
          <table:table-cell table:style-name="Таблица12.A1" office:value-type="string">
            <text:p text:style-name="P147">0000</text:p>
          </table:table-cell>
          <table:table-cell table:style-name="Таблица12.A1" office:value-type="string">
            <text:p text:style-name="P148">000C[</text:p>
          </table:table-cell>
          <table:table-cell table:style-name="Таблица12.A1" office:value-type="string">
            <text:p text:style-name="P127"/>
          </table:table-cell>
          <table:table-cell table:style-name="Таблица12.A1" office:value-type="string">
            <text:p text:style-name="P149">DW<text:span text:style-name="T99"> </text:span>12<text:span text:style-name="T100"> </text:span>DUP('!')</text:p>
          </table:table-cell>
          <table:table-cell table:style-name="Таблица12.A1" office:value-type="string">
            <text:p text:style-name="P159">;</text:p>
          </table:table-cell>
        </table:table-row>
      </table:table>
      <text:section text:style-name="Sect12" text:name="Раздел21">
        <text:p text:style-name="P261">РћС‚РІРѕРґРёС‚СЃС</text:p>
        <text:p text:style-name="P224"/>
        <text:p text:style-name="P236">0021</text:p>
        <text:p text:style-name="P228"/>
        <text:p text:style-name="P356">Џ<text:span text:style-name="T85"> </text:span>12<text:span text:style-name="T85"> </text:span>СЃР»РѕРІ<text:span text:style-name="T72"> </text:span>РїР°РјСЏС‚Рё</text:p>
        <text:p text:style-name="P226"/>
        <text:p text:style-name="P294">]</text:p>
      </text:section>
      <text:section text:style-name="Sect1" text:name="Раздел22">
        <text:p text:style-name="P287"/>
        <text:p text:style-name="P300">0018<text:tab/>AStack<text:tab/>ENDS</text:p>
        <text:p text:style-name="P224"/>
        <text:p text:style-name="P304">;<text:span text:style-name="T101"> </text:span>Р”Р°РЅРЅС‹Рµ<text:span text:style-name="T102"> </text:span>РїСЂРѕРіСЂР°РјРјС‹</text:p>
        <text:p text:style-name="P226"/>
        <text:p text:style-name="P303">0000<text:tab/>DATA<text:tab/>SEGMENT</text:p>
        <text:p text:style-name="P287"/>
      </text:section>
      <text:section text:style-name="Sect6" text:name="Раздел23">
        <text:p text:style-name="P265"/>
        <text:p text:style-name="P262">РґР°РЅРЅ</text:p>
        <text:p text:style-name="P275">;<text:tab/>Р”РёСЂРµРєС‚РёРІС‹<text:span text:style-name="T103"> </text:span>РѕРїРёСЃР°РЅРёСЏ<text:span text:style-name="T86"> </text:span>С‹С…</text:p>
      </text:section>
      <text:section text:style-name="Sect1" text:name="Раздел24">
        <table:table table:name="Таблица13" table:style-name="Таблица13">
          <table:table-column table:style-name="Таблица13.A"/>
          <table:table-column table:style-name="Таблица13.B"/>
          <table:table-column table:style-name="Таблица13.C"/>
          <table:table-column table:style-name="Таблица13.D"/>
          <table:table-column table:style-name="Таблица13.C"/>
          <table:table-column table:style-name="Таблица13.F"/>
          <table:table-column table:style-name="Таблица13.G"/>
          <table:table-column table:style-name="Таблица13.H"/>
          <table:table-row table:style-name="Таблица13.1">
            <table:table-cell table:style-name="Таблица13.A1" office:value-type="string">
              <text:p text:style-name="P145">0000</text:p>
              <text:p text:style-name="P130">0DH,EOFLine</text:p>
            </table:table-cell>
            <table:table-cell table:style-name="Таблица13.A1" office:value-type="string">
              <text:p text:style-name="P169">48</text:p>
            </table:table-cell>
            <table:table-cell table:style-name="Таблица13.A1" office:value-type="string">
              <text:p text:style-name="P172">65</text:p>
            </table:table-cell>
            <table:table-cell table:style-name="Таблица13.A1" office:value-type="string">
              <text:p text:style-name="P172">6C</text:p>
            </table:table-cell>
            <table:table-cell table:style-name="Таблица13.A1" office:value-type="string">
              <text:p text:style-name="P164">6C</text:p>
            </table:table-cell>
            <table:table-cell table:style-name="Таблица13.A1" office:value-type="string">
              <text:p text:style-name="P172">6F</text:p>
            </table:table-cell>
            <table:table-cell table:style-name="Таблица13.A1" office:value-type="string">
              <text:p text:style-name="P139"><text:span text:style-name="T59">20</text:span><text:span text:style-name="T105"> </text:span><text:span text:style-name="T59">HELLO</text:span></text:p>
            </table:table-cell>
            <table:table-cell table:style-name="Таблица13.A1" office:value-type="string">
              <text:p text:style-name="P146">DB<text:span text:style-name="T124"> </text:span>'Hello<text:span text:style-name="T107"> </text:span>Worlds!',<text:span text:style-name="T124"> </text:span>0AH,</text:p>
            </table:table-cell>
          </table:table-row>
          <table:table-row table:style-name="Таблица13.2"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170">57</text:p>
            </table:table-cell>
            <table:table-cell table:style-name="Таблица13.A1" office:value-type="string">
              <text:p text:style-name="P173">6F</text:p>
            </table:table-cell>
            <table:table-cell table:style-name="Таблица13.A1" office:value-type="string">
              <text:p text:style-name="P173">72</text:p>
            </table:table-cell>
            <table:table-cell table:style-name="Таблица13.A1" office:value-type="string">
              <text:p text:style-name="P165">6C</text:p>
            </table:table-cell>
            <table:table-cell table:style-name="Таблица13.A1" office:value-type="string">
              <text:p text:style-name="P173">64</text:p>
            </table:table-cell>
            <table:table-cell table:style-name="Таблица13.A1" office:value-type="string">
              <text:p text:style-name="P140">73</text:p>
            </table:table-cell>
            <table:table-cell table:style-name="Таблица13.A1" office:value-type="string">
              <text:p text:style-name="P67"/>
            </table:table-cell>
          </table:table-row>
          <table:table-row table:style-name="Таблица13.2"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171">21</text:p>
            </table:table-cell>
            <table:table-cell table:style-name="Таблица13.A1" office:value-type="string">
              <text:p text:style-name="P174">0A</text:p>
            </table:table-cell>
            <table:table-cell table:style-name="Таблица13.A1" office:value-type="string">
              <text:p text:style-name="P174">0D</text:p>
            </table:table-cell>
            <table:table-cell table:style-name="Таблица13.A1" office:value-type="string">
              <text:p text:style-name="P163">24</text:p>
            </table:table-cell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67"/>
            </table:table-cell>
          </table:table-row>
          <table:table-row table:style-name="Таблица13.4">
            <table:table-cell table:style-name="Таблица13.A1" office:value-type="string">
              <text:p text:style-name="P166">0010</text:p>
            </table:table-cell>
            <table:table-cell table:style-name="Таблица13.A1" office:value-type="string">
              <text:p text:style-name="P170">53</text:p>
            </table:table-cell>
            <table:table-cell table:style-name="Таблица13.A1" office:value-type="string">
              <text:p text:style-name="P173">74</text:p>
            </table:table-cell>
            <table:table-cell table:style-name="Таблица13.A1" office:value-type="string">
              <text:p text:style-name="P173">75</text:p>
            </table:table-cell>
            <table:table-cell table:style-name="Таблица13.A1" office:value-type="string">
              <text:p text:style-name="P165">64</text:p>
            </table:table-cell>
            <table:table-cell table:style-name="Таблица13.A1" office:value-type="string">
              <text:p text:style-name="P173">65</text:p>
            </table:table-cell>
            <table:table-cell table:style-name="Таблица13.A1" office:value-type="string">
              <text:p text:style-name="P140"><text:span text:style-name="T59">6E</text:span><text:span text:style-name="T105"> </text:span><text:span text:style-name="T59">GREETING</text:span></text:p>
            </table:table-cell>
            <table:table-cell table:style-name="Таблица13.A1" office:value-type="string">
              <text:p text:style-name="P135">DB<text:span text:style-name="T36"> </text:span>'Student<text:span text:style-name="T36"> </text:span>from<text:span text:style-name="T36"> </text:span><text:span text:style-name="T38">1381</text:span><text:span text:style-name="T36"> </text:span>-<text:span text:style-name="T36"> </text:span>$'</text:p>
            </table:table-cell>
          </table:table-row>
          <table:table-row table:style-name="Таблица13.4"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171">74</text:p>
            </table:table-cell>
            <table:table-cell table:style-name="Таблица13.A1" office:value-type="string">
              <text:p text:style-name="P174">20</text:p>
            </table:table-cell>
            <table:table-cell table:style-name="Таблица13.A1" office:value-type="string">
              <text:p text:style-name="P174">66</text:p>
            </table:table-cell>
            <table:table-cell table:style-name="Таблица13.A1" office:value-type="string">
              <text:p text:style-name="P163">72</text:p>
            </table:table-cell>
            <table:table-cell table:style-name="Таблица13.A1" office:value-type="string">
              <text:p text:style-name="P174">6F</text:p>
            </table:table-cell>
            <table:table-cell table:style-name="Таблица13.A1" office:value-type="string">
              <text:p text:style-name="P138">6D</text:p>
            </table:table-cell>
            <table:table-cell table:style-name="Таблица13.A1" office:value-type="string">
              <text:p text:style-name="P67"/>
            </table:table-cell>
          </table:table-row>
          <table:table-row table:style-name="Таблица13.2"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170">20</text:p>
            </table:table-cell>
            <table:table-cell table:style-name="Таблица13.A1" office:value-type="string">
              <text:p text:style-name="P173">34</text:p>
            </table:table-cell>
            <table:table-cell table:style-name="Таблица13.A1" office:value-type="string">
              <text:p text:style-name="P173">33</text:p>
            </table:table-cell>
            <table:table-cell table:style-name="Таблица13.A1" office:value-type="string">
              <text:p text:style-name="P165">35</text:p>
            </table:table-cell>
            <table:table-cell table:style-name="Таблица13.A1" office:value-type="string">
              <text:p text:style-name="P173">30</text:p>
            </table:table-cell>
            <table:table-cell table:style-name="Таблица13.A1" office:value-type="string">
              <text:p text:style-name="P140">20</text:p>
            </table:table-cell>
            <table:table-cell table:style-name="Таблица13.A1" office:value-type="string">
              <text:p text:style-name="P67"/>
            </table:table-cell>
          </table:table-row>
          <table:table-row table:style-name="Таблица13.2"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171">2D</text:p>
            </table:table-cell>
            <table:table-cell table:style-name="Таблица13.A1" office:value-type="string">
              <text:p text:style-name="P174">20</text:p>
            </table:table-cell>
            <table:table-cell table:style-name="Таблица13.A1" office:value-type="string">
              <text:p text:style-name="P174">24</text:p>
            </table:table-cell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67"/>
            </table:table-cell>
            <table:table-cell table:style-name="Таблица13.A1" office:value-type="string">
              <text:p text:style-name="P67"/>
            </table:table-cell>
          </table:table-row>
          <table:table-row table:style-name="Таблица13.8">
            <table:table-cell table:style-name="Таблица13.A1" office:value-type="string">
              <text:p text:style-name="P161">0025</text:p>
            </table:table-cell>
            <table:table-cell table:style-name="Таблица13.A1" office:value-type="string">
              <text:p text:style-name="P127"/>
            </table:table-cell>
            <table:table-cell table:style-name="Таблица13.A1" office:value-type="string">
              <text:p text:style-name="P127"/>
            </table:table-cell>
            <table:table-cell table:style-name="Таблица13.A1" office:value-type="string">
              <text:p text:style-name="P127"/>
            </table:table-cell>
            <table:table-cell table:style-name="Таблица13.A1" office:value-type="string">
              <text:p text:style-name="P127"/>
            </table:table-cell>
            <table:table-cell table:style-name="Таблица13.A1" office:value-type="string">
              <text:p text:style-name="P127"/>
            </table:table-cell>
            <table:table-cell table:style-name="Таблица13.A1" office:value-type="string">
              <text:p text:style-name="P158">DATA</text:p>
            </table:table-cell>
            <table:table-cell table:style-name="Таблица13.A1" office:value-type="string">
              <text:p text:style-name="P148">ENDS</text:p>
            </table:table-cell>
          </table:table-row>
        </table:table>
        <text:p text:style-name="P289"/>
        <text:p text:style-name="P308">;<text:span text:style-name="T90"> </text:span>РљРѕРґ<text:span text:style-name="T90"> </text:span>РїСЂРѕРіСЂР°РјРјС‹</text:p>
        <text:p text:style-name="P224"/>
        <text:p text:style-name="P301">0000<text:tab/>CODE<text:tab/>SEGMENT</text:p>
        <text:p text:style-name="P315">;<text:tab/>РџСЂРѕС†РµРґСѓСЂР°<text:tab/>РїРµС‡Р°С‚Рё</text:p>
        <text:p text:style-name="P254">СЃС‚СЂРѕРєРё</text:p>
        <text:p text:style-name="P336">0000<text:tab/>WriteMsg<text:span text:style-name="T73"> </text:span>PROC<text:span text:style-name="T73"> </text:span>NEAR<text:span text:style-name="T86"> </text:span>0000<text:span text:style-name="T93"> </text:span>B4<text:span text:style-name="T33"> </text:span>09<text:tab/><text:tab/>mov<text:tab/><text:span text:style-name="T59">AH,9</text:span></text:p>
        <text:p text:style-name="P357">0002<text:span text:style-name="T93"> </text:span>CD<text:span text:style-name="T33"> </text:span>21<text:tab/>int<text:tab/>21h<text:tab/>;<text:span text:style-name="T125"> </text:span>Р’С‹Р·РѕРІ</text:p>
        <text:p text:style-name="P254">С„СѓРЅРєС†РёР</text:p>
        <text:p text:style-name="P307">ё<text:span text:style-name="T91"> </text:span>DOS<text:span text:style-name="T81"> </text:span>РїРѕ<text:span text:style-name="T81"> </text:span>РїСЂРµСЂС‹РІР°РЅРёСЋ</text:p>
        <text:p text:style-name="P44"><text:soft-page-break/></text:p>
      </text:section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175">0004</text:p>
          </table:table-cell>
          <table:table-cell table:style-name="Таблица14.A1" office:value-type="string">
            <text:p text:style-name="P176">C3</text:p>
          </table:table-cell>
          <table:table-cell table:style-name="Таблица14.A1" office:value-type="string">
            <text:p text:style-name="P178">ret</text:p>
          </table:table-cell>
          <table:table-cell table:style-name="Таблица14.A1" office:value-type="string">
            <text:p text:style-name="P127"/>
          </table:table-cell>
        </table:table-row>
        <table:table-row table:style-name="Таблица14.1">
          <table:table-cell table:style-name="Таблица14.A1" office:value-type="string">
            <text:p text:style-name="P180">0005</text:p>
          </table:table-cell>
          <table:table-cell table:style-name="Таблица14.A1" office:value-type="string">
            <text:p text:style-name="P127"/>
          </table:table-cell>
          <table:table-cell table:style-name="Таблица14.A1" office:value-type="string">
            <text:p text:style-name="P184">WriteMsg</text:p>
          </table:table-cell>
          <table:table-cell table:style-name="Таблица14.A1" office:value-type="string">
            <text:p text:style-name="P181">ENDP</text:p>
          </table:table-cell>
        </table:table-row>
      </table:table>
      <text:p text:style-name="P290"/>
      <text:p text:style-name="P308">;<text:span text:style-name="T70"> </text:span>Р“РѕР»РѕРІРЅР°СЏ<text:span text:style-name="T70"> </text:span>РїСЂРѕС†РµРґСѓСЂР°</text:p>
      <text:p text:style-name="P252">Microsoft<text:tab/>(R)<text:tab/>Macro<text:tab/>Assembler<text:tab/>Version<text:span text:style-name="T2"><text:tab/></text:span>5.10</text:p>
      <text:p text:style-name="P254">9/11/22<text:span text:style-name="T90"> </text:span>20:07:10</text:p>
      <text:p text:style-name="P231">P</text:p>
      <text:p text:style-name="P264">age<text:span text:style-name="T2"><text:tab/></text:span>1-2</text:p>
      <text:p text:style-name="P44"/>
      <text:section text:style-name="Sect7" text:name="Раздел25">
        <text:p text:style-name="P265"/>
        <text:p text:style-name="P265"/>
        <text:p text:style-name="P265"/>
        <text:p text:style-name="P283"><draw:custom-shape text:anchor-type="char" draw:z-index="21" draw:style-name="gr1" draw:text-style-name="P359" svg:width="15.655cm" svg:height="1.105cm" svg:x="4.42cm" svg:y="-0.171cm"><loext:table table:name="Таблица15" table:style-name="Таблица15"><loext:table-column table:style-name="Таблица15.A"/><loext:table-column table:style-name="Таблица15.B"/><loext:table-column table:style-name="Таблица15.C"/><loext:table-column table:style-name="Таблица15.D"/><loext:table-column table:style-name="Таблица15.E"/><loext:table-column table:style-name="Таблица15.F"/><loext:table-row table:style-name="Таблица15.1"><loext:table-cell table:style-name="Таблица15.A1" office:value-type="string"><text:p text:style-name="P128">0005</text:p></loext:table-cell><loext:table-cell table:style-name="Таблица15.A1" office:value-type="string"><text:p text:style-name="P142">Main</text:p></loext:table-cell><loext:table-cell table:style-name="Таблица15.A1" office:value-type="string"><text:p text:style-name="P143">PROC</text:p></loext:table-cell><loext:table-cell table:style-name="Таблица15.A1" office:value-type="string"><text:p text:style-name="P144">FAR</text:p></loext:table-cell><loext:table-cell table:style-name="Таблица15.A1" table:number-columns-spanned="2" office:value-type="string"><text:p text:style-name="P127"/></loext:table-cell><loext:covered-table-cell/></loext:table-row><loext:table-row table:style-name="Таблица15.1"><loext:table-cell table:style-name="Таблица15.A1" office:value-type="string"><text:p text:style-name="P147">0005<text:span text:style-name="T96"> </text:span>1E</text:p></loext:table-cell><loext:table-cell table:style-name="Таблица15.A1" office:value-type="string"><text:p text:style-name="P127"/></loext:table-cell><loext:table-cell table:style-name="Таблица15.A1" office:value-type="string"><text:p text:style-name="P154">push</text:p></loext:table-cell><loext:table-cell table:style-name="Таблица15.A1" office:value-type="string"><text:p text:style-name="P155">DS</text:p></loext:table-cell><loext:table-cell table:style-name="Таблица15.A1" office:value-type="string"><text:p text:style-name="P156">;\</text:p></loext:table-cell><loext:table-cell table:style-name="Таблица15.A1" office:value-type="string"><text:p text:style-name="P157">РЎРѕС…</text:p></loext:table-cell></loext:table-row></loext:table><text:p text:style-name="Text_20_body"/><draw:enhanced-geometry draw:type="0"/></draw:custom-shape><text:span text:style-name="T59">СЂР°РЅРµРЅРё</text:span><text:span text:style-name="T86"> </text:span>СЃС‚РµРєРµ</text:p>
        <text:p text:style-name="P266"/>
        <text:p text:style-name="P265"/>
        <text:p text:style-name="P265"/>
        <text:p text:style-name="P265"/>
        <text:p text:style-name="P265"/>
        <text:p text:style-name="P319"/>
        <text:p text:style-name="P320">Рµ<text:tab/>Р°РґСЂРµСЃР°<text:tab/>РЅР°С‡Р°Р»Р°<text:tab/>PSP<text:tab/>РІ</text:p>
      </text:section>
      <text:section text:style-name="Sect1" text:name="Раздел26">
        <text:p text:style-name="P321">0006<text:span text:style-name="T93"> </text:span>2B<text:span text:style-name="T33"> </text:span>C0<text:tab/>sub<text:tab/>AX,AX<text:tab/>;<text:span text:style-name="T110"> </text:span>&gt;<text:span text:style-name="T111"> </text:span>РґР»СЏ<text:span text:style-name="T80"> </text:span>РїРѕСЃР»РµР</text:p>
      </text:section>
      <text:section text:style-name="Sect8" text:name="Раздел27">
        <text:p text:style-name="P326"/>
        <text:p text:style-name="P255"><text:span text:style-name="T59">РїРѕ</text:span></text:p>
        <text:p text:style-name="P328">ґСѓСЋС‰РµРіРѕ<text:span text:style-name="T112"> </text:span>РІРѕСЃСЃС‚Р°РЅРѕРІР»РµРЅРёСЏ</text:p>
        <text:p text:style-name="P224"/>
        <text:p text:style-name="P329">0008<text:span text:style-name="T93"> </text:span>50<text:tab/>push<text:tab/>AX<text:tab/>;/</text:p>
      </text:section>
      <text:section text:style-name="Sect9" text:name="Раздел28">
        <text:p text:style-name="P258">РєРѕРјР°РЅРґРµ<text:span text:style-name="T102"> </text:span>ret</text:p>
        <text:p text:style-name="P224"/>
        <text:p text:style-name="P255">РїСЂРѕС†РµРґСѓСЂСѓ.</text:p>
        <text:p text:style-name="P227"/>
        <text:p text:style-name="P331">,<text:tab/>Р·Р°РІРµСЂС€Р°СЋС‰РµР№</text:p>
      </text:section>
      <text:section text:style-name="Sect1" text:name="Раздел29">
        <text:p text:style-name="P322">0009<text:span text:style-name="T93"> </text:span>B8<text:span text:style-name="T35"> </text:span>----<text:span text:style-name="T33"> </text:span>R<text:tab/>mov<text:tab/>AX,DATA<text:tab/><text:span text:style-name="T59">;</text:span><text:span text:style-name="T80"> </text:span>Р—Р°РіСЂС</text:p>
        <text:p text:style-name="P309">ѓР·РєР°<text:span text:style-name="T113"> </text:span>СЃРµРіРјРµРЅС‚РЅРѕРіРѕ</text:p>
        <text:p text:style-name="P333">000C<text:span text:style-name="T93"> </text:span>8E<text:span text:style-name="T33"> </text:span>D8<text:tab/>mov<text:tab/>DS,AX<text:tab/>;</text:p>
        <text:p text:style-name="P254">СЂРµРіРёС</text:p>
        <text:p text:style-name="P307">ЃС‚СЂР°<text:span text:style-name="T70"> </text:span>РґР°РЅРЅС‹С….</text:p>
        <text:p text:style-name="P323">000E<text:span text:style-name="T93"> </text:span>BA<text:span text:style-name="T35"> </text:span>0000<text:span text:style-name="T33"> </text:span>R<text:tab/>mov<text:tab/>DX,<text:span text:style-name="T59"> </text:span>OFFSET<text:span text:style-name="T35"> </text:span>HELLO<text:tab/><text:span text:style-name="T59">;</text:span><text:span text:style-name="T80"> </text:span>Р’С‹РІРѕР</text:p>
        <text:p text:style-name="P306">ґ<text:span text:style-name="T81"> </text:span>РЅР°<text:span text:style-name="T81"> </text:span>СЌРєСЂР°РЅ<text:span text:style-name="T81"> </text:span>РїРµСЂРІРѕР№</text:p>
        <text:p text:style-name="P334">0011<text:span text:style-name="T93"> </text:span>E8<text:span text:style-name="T35"> </text:span>0000<text:span text:style-name="T33"> </text:span>R<text:tab/>call<text:span text:style-name="T93"> </text:span>WriteMsg<text:tab/><text:span text:style-name="T59">;</text:span><text:span text:style-name="T80"> </text:span>СЃС‚СЂРѕР</text:p>
        <text:p text:style-name="P304">єРё<text:span text:style-name="T114"> </text:span>РїСЂРёРІРµС‚СЃС‚РІРёСЏ.</text:p>
        <text:p text:style-name="P324">0014<text:span text:style-name="T93"> </text:span>BA<text:span text:style-name="T35"> </text:span>0010<text:span text:style-name="T33"> </text:span>R<text:tab/>mov<text:tab/>DX, OFFSET GREETING ;<text:span text:style-name="T80"> </text:span>Р’С‹РІРѕР</text:p>
        <text:p text:style-name="P309">ґ<text:span text:style-name="T81"> </text:span>РЅР°<text:span text:style-name="T81"> </text:span>СЌРєСЂР°РЅ<text:span text:style-name="T81"> </text:span>РІС‚РѕСЂРѕР№</text:p>
        <text:p text:style-name="P335">0017<text:span text:style-name="T93"> </text:span>E8<text:span text:style-name="T35"> </text:span>0000<text:span text:style-name="T33"> </text:span>R<text:tab/>call<text:span text:style-name="T93"> </text:span>WriteMsg<text:tab/><text:span text:style-name="T59">;</text:span><text:span text:style-name="T80"> </text:span>СЃС‚СЂРѕР</text:p>
        <text:p text:style-name="P304"><text:soft-page-break/>єРё<text:span text:style-name="T114"> </text:span>РїСЂРёРІРµС‚СЃС‚РІРёСЏ.</text:p>
      </text:section>
      <text:p text:style-name="P337">001A<text:span text:style-name="T93"> </text:span>CB<text:tab/>ret<text:tab/><text:span text:style-name="T59">;</text:span><text:span text:style-name="T80"> </text:span>Р’С‹С…РѕР</text:p>
      <text:section text:style-name="Sect10" text:name="Раздел30">
        <text:p text:style-name="P265"/>
        <text:p text:style-name="P358"/>
        <text:p text:style-name="P255">РЅР°С…РѕР</text:p>
        <text:p text:style-name="P295">ґ<text:span text:style-name="T85"> </text:span>РІ<text:span text:style-name="T72"> </text:span>DOS<text:span text:style-name="T72"> </text:span>РїРѕ<text:span text:style-name="T72"> </text:span>РєРѕРјР°РЅРґРµ,</text:p>
        <text:p text:style-name="P237">;</text:p>
        <text:p text:style-name="P224"/>
        <text:p text:style-name="P293">ґСЏС‰РµР№СЃСЏ<text:span text:style-name="T81"> </text:span>РІ<text:span text:style-name="T81"> </text:span>1-РѕРј<text:span text:style-name="T81"> </text:span>СЃР»РѕРІРµ<text:span text:style-name="T81"> </text:span>PSP.</text:p>
      </text:section>
      <text:section text:style-name="Sect1" text:name="Раздел31">
        <text:p text:style-name="P339">001B<text:tab/>Main<text:tab/>ENDP</text:p>
        <text:p text:style-name="P338">001B<text:tab/>CODE<text:tab/>ENDS</text:p>
        <text:p text:style-name="P341">END<text:span text:style-name="T1"> </text:span>Main</text:p>
        <text:p text:style-name="P253">Microsoft<text:tab/>(R)<text:tab/>Macro<text:tab/>Assembler<text:tab/>Version<text:span text:style-name="T2"><text:tab/></text:span>5.10</text:p>
        <text:p text:style-name="P258">9/11/22<text:span text:style-name="T90"> </text:span>20:07:10</text:p>
        <text:p text:style-name="P233">S</text:p>
        <text:p text:style-name="P258">ymbols-1</text:p>
        <text:p text:style-name="P265"/>
        <text:p text:style-name="P265"/>
        <text:p text:style-name="P216">Segments<text:span text:style-name="T81"> </text:span>and<text:span text:style-name="T85"> </text:span>Groups:</text:p>
        <text:p text:style-name="P287"/>
        <text:p text:style-name="P343">N<text:span text:style-name="T59"> </text:span>a<text:span text:style-name="T59"> </text:span>m<text:span text:style-name="T59"> </text:span>e<text:tab/>Length<text:tab/>Align<text:tab/>Combine</text:p>
        <text:p text:style-name="P258">Class</text:p>
        <text:p text:style-name="P287"/>
        <text:p text:style-name="P210">ASTACK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115"> </text:span>0018<text:span text:style-name="T70"> </text:span>PARA<text:span text:style-name="T102"> </text:span>STACK</text:p>
        <text:p text:style-name="P215">CODE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115"> </text:span>001B<text:span text:style-name="T70"> </text:span>PARA<text:span text:style-name="T116"> </text:span>NONE</text:p>
        <text:p text:style-name="P217">DATA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115"> </text:span>0025<text:span text:style-name="T70"> </text:span>PARA<text:span text:style-name="T116"> </text:span>NONE</text:p>
        <text:p text:style-name="P226"/>
        <text:p text:style-name="P211">Symbols:</text:p>
        <text:p text:style-name="P276">N<text:span text:style-name="T59"> </text:span>a<text:span text:style-name="T59"> </text:span>m<text:span text:style-name="T59"> </text:span>e<text:tab/>Type<text:span text:style-name="T117"> </text:span>Value<text:tab/><text:tab/><text:span text:style-name="T59">Attr</text:span><text:span text:style-name="T80"> </text:span>EOFLINE<text:span text:style-name="T87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33"> </text:span>.<text:span text:style-name="T33"> </text:span>.<text:span text:style-name="T59"> </text:span>.<text:span text:style-name="T33"> </text:span>.<text:span text:style-name="T33"> </text:span>.<text:span text:style-name="T118"> </text:span>NUMBER<text:span text:style-name="T2"><text:tab/></text:span>0024</text:p>
        <text:p text:style-name="P281">GREETING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119"> </text:span>L<text:span text:style-name="T33"> </text:span>BYTE<text:tab/>0010<text:span text:style-name="T97"> </text:span>DATA</text:p>
        <text:p text:style-name="P224"/>
        <text:p text:style-name="P344">HELLO<text:span text:style-name="T120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119"> </text:span>L<text:span text:style-name="T59"> </text:span>BYTE<text:tab/>0000<text:span text:style-name="T97"> </text:span>DATA</text:p>
        <text:p text:style-name="P226"/>
        <text:p text:style-name="P345">MAIN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59"> </text:span>.<text:span text:style-name="T33"> </text:span>.<text:span text:style-name="T59"> </text:span>.<text:span text:style-name="T119"> </text:span>F<text:span text:style-name="T59"> </text:span>PROC<text:tab/>0005<text:span text:style-name="T114"> </text:span>CODE<text:span text:style-name="T121"> </text:span>Length</text:p>
        <text:p text:style-name="P254">=<text:span text:style-name="T36"> </text:span>0016</text:p>
        <text:p text:style-name="P226"/>
        <text:p text:style-name="P344">WRITEMSG<text:span text:style-name="T33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119"> </text:span>N<text:span text:style-name="T33"> </text:span>PROC<text:tab/>0000<text:span text:style-name="T122"> </text:span>CODE<text:span text:style-name="T123"> </text:span>Length</text:p>
        <text:p text:style-name="P259">=<text:span text:style-name="T36"> </text:span>0005</text:p>
        <text:p text:style-name="P226"/>
        <text:p text:style-name="P211">@CPU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59"> </text:span>.<text:span text:style-name="T33"> </text:span>.<text:span text:style-name="T33"> </text:span>.<text:span text:style-name="T119"> </text:span>TEXT<text:span text:style-name="T120"> </text:span>0101h</text:p>
      </text:section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office:value-type="string">
            <text:p text:style-name="P175">@FILENAME</text:p>
          </table:table-cell>
          <table:table-cell table:style-name="Таблица16.A1" office:value-type="string">
            <text:p text:style-name="P177"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/text:p>
          </table:table-cell>
          <table:table-cell table:style-name="Таблица16.A1" office:value-type="string">
            <text:p text:style-name="P179">TEXT</text:p>
          </table:table-cell>
          <table:table-cell table:style-name="Таблица16.A1" office:value-type="string">
            <text:p text:style-name="P176">hello2</text:p>
          </table:table-cell>
        </table:table-row>
        <table:table-row table:style-name="Таблица16.1">
          <table:table-cell table:style-name="Таблица16.A1" office:value-type="string">
            <text:p text:style-name="P180">@VERSION<text:span text:style-name="T72"> </text:span>.</text:p>
          </table:table-cell>
          <table:table-cell table:style-name="Таблица16.A1" office:value-type="string">
            <text:p text:style-name="P182"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text:span text:style-name="T59"> </text:span>.</text:p>
          </table:table-cell>
          <table:table-cell table:style-name="Таблица16.A1" office:value-type="string">
            <text:p text:style-name="P185">TEXT</text:p>
          </table:table-cell>
          <table:table-cell table:style-name="Таблица16.A1" office:value-type="string">
            <text:p text:style-name="P183">510</text:p>
          </table:table-cell>
        </table:table-row>
      </table:table>
      <text:p text:style-name="P206"/>
      <text:p text:style-name="P206"/>
      <text:p text:style-name="P207"/>
      <text:p text:style-name="P349">52<text:span text:style-name="T1"> </text:span>Source<text:span text:style-name="T94"> </text:span>Lines</text:p>
      <text:p text:style-name="P244">52<text:span text:style-name="T36"> </text:span>Total<text:tab/>Lines</text:p>
      <text:p text:style-name="P350">13<text:span text:style-name="T85"> </text:span>Symbols</text:p>
      <text:p text:style-name="P226"/>
      <text:p text:style-name="P351">47986<text:span text:style-name="T1"> </text:span>+<text:span text:style-name="T1"> </text:span>459271<text:span text:style-name="T1"> </text:span>Bytes<text:span text:style-name="T1"> </text:span>symbol<text:span text:style-name="T1"> </text:span>space<text:span text:style-name="T1"> </text:span>free</text:p>
      <text:p text:style-name="P224"/>
      <text:p text:style-name="P354">0<text:span text:style-name="T85"> </text:span>Warning<text:span text:style-name="T85"> </text:span>Errors</text:p>
      <text:p text:style-name="P355">0<text:span text:style-name="T1"> </text:span>Severe<text:span text:style-name="T94"> </text:span>Err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language="ru" fo:country="RU" style:font-name-asian="Courier New1" style:font-family-asian="'Courier New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style:font-pitch="variable" fo:font-size="12pt" fo:language="ru" fo:country="RU" style:font-name-asian="Courier New1" style:font-family-asian="'Courier New'" style:font-family-generic-asian="system" style:font-pitch-asian="variable" style:font-size-asian="12pt" style:language-asian="en" style:country-asian="US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506cm" fo:margin-right="0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95cm" fo:margin-right="0cm" fo:text-indent="-0.496cm" style:auto-text-indent="false"/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416cm" fo:margin-left="0.395cm"/>
        </style:list-level-properties>
        <style:text-properties style:font-name="Times New Roman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2.12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3.868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5.60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7.34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9.08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0.82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2.56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16cm" fo:margin-left="14.30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564cm" fo:margin-left="0.39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6.20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04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32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36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8.74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0.55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2.36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64cm" fo:margin-left="14.1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8cm" fo:margin-bottom="0cm" style:contextual-spacing="false" fo:text-indent="0cm" style:auto-text-indent="fals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834cm" fo:margin-bottom="0.494cm" fo:margin-left="2.611cm" fo:margin-right="0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1.81cm" fo:margin-left="2.611cm" fo:margin-right="0.6cm" style:writing-mode="lr-tb" style:layout-grid-color="#c0c0c0" style:layout-grid-lines="25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2cm" fo:margin-left="0cm" fo:margin-right="0cm" fo:margin-top="0.24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834cm" fo:margin-bottom="1.81cm" fo:margin-left="2.611cm" fo:margin-right="0.6cm" style:writing-mode="lr-tb" style:layout-grid-color="#c0c0c0" style:layout-grid-lines="256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77cm" fo:margin-left="0cm" fo:margin-right="0cm" fo:margin-top="0.27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976cm" fo:margin-bottom="1.81cm" fo:margin-left="2.611cm" fo:margin-right="0.6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77cm" fo:margin-left="0cm" fo:margin-right="0cm" fo:margin-top="0.27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469cm" fo:margin-bottom="1.81cm" fo:margin-left="2.611cm" fo:margin-right="0.6cm" style:writing-mode="lr-tb" style:layout-grid-color="#c0c0c0" style:layout-grid-lines="250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77cm" fo:margin-left="0cm" fo:margin-right="0cm" fo:margin-top="0.277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976cm" fo:margin-bottom="1.81cm" fo:margin-left="2.611cm" fo:margin-right="0.6cm" style:writing-mode="lr-tb" style:layout-grid-color="#c0c0c0" style:layout-grid-lines="255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42cm" fo:margin-left="0cm" fo:margin-right="0cm" fo:margin-top="0.24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>
      <style:footer>
        <text:p text:style-name="MP1"><draw:frame draw:style-name="Mfr1" text:anchor-type="char" svg:x="11.187cm" svg:y="27.46cm" svg:width="0.635cm" svg:height="0.54cm" draw:z-index="0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><draw:frame draw:style-name="Mfr1" text:anchor-type="char" svg:x="11.187cm" svg:y="27.46cm" svg:width="0.635cm" svg:height="0.54cm" draw:z-index="1"><draw:text-box><text:p text:style-name="MP2"><text:page-number text:select-page="current">3</text:page-number></text:p></draw:text-box></draw:frame></text:p>
      </style:footer>
    </style:master-page>
    <style:master-page style:name="Converted3" style:page-layout-name="Mpm4" draw:style-name="Mdp1">
      <style:footer>
        <text:p text:style-name="MP1"><draw:frame draw:style-name="Mfr1" text:anchor-type="char" svg:x="11.187cm" svg:y="27.46cm" svg:width="0.635cm" svg:height="0.54cm" draw:z-index="19"><draw:text-box><text:p text:style-name="MP2"><text:page-number text:select-page="current">4</text:page-number></text:p></draw:text-box></draw:frame></text:p>
      </style:footer>
    </style:master-page>
    <style:master-page style:name="Converted4" style:page-layout-name="Mpm4" draw:style-name="Mdp1">
      <style:footer>
        <text:p text:style-name="MP1"><draw:frame draw:style-name="Mfr1" text:anchor-type="char" svg:x="11.187cm" svg:y="27.46cm" svg:width="0.635cm" svg:height="0.54cm" draw:z-index="12"><draw:text-box><text:p text:style-name="MP2"><text:page-number text:select-page="current">7</text:page-number></text:p></draw:text-box></draw:frame></text:p>
      </style:footer>
    </style:master-page>
    <style:master-page style:name="Converted5" style:page-layout-name="Mpm3" draw:style-name="Mdp1">
      <style:footer>
        <text:p text:style-name="MP1"><draw:frame draw:style-name="Mfr1" text:anchor-type="char" svg:x="11.187cm" svg:y="27.46cm" svg:width="0.635cm" svg:height="0.54cm" draw:z-index="6"><draw:text-box><text:p text:style-name="MP2"><text:page-number text:select-page="current">9</text:page-number></text:p></draw:text-box></draw:frame></text:p>
      </style:footer>
    </style:master-page>
    <style:master-page style:name="Converted6" style:page-layout-name="Mpm3" draw:style-name="Mdp1">
      <style:footer>
        <text:p text:style-name="MP1"><draw:frame draw:style-name="Mfr1" text:anchor-type="char" svg:x="11.187cm" svg:y="27.46cm" svg:width="0.635cm" svg:height="0.54cm" draw:z-index="7"><draw:text-box><text:p text:style-name="MP2"><text:page-number text:select-page="current">10</text:page-number></text:p></draw:text-box></draw:frame></text:p>
      </style:footer>
    </style:master-page>
    <style:master-page style:name="Converted7" style:page-layout-name="Mpm2" draw:style-name="Mdp1">
      <style:footer>
        <text:p text:style-name="MP1"><draw:frame draw:style-name="Mfr1" text:anchor-type="char" svg:x="11.187cm" svg:y="27.46cm" svg:width="0.635cm" svg:height="0.54cm" draw:z-index="9"><draw:text-box><text:p text:style-name="MP2"><text:page-number text:select-page="current">12</text:page-number></text:p></draw:text-box></draw:frame></text:p>
      </style:footer>
    </style:master-page>
    <style:master-page style:name="Converted8" style:page-layout-name="Mpm3" draw:style-name="Mdp1">
      <style:footer>
        <text:p text:style-name="MP1"><draw:frame draw:style-name="Mfr1" text:anchor-type="char" svg:x="11.187cm" svg:y="27.46cm" svg:width="0.635cm" svg:height="0.54cm" draw:z-index="10"><draw:text-box><text:p text:style-name="MP2"><text:page-number text:select-page="current">13</text:page-number></text:p></draw:text-box></draw:frame></text:p>
      </style:footer>
    </style:master-page>
    <style:master-page style:name="Converted9" style:page-layout-name="Mpm3" draw:style-name="Mdp1">
      <style:footer>
        <text:p text:style-name="MP1"><draw:frame draw:style-name="Mfr1" text:anchor-type="char" svg:x="11.187cm" svg:y="27.46cm" svg:width="0.635cm" svg:height="0.54cm" draw:z-index="2"><draw:text-box><text:p text:style-name="MP2"><text:page-number text:select-page="current">14</text:page-number></text:p></draw:text-box></draw:frame></text:p>
      </style:footer>
    </style:master-page>
    <style:master-page style:name="Converted10" style:page-layout-name="Mpm3" draw:style-name="Mdp1">
      <style:footer>
        <text:p text:style-name="MP1"><draw:frame draw:style-name="Mfr1" text:anchor-type="char" svg:x="11.187cm" svg:y="27.46cm" svg:width="0.635cm" svg:height="0.54cm" draw:z-index="13"><draw:text-box><text:p text:style-name="MP2"><text:page-number text:select-page="current">15</text:page-number></text:p></draw:text-box></draw:frame></text:p>
      </style:footer>
    </style:master-page>
    <style:master-page style:name="Converted11" style:page-layout-name="Mpm5" draw:style-name="Mdp1">
      <style:footer>
        <text:p text:style-name="MP1"><draw:frame draw:style-name="Mfr1" text:anchor-type="char" svg:x="11.187cm" svg:y="27.46cm" svg:width="0.635cm" svg:height="0.54cm" draw:z-index="14"><draw:text-box><text:p text:style-name="MP2"><text:page-number text:select-page="current">16</text:page-number></text:p></draw:text-box></draw:frame></text:p>
      </style:footer>
    </style:master-page>
    <style:master-page style:name="Converted12" style:page-layout-name="Mpm2" draw:style-name="Mdp1">
      <style:footer>
        <text:p text:style-name="MP1"><draw:frame draw:style-name="Mfr1" text:anchor-type="char" svg:x="11.187cm" svg:y="27.46cm" svg:width="0.635cm" svg:height="0.54cm" draw:z-index="17"><draw:text-box><text:p text:style-name="MP2"><text:page-number text:select-page="current">19</text:page-number></text:p></draw:text-box></draw:frame></text:p>
      </style:footer>
    </style:master-page>
    <style:master-page style:name="Converted13" style:page-layout-name="Mpm6" draw:style-name="Mdp1">
      <style:footer>
        <text:p text:style-name="MP1"><draw:frame draw:style-name="Mfr1" text:anchor-type="char" svg:x="11.187cm" svg:y="27.46cm" svg:width="0.635cm" svg:height="0.54cm" draw:z-index="0"><draw:text-box><text:p text:style-name="MP2"><text:page-number text:select-page="current">19</text:page-number></text:p></draw:text-box></draw:frame></text:p>
      </style:footer>
    </style:master-page>
    <style:master-page style:name="Converted14" style:page-layout-name="Mpm2" draw:style-name="Mdp1">
      <style:footer>
        <text:p text:style-name="MP1"><draw:frame draw:style-name="Mfr1" text:anchor-type="char" svg:x="11.187cm" svg:y="27.46cm" svg:width="0.635cm" svg:height="0.54cm" draw:z-index="4"><draw:text-box><text:p text:style-name="MP2"><text:page-number text:select-page="current">20</text:page-number></text:p></draw:text-box></draw:frame></text:p>
      </style:footer>
    </style:master-page>
    <style:master-page style:name="Converted15" style:page-layout-name="Mpm4" draw:style-name="Mdp1">
      <style:footer>
        <text:p text:style-name="MP1"><draw:frame draw:style-name="Mfr1" text:anchor-type="char" svg:x="11.187cm" svg:y="27.46cm" svg:width="0.635cm" svg:height="0.54cm" draw:z-index="3"><draw:text-box><text:p text:style-name="MP2"><text:page-number text:select-page="current">21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P</meta:initial-creator>
    <dc:title>ПРОЕКТ ЛЭТИ</dc:title>
    <meta:creation-date>2022-09-17T19:37:25</meta:creation-date>
    <dc:date>2022-09-17T23:23:09.326000000</dc:date>
    <meta:editing-duration>PT46S</meta:editing-duration>
    <meta:generator>LibreOffice/7.2.1.2$Windows_X86_64 LibreOffice_project/87b77fad49947c1441b67c559c339af8f3517e22</meta:generator>
    <meta:editing-cycles>1</meta:editing-cycles>
    <meta:document-statistic meta:table-count="16" meta:image-count="0" meta:object-count="0" meta:page-count="21" meta:paragraph-count="729" meta:word-count="2067" meta:character-count="11562" meta:non-whitespace-character-count="10233"/>
    <meta:user-defined meta:name="AppVersion">12.0000</meta:user-defined>
    <meta:user-defined meta:name="Created" meta:value-type="date">2022-09-14T00:00:00</meta:user-defined>
    <meta:user-defined meta:name="Creator">Writer</meta:user-defined>
    <meta:user-defined meta:name="LastSaved" meta:value-type="date">2022-09-14T00:00:00</meta:user-defined>
    <meta:template xlink:type="simple" xlink:actuate="onRequest" xlink:title="Normal" xlink:href=""/>
  </office:meta>
</office:document-meta>
</file>